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64.91pt" svg:height="436.9pt" svg:x="83.48pt" svg:y="14.12pt">
            <loext:p draw:notify-on-update-of-ranges="Sheet1.A1:Sheet1.A100 Sheet1.B1:Sheet1.B100 Sheet1.C1:Sheet1.C100 Sheet1.D1:Sheet1.D100 Sheet1.E1:Sheet1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raycopy_0_0</text:p>
          </table:table-cell>
          <table:table-cell office:value-type="float" office:value="17.6672230842" calcext:value-type="float">
            <text:p>17.6672230842</text:p>
          </table:table-cell>
          <table:table-cell office:value-type="float" office:value="17.5797805004" calcext:value-type="float">
            <text:p>17.5797805004</text:p>
          </table:table-cell>
          <table:table-cell office:value-type="float" office:value="17.7984900112" calcext:value-type="float">
            <text:p>17.7984900112</text:p>
          </table:table-cell>
          <table:table-cell office:value-type="float" office:value="17.7378936121" calcext:value-type="float">
            <text:p>17.7378936121</text:p>
          </table:table-cell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21.1326011469" calcext:value-type="float">
            <text:p>21.1326011469</text:p>
          </table:table-cell>
          <table:table-cell office:value-type="float" office:value="20.808001208" calcext:value-type="float">
            <text:p>20.808001208</text:p>
          </table:table-cell>
          <table:table-cell office:value-type="float" office:value="21.6742793511" calcext:value-type="float">
            <text:p>21.6742793511</text:p>
          </table:table-cell>
          <table:table-cell office:value-type="float" office:value="21.4238807913" calcext:value-type="float">
            <text:p>21.4238807913</text:p>
          </table:table-cell>
        </table:table-row>
        <table:table-row table:style-name="ro1">
          <table:table-cell office:value-type="string" calcext:value-type="string">
            <text:p>arraycopy_0_13</text:p>
          </table:table-cell>
          <table:table-cell office:value-type="float" office:value="34.2718171646" calcext:value-type="float">
            <text:p>34.2718171646</text:p>
          </table:table-cell>
          <table:table-cell office:value-type="float" office:value="32.7497458949" calcext:value-type="float">
            <text:p>32.7497458949</text:p>
          </table:table-cell>
          <table:table-cell office:value-type="float" office:value="37.9688510117" calcext:value-type="float">
            <text:p>37.9688510117</text:p>
          </table:table-cell>
          <table:table-cell office:value-type="float" office:value="36.0231553661" calcext:value-type="float">
            <text:p>36.0231553661</text:p>
          </table:table-cell>
        </table:table-row>
        <table:table-row table:style-name="ro1">
          <table:table-cell office:value-type="string" calcext:value-type="string">
            <text:p>arraycopy_0_19</text:p>
          </table:table-cell>
          <table:table-cell office:value-type="float" office:value="35.0689617684" calcext:value-type="float">
            <text:p>35.0689617684</text:p>
          </table:table-cell>
          <table:table-cell office:value-type="float" office:value="33.1570742922" calcext:value-type="float">
            <text:p>33.1570742922</text:p>
          </table:table-cell>
          <table:table-cell office:value-type="float" office:value="37.6263290989" calcext:value-type="float">
            <text:p>37.6263290989</text:p>
          </table:table-cell>
          <table:table-cell office:value-type="float" office:value="36.4219838135" calcext:value-type="float">
            <text:p>36.4219838135</text:p>
          </table:table-cell>
        </table:table-row>
        <table:table-row table:style-name="ro1">
          <table:table-cell office:value-type="string" calcext:value-type="string">
            <text:p>arraycopy_0_23</text:p>
          </table:table-cell>
          <table:table-cell office:value-type="float" office:value="35.0882772019" calcext:value-type="float">
            <text:p>35.0882772019</text:p>
          </table:table-cell>
          <table:table-cell office:value-type="float" office:value="34.4761571676" calcext:value-type="float">
            <text:p>34.4761571676</text:p>
          </table:table-cell>
          <table:table-cell office:value-type="float" office:value="35.9532380067" calcext:value-type="float">
            <text:p>35.9532380067</text:p>
          </table:table-cell>
          <table:table-cell office:value-type="float" office:value="35.5488657155" calcext:value-type="float">
            <text:p>35.5488657155</text:p>
          </table:table-cell>
        </table:table-row>
        <table:table-row table:style-name="ro1">
          <table:table-cell office:value-type="string" calcext:value-type="string">
            <text:p>arraycopy_0_29</text:p>
          </table:table-cell>
          <table:table-cell office:value-type="float" office:value="35.0888956471" calcext:value-type="float">
            <text:p>35.0888956471</text:p>
          </table:table-cell>
          <table:table-cell office:value-type="float" office:value="34.968959215" calcext:value-type="float">
            <text:p>34.968959215</text:p>
          </table:table-cell>
          <table:table-cell office:value-type="float" office:value="35.2968917502" calcext:value-type="float">
            <text:p>35.2968917502</text:p>
          </table:table-cell>
          <table:table-cell office:value-type="float" office:value="35.2037873314" calcext:value-type="float">
            <text:p>35.2037873314</text:p>
          </table:table-cell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21.1705736388" calcext:value-type="float">
            <text:p>21.1705736388</text:p>
          </table:table-cell>
          <table:table-cell office:value-type="float" office:value="21.1145091266" calcext:value-type="float">
            <text:p>21.1145091266</text:p>
          </table:table-cell>
          <table:table-cell office:value-type="float" office:value="21.2681137284" calcext:value-type="float">
            <text:p>21.2681137284</text:p>
          </table:table-cell>
          <table:table-cell office:value-type="float" office:value="21.2211220149" calcext:value-type="float">
            <text:p>21.2211220149</text:p>
          </table:table-cell>
        </table:table-row>
        <table:table-row table:style-name="ro1">
          <table:table-cell office:value-type="string" calcext:value-type="string">
            <text:p>arraycopy_0_31</text:p>
          </table:table-cell>
          <table:table-cell office:value-type="float" office:value="34.9911106912" calcext:value-type="float">
            <text:p>34.9911106912</text:p>
          </table:table-cell>
          <table:table-cell office:value-type="float" office:value="34.8496506177" calcext:value-type="float">
            <text:p>34.8496506177</text:p>
          </table:table-cell>
          <table:table-cell office:value-type="float" office:value="35.3549481559" calcext:value-type="float">
            <text:p>35.3549481559</text:p>
          </table:table-cell>
          <table:table-cell office:value-type="float" office:value="35.1568698853" calcext:value-type="float">
            <text:p>35.1568698853</text:p>
          </table:table-cell>
        </table:table-row>
        <table:table-row table:style-name="ro1">
          <table:table-cell office:value-type="string" calcext:value-type="string">
            <text:p>arraycopy_0_5</text:p>
          </table:table-cell>
          <table:table-cell office:value-type="float" office:value="21.1744736624" calcext:value-type="float">
            <text:p>21.1744736624</text:p>
          </table:table-cell>
          <table:table-cell office:value-type="float" office:value="21.0908909602" calcext:value-type="float">
            <text:p>21.0908909602</text:p>
          </table:table-cell>
          <table:table-cell office:value-type="float" office:value="21.3292080694" calcext:value-type="float">
            <text:p>21.3292080694</text:p>
          </table:table-cell>
          <table:table-cell office:value-type="float" office:value="21.2583958233" calcext:value-type="float">
            <text:p>21.2583958233</text:p>
          </table:table-cell>
        </table:table-row>
        <table:table-row table:style-name="ro1">
          <table:table-cell office:value-type="string" calcext:value-type="string">
            <text:p>arraycopy_0_7</text:p>
          </table:table-cell>
          <table:table-cell office:value-type="float" office:value="21.1681026023" calcext:value-type="float">
            <text:p>21.1681026023</text:p>
          </table:table-cell>
          <table:table-cell office:value-type="float" office:value="20.6759830193" calcext:value-type="float">
            <text:p>20.6759830193</text:p>
          </table:table-cell>
          <table:table-cell office:value-type="float" office:value="21.8272361582" calcext:value-type="float">
            <text:p>21.8272361582</text:p>
          </table:table-cell>
          <table:table-cell office:value-type="float" office:value="21.5150827937" calcext:value-type="float">
            <text:p>21.5150827937</text:p>
          </table:table-cell>
        </table:table-row>
        <table:table-row table:style-name="ro1">
          <table:table-cell office:value-type="string" calcext:value-type="string">
            <text:p>arraycopy_13_0</text:p>
          </table:table-cell>
          <table:table-cell office:value-type="float" office:value="35.5199281726" calcext:value-type="float">
            <text:p>35.5199281726</text:p>
          </table:table-cell>
          <table:table-cell office:value-type="float" office:value="34.9627203461" calcext:value-type="float">
            <text:p>34.9627203461</text:p>
          </table:table-cell>
          <table:table-cell office:value-type="float" office:value="36.2704263549" calcext:value-type="float">
            <text:p>36.2704263549</text:p>
          </table:table-cell>
          <table:table-cell office:value-type="float" office:value="35.9176348945" calcext:value-type="float">
            <text:p>35.9176348945</text:p>
          </table:table-cell>
        </table:table-row>
        <table:table-row table:style-name="ro1">
          <table:table-cell office:value-type="string" calcext:value-type="string">
            <text:p>arraycopy_13_1</text:p>
          </table:table-cell>
          <table:table-cell office:value-type="float" office:value="35.4014235566" calcext:value-type="float">
            <text:p>35.4014235566</text:p>
          </table:table-cell>
          <table:table-cell office:value-type="float" office:value="35.3367481182" calcext:value-type="float">
            <text:p>35.3367481182</text:p>
          </table:table-cell>
          <table:table-cell office:value-type="float" office:value="35.534268834" calcext:value-type="float">
            <text:p>35.534268834</text:p>
          </table:table-cell>
          <table:table-cell office:value-type="float" office:value="35.4695421421" calcext:value-type="float">
            <text:p>35.4695421421</text:p>
          </table:table-cell>
        </table:table-row>
        <table:table-row table:style-name="ro1">
          <table:table-cell office:value-type="string" calcext:value-type="string">
            <text:p>arraycopy_13_13</text:p>
          </table:table-cell>
          <table:table-cell office:value-type="float" office:value="25.4197921789" calcext:value-type="float">
            <text:p>25.4197921789</text:p>
          </table:table-cell>
          <table:table-cell office:value-type="float" office:value="25.3370862806" calcext:value-type="float">
            <text:p>25.3370862806</text:p>
          </table:table-cell>
          <table:table-cell office:value-type="float" office:value="25.6283823587" calcext:value-type="float">
            <text:p>25.6283823587</text:p>
          </table:table-cell>
          <table:table-cell office:value-type="float" office:value="25.5101544726" calcext:value-type="float">
            <text:p>25.5101544726</text:p>
          </table:table-cell>
        </table:table-row>
        <table:table-row table:style-name="ro1">
          <table:table-cell office:value-type="string" calcext:value-type="string">
            <text:p>arraycopy_13_19</text:p>
          </table:table-cell>
          <table:table-cell office:value-type="float" office:value="34.7742197225" calcext:value-type="float">
            <text:p>34.7742197225</text:p>
          </table:table-cell>
          <table:table-cell office:value-type="float" office:value="34.6340249854" calcext:value-type="float">
            <text:p>34.6340249854</text:p>
          </table:table-cell>
          <table:table-cell office:value-type="float" office:value="35.0699666802" calcext:value-type="float">
            <text:p>35.0699666802</text:p>
          </table:table-cell>
          <table:table-cell office:value-type="float" office:value="34.9105170782" calcext:value-type="float">
            <text:p>34.9105170782</text:p>
          </table:table-cell>
        </table:table-row>
        <table:table-row table:style-name="ro1">
          <table:table-cell office:value-type="string" calcext:value-type="string">
            <text:p>arraycopy_13_23</text:p>
          </table:table-cell>
          <table:table-cell office:value-type="float" office:value="34.7561601701" calcext:value-type="float">
            <text:p>34.7561601701</text:p>
          </table:table-cell>
          <table:table-cell office:value-type="float" office:value="34.7011077398" calcext:value-type="float">
            <text:p>34.7011077398</text:p>
          </table:table-cell>
          <table:table-cell office:value-type="float" office:value="34.8658069526" calcext:value-type="float">
            <text:p>34.8658069526</text:p>
          </table:table-cell>
          <table:table-cell office:value-type="float" office:value="34.8057278054" calcext:value-type="float">
            <text:p>34.8057278054</text:p>
          </table:table-cell>
        </table:table-row>
        <table:table-row table:style-name="ro1">
          <table:table-cell office:value-type="string" calcext:value-type="string">
            <text:p>arraycopy_13_29</text:p>
          </table:table-cell>
          <table:table-cell office:value-type="float" office:value="34.3032587233" calcext:value-type="float">
            <text:p>34.3032587233</text:p>
          </table:table-cell>
          <table:table-cell office:value-type="float" office:value="34.1905698851" calcext:value-type="float">
            <text:p>34.1905698851</text:p>
          </table:table-cell>
          <table:table-cell office:value-type="float" office:value="34.5641938087" calcext:value-type="float">
            <text:p>34.5641938087</text:p>
          </table:table-cell>
          <table:table-cell office:value-type="float" office:value="34.4323192497" calcext:value-type="float">
            <text:p>34.4323192497</text:p>
          </table:table-cell>
        </table:table-row>
        <table:table-row table:style-name="ro1">
          <table:table-cell office:value-type="string" calcext:value-type="string">
            <text:p>arraycopy_13_3</text:p>
          </table:table-cell>
          <table:table-cell office:value-type="float" office:value="35.4140233781" calcext:value-type="float">
            <text:p>35.4140233781</text:p>
          </table:table-cell>
          <table:table-cell office:value-type="float" office:value="35.2910253075" calcext:value-type="float">
            <text:p>35.2910253075</text:p>
          </table:table-cell>
          <table:table-cell office:value-type="float" office:value="35.6110386387" calcext:value-type="float">
            <text:p>35.6110386387</text:p>
          </table:table-cell>
          <table:table-cell office:value-type="float" office:value="35.5164917858" calcext:value-type="float">
            <text:p>35.5164917858</text:p>
          </table:table-cell>
        </table:table-row>
        <table:table-row table:style-name="ro1">
          <table:table-cell office:value-type="string" calcext:value-type="string">
            <text:p>arraycopy_13_31</text:p>
          </table:table-cell>
          <table:table-cell office:value-type="float" office:value="34.2545187666" calcext:value-type="float">
            <text:p>34.2545187666</text:p>
          </table:table-cell>
          <table:table-cell office:value-type="float" office:value="34.0953615991" calcext:value-type="float">
            <text:p>34.0953615991</text:p>
          </table:table-cell>
          <table:table-cell office:value-type="float" office:value="34.6793547808" calcext:value-type="float">
            <text:p>34.6793547808</text:p>
          </table:table-cell>
          <table:table-cell office:value-type="float" office:value="34.4357259674" calcext:value-type="float">
            <text:p>34.4357259674</text:p>
          </table:table-cell>
        </table:table-row>
        <table:table-row table:style-name="ro1">
          <table:table-cell office:value-type="string" calcext:value-type="string">
            <text:p>arraycopy_13_5</text:p>
          </table:table-cell>
          <table:table-cell office:value-type="float" office:value="35.4250892168" calcext:value-type="float">
            <text:p>35.4250892168</text:p>
          </table:table-cell>
          <table:table-cell office:value-type="float" office:value="35.292628989" calcext:value-type="float">
            <text:p>35.292628989</text:p>
          </table:table-cell>
          <table:table-cell office:value-type="float" office:value="35.6395846256" calcext:value-type="float">
            <text:p>35.6395846256</text:p>
          </table:table-cell>
          <table:table-cell office:value-type="float" office:value="35.5230408638" calcext:value-type="float">
            <text:p>35.5230408638</text:p>
          </table:table-cell>
        </table:table-row>
        <table:table-row table:style-name="ro1">
          <table:table-cell office:value-type="string" calcext:value-type="string">
            <text:p>arraycopy_13_7</text:p>
          </table:table-cell>
          <table:table-cell office:value-type="float" office:value="35.3250839837" calcext:value-type="float">
            <text:p>35.3250839837</text:p>
          </table:table-cell>
          <table:table-cell office:value-type="float" office:value="35.1239315879" calcext:value-type="float">
            <text:p>35.1239315879</text:p>
          </table:table-cell>
          <table:table-cell office:value-type="float" office:value="35.7052768141" calcext:value-type="float">
            <text:p>35.7052768141</text:p>
          </table:table-cell>
          <table:table-cell office:value-type="float" office:value="35.5274260011" calcext:value-type="float">
            <text:p>35.5274260011</text:p>
          </table:table-cell>
        </table:table-row>
        <table:table-row table:style-name="ro1">
          <table:table-cell office:value-type="string" calcext:value-type="string">
            <text:p>arraycopy_19_0</text:p>
          </table:table-cell>
          <table:table-cell office:value-type="float" office:value="35.493369072" calcext:value-type="float">
            <text:p>35.493369072</text:p>
          </table:table-cell>
          <table:table-cell office:value-type="float" office:value="35.3939225155" calcext:value-type="float">
            <text:p>35.3939225155</text:p>
          </table:table-cell>
          <table:table-cell office:value-type="float" office:value="35.662237763" calcext:value-type="float">
            <text:p>35.662237763</text:p>
          </table:table-cell>
          <table:table-cell office:value-type="float" office:value="35.5678269988" calcext:value-type="float">
            <text:p>35.5678269988</text:p>
          </table:table-cell>
        </table:table-row>
        <table:table-row table:style-name="ro1">
          <table:table-cell office:value-type="string" calcext:value-type="string">
            <text:p>arraycopy_19_1</text:p>
          </table:table-cell>
          <table:table-cell office:value-type="float" office:value="34.7513605524" calcext:value-type="float">
            <text:p>34.7513605524</text:p>
          </table:table-cell>
          <table:table-cell office:value-type="float" office:value="34.532412656" calcext:value-type="float">
            <text:p>34.532412656</text:p>
          </table:table-cell>
          <table:table-cell office:value-type="float" office:value="35.0653242004" calcext:value-type="float">
            <text:p>35.0653242004</text:p>
          </table:table-cell>
          <table:table-cell office:value-type="float" office:value="34.9209059473" calcext:value-type="float">
            <text:p>34.9209059473</text:p>
          </table:table-cell>
        </table:table-row>
        <table:table-row table:style-name="ro1">
          <table:table-cell office:value-type="string" calcext:value-type="string">
            <text:p>arraycopy_19_13</text:p>
          </table:table-cell>
          <table:table-cell office:value-type="float" office:value="35.0308286049" calcext:value-type="float">
            <text:p>35.0308286049</text:p>
          </table:table-cell>
          <table:table-cell office:value-type="float" office:value="34.9630430261" calcext:value-type="float">
            <text:p>34.9630430261</text:p>
          </table:table-cell>
          <table:table-cell office:value-type="float" office:value="35.1580076143" calcext:value-type="float">
            <text:p>35.1580076143</text:p>
          </table:table-cell>
          <table:table-cell office:value-type="float" office:value="35.0954222027" calcext:value-type="float">
            <text:p>35.0954222027</text:p>
          </table:table-cell>
        </table:table-row>
        <table:table-row table:style-name="ro1">
          <table:table-cell office:value-type="string" calcext:value-type="string">
            <text:p>arraycopy_19_19</text:p>
          </table:table-cell>
          <table:table-cell office:value-type="float" office:value="34.9493299845" calcext:value-type="float">
            <text:p>34.9493299845</text:p>
          </table:table-cell>
          <table:table-cell office:value-type="float" office:value="34.7851109971" calcext:value-type="float">
            <text:p>34.7851109971</text:p>
          </table:table-cell>
          <table:table-cell office:value-type="float" office:value="35.2876160695" calcext:value-type="float">
            <text:p>35.2876160695</text:p>
          </table:table-cell>
          <table:table-cell office:value-type="float" office:value="35.1098423714" calcext:value-type="float">
            <text:p>35.1098423714</text:p>
          </table:table-cell>
        </table:table-row>
        <table:table-row table:style-name="ro1">
          <table:table-cell office:value-type="string" calcext:value-type="string">
            <text:p>arraycopy_19_23</text:p>
          </table:table-cell>
          <table:table-cell office:value-type="float" office:value="34.7766250933" calcext:value-type="float">
            <text:p>34.7766250933</text:p>
          </table:table-cell>
          <table:table-cell office:value-type="float" office:value="34.7396287982" calcext:value-type="float">
            <text:p>34.7396287982</text:p>
          </table:table-cell>
          <table:table-cell office:value-type="float" office:value="34.8572109605" calcext:value-type="float">
            <text:p>34.8572109605</text:p>
          </table:table-cell>
          <table:table-cell office:value-type="float" office:value="34.8189211243" calcext:value-type="float">
            <text:p>34.8189211243</text:p>
          </table:table-cell>
        </table:table-row>
        <table:table-row table:style-name="ro1">
          <table:table-cell office:value-type="string" calcext:value-type="string">
            <text:p>arraycopy_19_29</text:p>
          </table:table-cell>
          <table:table-cell office:value-type="float" office:value="34.3804522668" calcext:value-type="float">
            <text:p>34.3804522668</text:p>
          </table:table-cell>
          <table:table-cell office:value-type="float" office:value="34.2769293193" calcext:value-type="float">
            <text:p>34.2769293193</text:p>
          </table:table-cell>
          <table:table-cell office:value-type="float" office:value="34.6087622587" calcext:value-type="float">
            <text:p>34.6087622587</text:p>
          </table:table-cell>
          <table:table-cell office:value-type="float" office:value="34.4956650764" calcext:value-type="float">
            <text:p>34.4956650764</text:p>
          </table:table-cell>
        </table:table-row>
        <table:table-row table:style-name="ro1">
          <table:table-cell office:value-type="string" calcext:value-type="string">
            <text:p>arraycopy_19_3</text:p>
          </table:table-cell>
          <table:table-cell office:value-type="float" office:value="34.7360342534" calcext:value-type="float">
            <text:p>34.7360342534</text:p>
          </table:table-cell>
          <table:table-cell office:value-type="float" office:value="34.6092059125" calcext:value-type="float">
            <text:p>34.6092059125</text:p>
          </table:table-cell>
          <table:table-cell office:value-type="float" office:value="34.9614204721" calcext:value-type="float">
            <text:p>34.9614204721</text:p>
          </table:table-cell>
          <table:table-cell office:value-type="float" office:value="34.8535573106" calcext:value-type="float">
            <text:p>34.8535573106</text:p>
          </table:table-cell>
        </table:table-row>
        <table:table-row table:style-name="ro1">
          <table:table-cell office:value-type="string" calcext:value-type="string">
            <text:p>arraycopy_19_31</text:p>
          </table:table-cell>
          <table:table-cell office:value-type="float" office:value="34.7539129636" calcext:value-type="float">
            <text:p>34.7539129636</text:p>
          </table:table-cell>
          <table:table-cell office:value-type="float" office:value="34.0239124935" calcext:value-type="float">
            <text:p>34.0239124935</text:p>
          </table:table-cell>
          <table:table-cell office:value-type="float" office:value="35.7715914012" calcext:value-type="float">
            <text:p>35.7715914012</text:p>
          </table:table-cell>
          <table:table-cell office:value-type="float" office:value="35.2967610426" calcext:value-type="float">
            <text:p>35.2967610426</text:p>
          </table:table-cell>
        </table:table-row>
        <table:table-row table:style-name="ro1">
          <table:table-cell office:value-type="string" calcext:value-type="string">
            <text:p>arraycopy_19_5</text:p>
          </table:table-cell>
          <table:table-cell office:value-type="float" office:value="35.4977850729" calcext:value-type="float">
            <text:p>35.4977850729</text:p>
          </table:table-cell>
          <table:table-cell office:value-type="float" office:value="35.4343277515" calcext:value-type="float">
            <text:p>35.4343277515</text:p>
          </table:table-cell>
          <table:table-cell office:value-type="float" office:value="35.6204205477" calcext:value-type="float">
            <text:p>35.6204205477</text:p>
          </table:table-cell>
          <table:table-cell office:value-type="float" office:value="35.5638601774" calcext:value-type="float">
            <text:p>35.5638601774</text:p>
          </table:table-cell>
        </table:table-row>
        <table:table-row table:style-name="ro1">
          <table:table-cell office:value-type="string" calcext:value-type="string">
            <text:p>arraycopy_19_7</text:p>
          </table:table-cell>
          <table:table-cell office:value-type="float" office:value="35.2986199895" calcext:value-type="float">
            <text:p>35.2986199895</text:p>
          </table:table-cell>
          <table:table-cell office:value-type="float" office:value="34.7278848628" calcext:value-type="float">
            <text:p>34.7278848628</text:p>
          </table:table-cell>
          <table:table-cell office:value-type="float" office:value="36.2967065356" calcext:value-type="float">
            <text:p>36.2967065356</text:p>
          </table:table-cell>
          <table:table-cell office:value-type="float" office:value="35.8507640552" calcext:value-type="float">
            <text:p>35.8507640552</text:p>
          </table:table-cell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17.8179637259" calcext:value-type="float">
            <text:p>17.8179637259</text:p>
          </table:table-cell>
          <table:table-cell office:value-type="float" office:value="17.6416138576" calcext:value-type="float">
            <text:p>17.6416138576</text:p>
          </table:table-cell>
          <table:table-cell office:value-type="float" office:value="18.0795860651" calcext:value-type="float">
            <text:p>18.0795860651</text:p>
          </table:table-cell>
          <table:table-cell office:value-type="float" office:value="17.9598318607" calcext:value-type="float">
            <text:p>17.9598318607</text:p>
          </table:table-cell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21.1688434926" calcext:value-type="float">
            <text:p>21.1688434926</text:p>
          </table:table-cell>
          <table:table-cell office:value-type="float" office:value="21.0500650452" calcext:value-type="float">
            <text:p>21.0500650452</text:p>
          </table:table-cell>
          <table:table-cell office:value-type="float" office:value="21.3733261966" calcext:value-type="float">
            <text:p>21.3733261966</text:p>
          </table:table-cell>
          <table:table-cell office:value-type="float" office:value="21.2734709461" calcext:value-type="float">
            <text:p>21.2734709461</text:p>
          </table:table-cell>
        </table:table-row>
        <table:table-row table:style-name="ro1">
          <table:table-cell office:value-type="string" calcext:value-type="string">
            <text:p>arraycopy_1_13</text:p>
          </table:table-cell>
          <table:table-cell office:value-type="float" office:value="29.6092675511" calcext:value-type="float">
            <text:p>29.6092675511</text:p>
          </table:table-cell>
          <table:table-cell office:value-type="float" office:value="23.1709166023" calcext:value-type="float">
            <text:p>23.1709166023</text:p>
          </table:table-cell>
          <table:table-cell office:value-type="float" office:value="38.4989063817" calcext:value-type="float">
            <text:p>38.4989063817</text:p>
          </table:table-cell>
          <table:table-cell office:value-type="float" office:value="34.3713578676" calcext:value-type="float">
            <text:p>34.3713578676</text:p>
          </table:table-cell>
        </table:table-row>
        <table:table-row table:style-name="ro1">
          <table:table-cell office:value-type="string" calcext:value-type="string">
            <text:p>arraycopy_1_19</text:p>
          </table:table-cell>
          <table:table-cell office:value-type="float" office:value="34.7731360421" calcext:value-type="float">
            <text:p>34.7731360421</text:p>
          </table:table-cell>
          <table:table-cell office:value-type="float" office:value="34.6072521762" calcext:value-type="float">
            <text:p>34.6072521762</text:p>
          </table:table-cell>
          <table:table-cell office:value-type="float" office:value="35.2015990077" calcext:value-type="float">
            <text:p>35.2015990077</text:p>
          </table:table-cell>
          <table:table-cell office:value-type="float" office:value="34.9685588938" calcext:value-type="float">
            <text:p>34.9685588938</text:p>
          </table:table-cell>
        </table:table-row>
        <table:table-row table:style-name="ro1">
          <table:table-cell office:value-type="string" calcext:value-type="string">
            <text:p>arraycopy_1_23</text:p>
          </table:table-cell>
          <table:table-cell office:value-type="float" office:value="34.7521475708" calcext:value-type="float">
            <text:p>34.7521475708</text:p>
          </table:table-cell>
          <table:table-cell office:value-type="float" office:value="34.5619562261" calcext:value-type="float">
            <text:p>34.5619562261</text:p>
          </table:table-cell>
          <table:table-cell office:value-type="float" office:value="35.1426540475" calcext:value-type="float">
            <text:p>35.1426540475</text:p>
          </table:table-cell>
          <table:table-cell office:value-type="float" office:value="34.9343376869" calcext:value-type="float">
            <text:p>34.9343376869</text:p>
          </table:table-cell>
        </table:table-row>
        <table:table-row table:style-name="ro1">
          <table:table-cell office:value-type="string" calcext:value-type="string">
            <text:p>arraycopy_1_29</text:p>
          </table:table-cell>
          <table:table-cell office:value-type="float" office:value="34.7665734928" calcext:value-type="float">
            <text:p>34.7665734928</text:p>
          </table:table-cell>
          <table:table-cell office:value-type="float" office:value="34.6910266814" calcext:value-type="float">
            <text:p>34.6910266814</text:p>
          </table:table-cell>
          <table:table-cell office:value-type="float" office:value="34.9017411398" calcext:value-type="float">
            <text:p>34.9017411398</text:p>
          </table:table-cell>
          <table:table-cell office:value-type="float" office:value="34.8392221294" calcext:value-type="float">
            <text:p>34.8392221294</text:p>
          </table:table-cell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21.1323720413" calcext:value-type="float">
            <text:p>21.1323720413</text:p>
          </table:table-cell>
          <table:table-cell office:value-type="float" office:value="21.0605273651" calcext:value-type="float">
            <text:p>21.0605273651</text:p>
          </table:table-cell>
          <table:table-cell office:value-type="float" office:value="21.3125710486" calcext:value-type="float">
            <text:p>21.3125710486</text:p>
          </table:table-cell>
          <table:table-cell office:value-type="float" office:value="21.2138342687" calcext:value-type="float">
            <text:p>21.2138342687</text:p>
          </table:table-cell>
        </table:table-row>
        <table:table-row table:style-name="ro1">
          <table:table-cell office:value-type="string" calcext:value-type="string">
            <text:p>arraycopy_1_31</text:p>
          </table:table-cell>
          <table:table-cell office:value-type="float" office:value="34.3647199668" calcext:value-type="float">
            <text:p>34.3647199668</text:p>
          </table:table-cell>
          <table:table-cell office:value-type="float" office:value="33.8913322316" calcext:value-type="float">
            <text:p>33.8913322316</text:p>
          </table:table-cell>
          <table:table-cell office:value-type="float" office:value="35.6341131304" calcext:value-type="float">
            <text:p>35.6341131304</text:p>
          </table:table-cell>
          <table:table-cell office:value-type="float" office:value="34.9094038619" calcext:value-type="float">
            <text:p>34.9094038619</text:p>
          </table:table-cell>
        </table:table-row>
        <table:table-row table:style-name="ro1">
          <table:table-cell office:value-type="string" calcext:value-type="string">
            <text:p>arraycopy_1_5</text:p>
          </table:table-cell>
          <table:table-cell office:value-type="float" office:value="21.1528358402" calcext:value-type="float">
            <text:p>21.1528358402</text:p>
          </table:table-cell>
          <table:table-cell office:value-type="float" office:value="20.9644502966" calcext:value-type="float">
            <text:p>20.9644502966</text:p>
          </table:table-cell>
          <table:table-cell office:value-type="float" office:value="21.4760261111" calcext:value-type="float">
            <text:p>21.4760261111</text:p>
          </table:table-cell>
          <table:table-cell office:value-type="float" office:value="21.331062974" calcext:value-type="float">
            <text:p>21.331062974</text:p>
          </table:table-cell>
        </table:table-row>
        <table:table-row table:style-name="ro1">
          <table:table-cell office:value-type="string" calcext:value-type="string">
            <text:p>arraycopy_1_7</text:p>
          </table:table-cell>
          <table:table-cell office:value-type="float" office:value="21.170596181" calcext:value-type="float">
            <text:p>21.170596181</text:p>
          </table:table-cell>
          <table:table-cell office:value-type="float" office:value="19.694579993" calcext:value-type="float">
            <text:p>19.694579993</text:p>
          </table:table-cell>
          <table:table-cell office:value-type="float" office:value="23.0763820461" calcext:value-type="float">
            <text:p>23.0763820461</text:p>
          </table:table-cell>
          <table:table-cell office:value-type="float" office:value="22.1705695583" calcext:value-type="float">
            <text:p>22.1705695583</text:p>
          </table:table-cell>
        </table:table-row>
        <table:table-row table:style-name="ro1">
          <table:table-cell office:value-type="string" calcext:value-type="string">
            <text:p>arraycopy_23_0</text:p>
          </table:table-cell>
          <table:table-cell office:value-type="float" office:value="23.2917840952" calcext:value-type="float">
            <text:p>23.2917840952</text:p>
          </table:table-cell>
          <table:table-cell office:value-type="float" office:value="23.2144972306" calcext:value-type="float">
            <text:p>23.2144972306</text:p>
          </table:table-cell>
          <table:table-cell office:value-type="float" office:value="23.4756714743" calcext:value-type="float">
            <text:p>23.4756714743</text:p>
          </table:table-cell>
          <table:table-cell office:value-type="float" office:value="23.3704798219" calcext:value-type="float">
            <text:p>23.3704798219</text:p>
          </table:table-cell>
        </table:table-row>
        <table:table-row table:style-name="ro1">
          <table:table-cell office:value-type="string" calcext:value-type="string">
            <text:p>arraycopy_23_1</text:p>
          </table:table-cell>
          <table:table-cell office:value-type="float" office:value="35.2710655887" calcext:value-type="float">
            <text:p>35.2710655887</text:p>
          </table:table-cell>
          <table:table-cell office:value-type="float" office:value="35.0218677606" calcext:value-type="float">
            <text:p>35.0218677606</text:p>
          </table:table-cell>
          <table:table-cell office:value-type="float" office:value="35.7286934912" calcext:value-type="float">
            <text:p>35.7286934912</text:p>
          </table:table-cell>
          <table:table-cell office:value-type="float" office:value="35.4914850611" calcext:value-type="float">
            <text:p>35.4914850611</text:p>
          </table:table-cell>
        </table:table-row>
        <table:table-row table:style-name="ro1">
          <table:table-cell office:value-type="string" calcext:value-type="string">
            <text:p>arraycopy_23_13</text:p>
          </table:table-cell>
          <table:table-cell office:value-type="float" office:value="34.979475691" calcext:value-type="float">
            <text:p>34.979475691</text:p>
          </table:table-cell>
          <table:table-cell office:value-type="float" office:value="34.8496205276" calcext:value-type="float">
            <text:p>34.8496205276</text:p>
          </table:table-cell>
          <table:table-cell office:value-type="float" office:value="35.2198164488" calcext:value-type="float">
            <text:p>35.2198164488</text:p>
          </table:table-cell>
          <table:table-cell office:value-type="float" office:value="35.0871451699" calcext:value-type="float">
            <text:p>35.0871451699</text:p>
          </table:table-cell>
        </table:table-row>
        <table:table-row table:style-name="ro1">
          <table:table-cell office:value-type="string" calcext:value-type="string">
            <text:p>arraycopy_23_19</text:p>
          </table:table-cell>
          <table:table-cell office:value-type="float" office:value="30.6383198879" calcext:value-type="float">
            <text:p>30.6383198879</text:p>
          </table:table-cell>
          <table:table-cell office:value-type="float" office:value="28.727280087" calcext:value-type="float">
            <text:p>28.727280087</text:p>
          </table:table-cell>
          <table:table-cell office:value-type="float" office:value="35.3413348941" calcext:value-type="float">
            <text:p>35.3413348941</text:p>
          </table:table-cell>
          <table:table-cell office:value-type="float" office:value="32.8035013219" calcext:value-type="float">
            <text:p>32.8035013219</text:p>
          </table:table-cell>
        </table:table-row>
        <table:table-row table:style-name="ro1">
          <table:table-cell office:value-type="string" calcext:value-type="string">
            <text:p>arraycopy_23_23</text:p>
          </table:table-cell>
          <table:table-cell office:value-type="float" office:value="35.0674182542" calcext:value-type="float">
            <text:p>35.0674182542</text:p>
          </table:table-cell>
          <table:table-cell office:value-type="float" office:value="34.6575475544" calcext:value-type="float">
            <text:p>34.6575475544</text:p>
          </table:table-cell>
          <table:table-cell office:value-type="float" office:value="35.6806716102" calcext:value-type="float">
            <text:p>35.6806716102</text:p>
          </table:table-cell>
          <table:table-cell office:value-type="float" office:value="35.4004368822" calcext:value-type="float">
            <text:p>35.4004368822</text:p>
          </table:table-cell>
        </table:table-row>
        <table:table-row table:style-name="ro1">
          <table:table-cell office:value-type="string" calcext:value-type="string">
            <text:p>arraycopy_23_29</text:p>
          </table:table-cell>
          <table:table-cell office:value-type="float" office:value="34.4208715719" calcext:value-type="float">
            <text:p>34.4208715719</text:p>
          </table:table-cell>
          <table:table-cell office:value-type="float" office:value="34.3880916025" calcext:value-type="float">
            <text:p>34.3880916025</text:p>
          </table:table-cell>
          <table:table-cell office:value-type="float" office:value="34.4921659272" calcext:value-type="float">
            <text:p>34.4921659272</text:p>
          </table:table-cell>
          <table:table-cell office:value-type="float" office:value="34.4540711174" calcext:value-type="float">
            <text:p>34.4540711174</text:p>
          </table:table-cell>
        </table:table-row>
        <table:table-row table:style-name="ro1">
          <table:table-cell office:value-type="string" calcext:value-type="string">
            <text:p>arraycopy_23_3</text:p>
          </table:table-cell>
          <table:table-cell office:value-type="float" office:value="35.3134638873" calcext:value-type="float">
            <text:p>35.3134638873</text:p>
          </table:table-cell>
          <table:table-cell office:value-type="float" office:value="35.1433009407" calcext:value-type="float">
            <text:p>35.1433009407</text:p>
          </table:table-cell>
          <table:table-cell office:value-type="float" office:value="35.7015892754" calcext:value-type="float">
            <text:p>35.7015892754</text:p>
          </table:table-cell>
          <table:table-cell office:value-type="float" office:value="35.5073319214" calcext:value-type="float">
            <text:p>35.5073319214</text:p>
          </table:table-cell>
        </table:table-row>
        <table:table-row table:style-name="ro1">
          <table:table-cell office:value-type="string" calcext:value-type="string">
            <text:p>arraycopy_23_31</text:p>
          </table:table-cell>
          <table:table-cell office:value-type="float" office:value="34.2751323689" calcext:value-type="float">
            <text:p>34.2751323689</text:p>
          </table:table-cell>
          <table:table-cell office:value-type="float" office:value="34.1065388547" calcext:value-type="float">
            <text:p>34.1065388547</text:p>
          </table:table-cell>
          <table:table-cell office:value-type="float" office:value="34.6955275135" calcext:value-type="float">
            <text:p>34.6955275135</text:p>
          </table:table-cell>
          <table:table-cell office:value-type="float" office:value="34.4659260011" calcext:value-type="float">
            <text:p>34.4659260011</text:p>
          </table:table-cell>
        </table:table-row>
        <table:table-row table:style-name="ro1">
          <table:table-cell office:value-type="string" calcext:value-type="string">
            <text:p>arraycopy_23_5</text:p>
          </table:table-cell>
          <table:table-cell office:value-type="float" office:value="34.6870939111" calcext:value-type="float">
            <text:p>34.6870939111</text:p>
          </table:table-cell>
          <table:table-cell office:value-type="float" office:value="34.488995401" calcext:value-type="float">
            <text:p>34.488995401</text:p>
          </table:table-cell>
          <table:table-cell office:value-type="float" office:value="35.0012187691" calcext:value-type="float">
            <text:p>35.0012187691</text:p>
          </table:table-cell>
          <table:table-cell office:value-type="float" office:value="34.82483833" calcext:value-type="float">
            <text:p>34.82483833</text:p>
          </table:table-cell>
        </table:table-row>
        <table:table-row table:style-name="ro1">
          <table:table-cell office:value-type="string" calcext:value-type="string">
            <text:p>arraycopy_23_7</text:p>
          </table:table-cell>
          <table:table-cell office:value-type="float" office:value="35.351760736" calcext:value-type="float">
            <text:p>35.351760736</text:p>
          </table:table-cell>
          <table:table-cell office:value-type="float" office:value="35.1614721808" calcext:value-type="float">
            <text:p>35.1614721808</text:p>
          </table:table-cell>
          <table:table-cell office:value-type="float" office:value="35.7515678994" calcext:value-type="float">
            <text:p>35.7515678994</text:p>
          </table:table-cell>
          <table:table-cell office:value-type="float" office:value="35.5610669279" calcext:value-type="float">
            <text:p>35.5610669279</text:p>
          </table:table-cell>
        </table:table-row>
        <table:table-row table:style-name="ro1">
          <table:table-cell office:value-type="string" calcext:value-type="string">
            <text:p>arraycopy_29_0</text:p>
          </table:table-cell>
          <table:table-cell office:value-type="float" office:value="35.5108743677" calcext:value-type="float">
            <text:p>35.5108743677</text:p>
          </table:table-cell>
          <table:table-cell office:value-type="float" office:value="34.6362954109" calcext:value-type="float">
            <text:p>34.6362954109</text:p>
          </table:table-cell>
          <table:table-cell office:value-type="float" office:value="36.8922726042" calcext:value-type="float">
            <text:p>36.8922726042</text:p>
          </table:table-cell>
          <table:table-cell office:value-type="float" office:value="36.095978768" calcext:value-type="float">
            <text:p>36.095978768</text:p>
          </table:table-cell>
        </table:table-row>
        <table:table-row table:style-name="ro1">
          <table:table-cell office:value-type="string" calcext:value-type="string">
            <text:p>arraycopy_29_1</text:p>
          </table:table-cell>
          <table:table-cell office:value-type="float" office:value="35.484446825" calcext:value-type="float">
            <text:p>35.484446825</text:p>
          </table:table-cell>
          <table:table-cell office:value-type="float" office:value="35.4017129956" calcext:value-type="float">
            <text:p>35.4017129956</text:p>
          </table:table-cell>
          <table:table-cell office:value-type="float" office:value="35.6355433686" calcext:value-type="float">
            <text:p>35.6355433686</text:p>
          </table:table-cell>
          <table:table-cell office:value-type="float" office:value="35.5573996025" calcext:value-type="float">
            <text:p>35.5573996025</text:p>
          </table:table-cell>
        </table:table-row>
        <table:table-row table:style-name="ro1">
          <table:table-cell office:value-type="string" calcext:value-type="string">
            <text:p>arraycopy_29_13</text:p>
          </table:table-cell>
          <table:table-cell office:value-type="float" office:value="28.6300412892" calcext:value-type="float">
            <text:p>28.6300412892</text:p>
          </table:table-cell>
          <table:table-cell office:value-type="float" office:value="27.89924104" calcext:value-type="float">
            <text:p>27.89924104</text:p>
          </table:table-cell>
          <table:table-cell office:value-type="float" office:value="29.9358485708" calcext:value-type="float">
            <text:p>29.9358485708</text:p>
          </table:table-cell>
          <table:table-cell office:value-type="float" office:value="29.2690429833" calcext:value-type="float">
            <text:p>29.2690429833</text:p>
          </table:table-cell>
        </table:table-row>
        <table:table-row table:style-name="ro1">
          <table:table-cell office:value-type="string" calcext:value-type="string">
            <text:p>arraycopy_29_19</text:p>
          </table:table-cell>
          <table:table-cell office:value-type="float" office:value="34.5878990771" calcext:value-type="float">
            <text:p>34.5878990771</text:p>
          </table:table-cell>
          <table:table-cell office:value-type="float" office:value="34.2743199339" calcext:value-type="float">
            <text:p>34.2743199339</text:p>
          </table:table-cell>
          <table:table-cell office:value-type="float" office:value="35.0626560115" calcext:value-type="float">
            <text:p>35.0626560115</text:p>
          </table:table-cell>
          <table:table-cell office:value-type="float" office:value="34.8426331697" calcext:value-type="float">
            <text:p>34.8426331697</text:p>
          </table:table-cell>
        </table:table-row>
        <table:table-row table:style-name="ro1">
          <table:table-cell office:value-type="string" calcext:value-type="string">
            <text:p>arraycopy_29_23</text:p>
          </table:table-cell>
          <table:table-cell office:value-type="float" office:value="34.5152192659" calcext:value-type="float">
            <text:p>34.5152192659</text:p>
          </table:table-cell>
          <table:table-cell office:value-type="float" office:value="34.3235571377" calcext:value-type="float">
            <text:p>34.3235571377</text:p>
          </table:table-cell>
          <table:table-cell office:value-type="float" office:value="34.8258766417" calcext:value-type="float">
            <text:p>34.8258766417</text:p>
          </table:table-cell>
          <table:table-cell office:value-type="float" office:value="34.6720219277" calcext:value-type="float">
            <text:p>34.6720219277</text:p>
          </table:table-cell>
        </table:table-row>
        <table:table-row table:style-name="ro1">
          <table:table-cell office:value-type="string" calcext:value-type="string">
            <text:p>arraycopy_29_29</text:p>
          </table:table-cell>
          <table:table-cell office:value-type="float" office:value="34.7592565167" calcext:value-type="float">
            <text:p>34.7592565167</text:p>
          </table:table-cell>
          <table:table-cell office:value-type="float" office:value="34.6934870596" calcext:value-type="float">
            <text:p>34.6934870596</text:p>
          </table:table-cell>
          <table:table-cell office:value-type="float" office:value="34.8919078865" calcext:value-type="float">
            <text:p>34.8919078865</text:p>
          </table:table-cell>
          <table:table-cell office:value-type="float" office:value="34.8236291126" calcext:value-type="float">
            <text:p>34.8236291126</text:p>
          </table:table-cell>
        </table:table-row>
        <table:table-row table:style-name="ro1">
          <table:table-cell office:value-type="string" calcext:value-type="string">
            <text:p>arraycopy_29_3</text:p>
          </table:table-cell>
          <table:table-cell office:value-type="float" office:value="35.4484514318" calcext:value-type="float">
            <text:p>35.4484514318</text:p>
          </table:table-cell>
          <table:table-cell office:value-type="float" office:value="34.6944300468" calcext:value-type="float">
            <text:p>34.6944300468</text:p>
          </table:table-cell>
          <table:table-cell office:value-type="float" office:value="36.572798548" calcext:value-type="float">
            <text:p>36.572798548</text:p>
          </table:table-cell>
          <table:table-cell office:value-type="float" office:value="36.0518152351" calcext:value-type="float">
            <text:p>36.0518152351</text:p>
          </table:table-cell>
        </table:table-row>
        <table:table-row table:style-name="ro1">
          <table:table-cell office:value-type="string" calcext:value-type="string">
            <text:p>arraycopy_29_31</text:p>
          </table:table-cell>
          <table:table-cell office:value-type="float" office:value="34.7020115832" calcext:value-type="float">
            <text:p>34.7020115832</text:p>
          </table:table-cell>
          <table:table-cell office:value-type="float" office:value="34.5950385726" calcext:value-type="float">
            <text:p>34.5950385726</text:p>
          </table:table-cell>
          <table:table-cell office:value-type="float" office:value="34.9083298493" calcext:value-type="float">
            <text:p>34.9083298493</text:p>
          </table:table-cell>
          <table:table-cell office:value-type="float" office:value="34.7917838146" calcext:value-type="float">
            <text:p>34.7917838146</text:p>
          </table:table-cell>
        </table:table-row>
        <table:table-row table:style-name="ro1">
          <table:table-cell office:value-type="string" calcext:value-type="string">
            <text:p>arraycopy_29_5</text:p>
          </table:table-cell>
          <table:table-cell office:value-type="float" office:value="21.1587529664" calcext:value-type="float">
            <text:p>21.1587529664</text:p>
          </table:table-cell>
          <table:table-cell office:value-type="float" office:value="20.6278726547" calcext:value-type="float">
            <text:p>20.6278726547</text:p>
          </table:table-cell>
          <table:table-cell office:value-type="float" office:value="21.9633223678" calcext:value-type="float">
            <text:p>21.9633223678</text:p>
          </table:table-cell>
          <table:table-cell office:value-type="float" office:value="21.5916217687" calcext:value-type="float">
            <text:p>21.5916217687</text:p>
          </table:table-cell>
        </table:table-row>
        <table:table-row table:style-name="ro1">
          <table:table-cell office:value-type="string" calcext:value-type="string">
            <text:p>arraycopy_29_7</text:p>
          </table:table-cell>
          <table:table-cell office:value-type="float" office:value="35.4467128017" calcext:value-type="float">
            <text:p>35.4467128017</text:p>
          </table:table-cell>
          <table:table-cell office:value-type="float" office:value="35.3224924091" calcext:value-type="float">
            <text:p>35.3224924091</text:p>
          </table:table-cell>
          <table:table-cell office:value-type="float" office:value="35.6745464014" calcext:value-type="float">
            <text:p>35.6745464014</text:p>
          </table:table-cell>
          <table:table-cell office:value-type="float" office:value="35.5638242611" calcext:value-type="float">
            <text:p>35.5638242611</text:p>
          </table:table-cell>
        </table:table-row>
        <table:table-row table:style-name="ro1">
          <table:table-cell office:value-type="string" calcext:value-type="string">
            <text:p>arraycopy_31_0</text:p>
          </table:table-cell>
          <table:table-cell office:value-type="float" office:value="35.4396049414" calcext:value-type="float">
            <text:p>35.4396049414</text:p>
          </table:table-cell>
          <table:table-cell office:value-type="float" office:value="35.2997541377" calcext:value-type="float">
            <text:p>35.2997541377</text:p>
          </table:table-cell>
          <table:table-cell office:value-type="float" office:value="35.7173496013" calcext:value-type="float">
            <text:p>35.7173496013</text:p>
          </table:table-cell>
          <table:table-cell office:value-type="float" office:value="35.5598291647" calcext:value-type="float">
            <text:p>35.5598291647</text:p>
          </table:table-cell>
        </table:table-row>
        <table:table-row table:style-name="ro1">
          <table:table-cell office:value-type="string" calcext:value-type="string">
            <text:p>arraycopy_31_1</text:p>
          </table:table-cell>
          <table:table-cell office:value-type="float" office:value="35.3663348931" calcext:value-type="float">
            <text:p>35.3663348931</text:p>
          </table:table-cell>
          <table:table-cell office:value-type="float" office:value="34.7701809658" calcext:value-type="float">
            <text:p>34.7701809658</text:p>
          </table:table-cell>
          <table:table-cell office:value-type="float" office:value="36.3000981874" calcext:value-type="float">
            <text:p>36.3000981874</text:p>
          </table:table-cell>
          <table:table-cell office:value-type="float" office:value="35.8724305384" calcext:value-type="float">
            <text:p>35.8724305384</text:p>
          </table:table-cell>
        </table:table-row>
        <table:table-row table:style-name="ro1">
          <table:table-cell office:value-type="string" calcext:value-type="string">
            <text:p>arraycopy_31_13</text:p>
          </table:table-cell>
          <table:table-cell office:value-type="float" office:value="28.9989178964" calcext:value-type="float">
            <text:p>28.9989178964</text:p>
          </table:table-cell>
          <table:table-cell office:value-type="float" office:value="28.0130596507" calcext:value-type="float">
            <text:p>28.0130596507</text:p>
          </table:table-cell>
          <table:table-cell office:value-type="float" office:value="30.863189747" calcext:value-type="float">
            <text:p>30.863189747</text:p>
          </table:table-cell>
          <table:table-cell office:value-type="float" office:value="29.832574116" calcext:value-type="float">
            <text:p>29.832574116</text:p>
          </table:table-cell>
        </table:table-row>
        <table:table-row table:style-name="ro1">
          <table:table-cell office:value-type="string" calcext:value-type="string">
            <text:p>arraycopy_31_19</text:p>
          </table:table-cell>
          <table:table-cell office:value-type="float" office:value="35.0186539409" calcext:value-type="float">
            <text:p>35.0186539409</text:p>
          </table:table-cell>
          <table:table-cell office:value-type="float" office:value="34.9131373597" calcext:value-type="float">
            <text:p>34.9131373597</text:p>
          </table:table-cell>
          <table:table-cell office:value-type="float" office:value="35.2358843427" calcext:value-type="float">
            <text:p>35.2358843427</text:p>
          </table:table-cell>
          <table:table-cell office:value-type="float" office:value="35.1307157551" calcext:value-type="float">
            <text:p>35.1307157551</text:p>
          </table:table-cell>
        </table:table-row>
        <table:table-row table:style-name="ro1">
          <table:table-cell office:value-type="string" calcext:value-type="string">
            <text:p>arraycopy_31_23</text:p>
          </table:table-cell>
          <table:table-cell office:value-type="float" office:value="35.0512577346" calcext:value-type="float">
            <text:p>35.0512577346</text:p>
          </table:table-cell>
          <table:table-cell office:value-type="float" office:value="34.9953194003" calcext:value-type="float">
            <text:p>34.9953194003</text:p>
          </table:table-cell>
          <table:table-cell office:value-type="float" office:value="35.1750533423" calcext:value-type="float">
            <text:p>35.1750533423</text:p>
          </table:table-cell>
          <table:table-cell office:value-type="float" office:value="35.1069749512" calcext:value-type="float">
            <text:p>35.1069749512</text:p>
          </table:table-cell>
        </table:table-row>
        <table:table-row table:style-name="ro1">
          <table:table-cell office:value-type="string" calcext:value-type="string">
            <text:p>arraycopy_31_29</text:p>
          </table:table-cell>
          <table:table-cell office:value-type="float" office:value="35.0880652104" calcext:value-type="float">
            <text:p>35.0880652104</text:p>
          </table:table-cell>
          <table:table-cell office:value-type="float" office:value="34.9972519336" calcext:value-type="float">
            <text:p>34.9972519336</text:p>
          </table:table-cell>
          <table:table-cell office:value-type="float" office:value="35.2775890566" calcext:value-type="float">
            <text:p>35.2775890566</text:p>
          </table:table-cell>
          <table:table-cell office:value-type="float" office:value="35.182252266" calcext:value-type="float">
            <text:p>35.182252266</text:p>
          </table:table-cell>
        </table:table-row>
        <table:table-row table:style-name="ro1">
          <table:table-cell office:value-type="string" calcext:value-type="string">
            <text:p>arraycopy_31_3</text:p>
          </table:table-cell>
          <table:table-cell office:value-type="float" office:value="35.408584526" calcext:value-type="float">
            <text:p>35.408584526</text:p>
          </table:table-cell>
          <table:table-cell office:value-type="float" office:value="35.2817956476" calcext:value-type="float">
            <text:p>35.2817956476</text:p>
          </table:table-cell>
          <table:table-cell office:value-type="float" office:value="35.6428418546" calcext:value-type="float">
            <text:p>35.6428418546</text:p>
          </table:table-cell>
          <table:table-cell office:value-type="float" office:value="35.5329290717" calcext:value-type="float">
            <text:p>35.5329290717</text:p>
          </table:table-cell>
        </table:table-row>
        <table:table-row table:style-name="ro1">
          <table:table-cell office:value-type="string" calcext:value-type="string">
            <text:p>arraycopy_31_31</text:p>
          </table:table-cell>
          <table:table-cell office:value-type="float" office:value="34.8672045329" calcext:value-type="float">
            <text:p>34.8672045329</text:p>
          </table:table-cell>
          <table:table-cell office:value-type="float" office:value="34.1490982048" calcext:value-type="float">
            <text:p>34.1490982048</text:p>
          </table:table-cell>
          <table:table-cell office:value-type="float" office:value="35.9086181684" calcext:value-type="float">
            <text:p>35.9086181684</text:p>
          </table:table-cell>
          <table:table-cell office:value-type="float" office:value="35.4306933632" calcext:value-type="float">
            <text:p>35.4306933632</text:p>
          </table:table-cell>
        </table:table-row>
        <table:table-row table:style-name="ro1">
          <table:table-cell office:value-type="string" calcext:value-type="string">
            <text:p>arraycopy_31_5</text:p>
          </table:table-cell>
          <table:table-cell office:value-type="float" office:value="35.4351246229" calcext:value-type="float">
            <text:p>35.4351246229</text:p>
          </table:table-cell>
          <table:table-cell office:value-type="float" office:value="35.3634474488" calcext:value-type="float">
            <text:p>35.3634474488</text:p>
          </table:table-cell>
          <table:table-cell office:value-type="float" office:value="35.6267751266" calcext:value-type="float">
            <text:p>35.6267751266</text:p>
          </table:table-cell>
          <table:table-cell office:value-type="float" office:value="35.5167044793" calcext:value-type="float">
            <text:p>35.5167044793</text:p>
          </table:table-cell>
        </table:table-row>
        <table:table-row table:style-name="ro1">
          <table:table-cell office:value-type="string" calcext:value-type="string">
            <text:p>arraycopy_31_7</text:p>
          </table:table-cell>
          <table:table-cell office:value-type="float" office:value="35.3511398951" calcext:value-type="float">
            <text:p>35.3511398951</text:p>
          </table:table-cell>
          <table:table-cell office:value-type="float" office:value="35.1438280059" calcext:value-type="float">
            <text:p>35.1438280059</text:p>
          </table:table-cell>
          <table:table-cell office:value-type="float" office:value="35.6952165601" calcext:value-type="float">
            <text:p>35.6952165601</text:p>
          </table:table-cell>
          <table:table-cell office:value-type="float" office:value="35.4980706898" calcext:value-type="float">
            <text:p>35.4980706898</text:p>
          </table:table-cell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17.3805777386" calcext:value-type="float">
            <text:p>17.3805777386</text:p>
          </table:table-cell>
          <table:table-cell office:value-type="float" office:value="17.3075873034" calcext:value-type="float">
            <text:p>17.3075873034</text:p>
          </table:table-cell>
          <table:table-cell office:value-type="float" office:value="17.5271207376" calcext:value-type="float">
            <text:p>17.5271207376</text:p>
          </table:table-cell>
          <table:table-cell office:value-type="float" office:value="17.4569858917" calcext:value-type="float">
            <text:p>17.4569858917</text:p>
          </table:table-cell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21.1620396719" calcext:value-type="float">
            <text:p>21.1620396719</text:p>
          </table:table-cell>
          <table:table-cell office:value-type="float" office:value="21.0334935789" calcext:value-type="float">
            <text:p>21.0334935789</text:p>
          </table:table-cell>
          <table:table-cell office:value-type="float" office:value="21.3714575899" calcext:value-type="float">
            <text:p>21.3714575899</text:p>
          </table:table-cell>
          <table:table-cell office:value-type="float" office:value="21.2763615526" calcext:value-type="float">
            <text:p>21.2763615526</text:p>
          </table:table-cell>
        </table:table-row>
        <table:table-row table:style-name="ro1">
          <table:table-cell office:value-type="string" calcext:value-type="string">
            <text:p>arraycopy_3_13</text:p>
          </table:table-cell>
          <table:table-cell office:value-type="float" office:value="30.0572677398" calcext:value-type="float">
            <text:p>30.0572677398</text:p>
          </table:table-cell>
          <table:table-cell office:value-type="float" office:value="24.2572774564" calcext:value-type="float">
            <text:p>24.2572774564</text:p>
          </table:table-cell>
          <table:table-cell office:value-type="float" office:value="37.8742379729" calcext:value-type="float">
            <text:p>37.8742379729</text:p>
          </table:table-cell>
          <table:table-cell office:value-type="float" office:value="34.2143494718" calcext:value-type="float">
            <text:p>34.2143494718</text:p>
          </table:table-cell>
        </table:table-row>
        <table:table-row table:style-name="ro1">
          <table:table-cell office:value-type="string" calcext:value-type="string">
            <text:p>arraycopy_3_19</text:p>
          </table:table-cell>
          <table:table-cell office:value-type="float" office:value="34.7800170806" calcext:value-type="float">
            <text:p>34.7800170806</text:p>
          </table:table-cell>
          <table:table-cell office:value-type="float" office:value="34.6865366505" calcext:value-type="float">
            <text:p>34.6865366505</text:p>
          </table:table-cell>
          <table:table-cell office:value-type="float" office:value="34.9565363912" calcext:value-type="float">
            <text:p>34.9565363912</text:p>
          </table:table-cell>
          <table:table-cell office:value-type="float" office:value="34.8667292197" calcext:value-type="float">
            <text:p>34.8667292197</text:p>
          </table:table-cell>
        </table:table-row>
        <table:table-row table:style-name="ro1">
          <table:table-cell office:value-type="string" calcext:value-type="string">
            <text:p>arraycopy_3_23</text:p>
          </table:table-cell>
          <table:table-cell office:value-type="float" office:value="34.8392668571" calcext:value-type="float">
            <text:p>34.8392668571</text:p>
          </table:table-cell>
          <table:table-cell office:value-type="float" office:value="34.7079121699" calcext:value-type="float">
            <text:p>34.7079121699</text:p>
          </table:table-cell>
          <table:table-cell office:value-type="float" office:value="35.0878330533" calcext:value-type="float">
            <text:p>35.0878330533</text:p>
          </table:table-cell>
          <table:table-cell office:value-type="float" office:value="34.9489401346" calcext:value-type="float">
            <text:p>34.9489401346</text:p>
          </table:table-cell>
        </table:table-row>
        <table:table-row table:style-name="ro1">
          <table:table-cell office:value-type="string" calcext:value-type="string">
            <text:p>arraycopy_3_29</text:p>
          </table:table-cell>
          <table:table-cell office:value-type="float" office:value="34.7862702575" calcext:value-type="float">
            <text:p>34.7862702575</text:p>
          </table:table-cell>
          <table:table-cell office:value-type="float" office:value="34.6921353175" calcext:value-type="float">
            <text:p>34.6921353175</text:p>
          </table:table-cell>
          <table:table-cell office:value-type="float" office:value="35.0267270909" calcext:value-type="float">
            <text:p>35.0267270909</text:p>
          </table:table-cell>
          <table:table-cell office:value-type="float" office:value="34.8987205761" calcext:value-type="float">
            <text:p>34.8987205761</text:p>
          </table:table-cell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21.1949139226" calcext:value-type="float">
            <text:p>21.1949139226</text:p>
          </table:table-cell>
          <table:table-cell office:value-type="float" office:value="20.8610717201" calcext:value-type="float">
            <text:p>20.8610717201</text:p>
          </table:table-cell>
          <table:table-cell office:value-type="float" office:value="21.6932027002" calcext:value-type="float">
            <text:p>21.6932027002</text:p>
          </table:table-cell>
          <table:table-cell office:value-type="float" office:value="21.4150504093" calcext:value-type="float">
            <text:p>21.4150504093</text:p>
          </table:table-cell>
        </table:table-row>
        <table:table-row table:style-name="ro1">
          <table:table-cell office:value-type="string" calcext:value-type="string">
            <text:p>arraycopy_3_31</text:p>
          </table:table-cell>
          <table:table-cell office:value-type="float" office:value="34.8435722362" calcext:value-type="float">
            <text:p>34.8435722362</text:p>
          </table:table-cell>
          <table:table-cell office:value-type="float" office:value="34.4816055096" calcext:value-type="float">
            <text:p>34.4816055096</text:p>
          </table:table-cell>
          <table:table-cell office:value-type="float" office:value="35.3657516141" calcext:value-type="float">
            <text:p>35.3657516141</text:p>
          </table:table-cell>
          <table:table-cell office:value-type="float" office:value="35.1252225373" calcext:value-type="float">
            <text:p>35.1252225373</text:p>
          </table:table-cell>
        </table:table-row>
        <table:table-row table:style-name="ro1">
          <table:table-cell office:value-type="string" calcext:value-type="string">
            <text:p>arraycopy_3_5</text:p>
          </table:table-cell>
          <table:table-cell office:value-type="float" office:value="21.1767537839" calcext:value-type="float">
            <text:p>21.1767537839</text:p>
          </table:table-cell>
          <table:table-cell office:value-type="float" office:value="21.0206501535" calcext:value-type="float">
            <text:p>21.0206501535</text:p>
          </table:table-cell>
          <table:table-cell office:value-type="float" office:value="21.4251527701" calcext:value-type="float">
            <text:p>21.4251527701</text:p>
          </table:table-cell>
          <table:table-cell office:value-type="float" office:value="21.2968636737" calcext:value-type="float">
            <text:p>21.2968636737</text:p>
          </table:table-cell>
        </table:table-row>
        <table:table-row table:style-name="ro1">
          <table:table-cell office:value-type="string" calcext:value-type="string">
            <text:p>arraycopy_3_7</text:p>
          </table:table-cell>
          <table:table-cell office:value-type="float" office:value="21.1595278264" calcext:value-type="float">
            <text:p>21.1595278264</text:p>
          </table:table-cell>
          <table:table-cell office:value-type="float" office:value="21.0767494957" calcext:value-type="float">
            <text:p>21.0767494957</text:p>
          </table:table-cell>
          <table:table-cell office:value-type="float" office:value="21.3275866214" calcext:value-type="float">
            <text:p>21.3275866214</text:p>
          </table:table-cell>
          <table:table-cell office:value-type="float" office:value="21.2494888887" calcext:value-type="float">
            <text:p>21.2494888887</text:p>
          </table:table-cell>
        </table:table-row>
        <table:table-row table:style-name="ro1">
          <table:table-cell office:value-type="string" calcext:value-type="string">
            <text:p>arraycopy_5_0</text:p>
          </table:table-cell>
          <table:table-cell office:value-type="float" office:value="16.8659951876" calcext:value-type="float">
            <text:p>16.8659951876</text:p>
          </table:table-cell>
          <table:table-cell office:value-type="float" office:value="16.8111356236" calcext:value-type="float">
            <text:p>16.8111356236</text:p>
          </table:table-cell>
          <table:table-cell office:value-type="float" office:value="16.9986386243" calcext:value-type="float">
            <text:p>16.9986386243</text:p>
          </table:table-cell>
          <table:table-cell office:value-type="float" office:value="16.9254703899" calcext:value-type="float">
            <text:p>16.9254703899</text:p>
          </table:table-cell>
        </table:table-row>
        <table:table-row table:style-name="ro1">
          <table:table-cell office:value-type="string" calcext:value-type="string">
            <text:p>arraycopy_5_1</text:p>
          </table:table-cell>
          <table:table-cell office:value-type="float" office:value="21.0803388636" calcext:value-type="float">
            <text:p>21.0803388636</text:p>
          </table:table-cell>
          <table:table-cell office:value-type="float" office:value="20.9526657688" calcext:value-type="float">
            <text:p>20.9526657688</text:p>
          </table:table-cell>
          <table:table-cell office:value-type="float" office:value="21.3718485531" calcext:value-type="float">
            <text:p>21.3718485531</text:p>
          </table:table-cell>
          <table:table-cell office:value-type="float" office:value="21.218260565" calcext:value-type="float">
            <text:p>21.218260565</text:p>
          </table:table-cell>
        </table:table-row>
        <table:table-row table:style-name="ro1">
          <table:table-cell office:value-type="string" calcext:value-type="string">
            <text:p>arraycopy_5_13</text:p>
          </table:table-cell>
          <table:table-cell office:value-type="float" office:value="34.8293460957" calcext:value-type="float">
            <text:p>34.8293460957</text:p>
          </table:table-cell>
          <table:table-cell office:value-type="float" office:value="34.7532617753" calcext:value-type="float">
            <text:p>34.7532617753</text:p>
          </table:table-cell>
          <table:table-cell office:value-type="float" office:value="34.9699288284" calcext:value-type="float">
            <text:p>34.9699288284</text:p>
          </table:table-cell>
          <table:table-cell office:value-type="float" office:value="34.9003788814" calcext:value-type="float">
            <text:p>34.9003788814</text:p>
          </table:table-cell>
        </table:table-row>
        <table:table-row table:style-name="ro1">
          <table:table-cell office:value-type="string" calcext:value-type="string">
            <text:p>arraycopy_5_19</text:p>
          </table:table-cell>
          <table:table-cell office:value-type="float" office:value="34.7785869392" calcext:value-type="float">
            <text:p>34.7785869392</text:p>
          </table:table-cell>
          <table:table-cell office:value-type="float" office:value="34.6238143268" calcext:value-type="float">
            <text:p>34.6238143268</text:p>
          </table:table-cell>
          <table:table-cell office:value-type="float" office:value="35.0981524216" calcext:value-type="float">
            <text:p>35.0981524216</text:p>
          </table:table-cell>
          <table:table-cell office:value-type="float" office:value="34.9237099259" calcext:value-type="float">
            <text:p>34.9237099259</text:p>
          </table:table-cell>
        </table:table-row>
        <table:table-row table:style-name="ro1">
          <table:table-cell office:value-type="string" calcext:value-type="string">
            <text:p>arraycopy_5_23</text:p>
          </table:table-cell>
          <table:table-cell office:value-type="float" office:value="34.0993866612" calcext:value-type="float">
            <text:p>34.0993866612</text:p>
          </table:table-cell>
          <table:table-cell office:value-type="float" office:value="33.6049035194" calcext:value-type="float">
            <text:p>33.6049035194</text:p>
          </table:table-cell>
          <table:table-cell office:value-type="float" office:value="34.9824609432" calcext:value-type="float">
            <text:p>34.9824609432</text:p>
          </table:table-cell>
          <table:table-cell office:value-type="float" office:value="34.5511858512" calcext:value-type="float">
            <text:p>34.5511858512</text:p>
          </table:table-cell>
        </table:table-row>
        <table:table-row table:style-name="ro1">
          <table:table-cell office:value-type="string" calcext:value-type="string">
            <text:p>arraycopy_5_29</text:p>
          </table:table-cell>
          <table:table-cell office:value-type="float" office:value="32.0467730507" calcext:value-type="float">
            <text:p>32.0467730507</text:p>
          </table:table-cell>
          <table:table-cell office:value-type="float" office:value="31.8419024651" calcext:value-type="float">
            <text:p>31.8419024651</text:p>
          </table:table-cell>
          <table:table-cell office:value-type="float" office:value="32.3690053858" calcext:value-type="float">
            <text:p>32.3690053858</text:p>
          </table:table-cell>
          <table:table-cell office:value-type="float" office:value="32.2212040712" calcext:value-type="float">
            <text:p>32.2212040712</text:p>
          </table:table-cell>
        </table:table-row>
        <table:table-row table:style-name="ro1">
          <table:table-cell office:value-type="string" calcext:value-type="string">
            <text:p>arraycopy_5_3</text:p>
          </table:table-cell>
          <table:table-cell office:value-type="float" office:value="21.1467460545" calcext:value-type="float">
            <text:p>21.1467460545</text:p>
          </table:table-cell>
          <table:table-cell office:value-type="float" office:value="21.0946840102" calcext:value-type="float">
            <text:p>21.0946840102</text:p>
          </table:table-cell>
          <table:table-cell office:value-type="float" office:value="21.252491003" calcext:value-type="float">
            <text:p>21.252491003</text:p>
          </table:table-cell>
          <table:table-cell office:value-type="float" office:value="21.1997668247" calcext:value-type="float">
            <text:p>21.1997668247</text:p>
          </table:table-cell>
        </table:table-row>
        <table:table-row table:style-name="ro1">
          <table:table-cell office:value-type="string" calcext:value-type="string">
            <text:p>arraycopy_5_31</text:p>
          </table:table-cell>
          <table:table-cell office:value-type="float" office:value="34.7208343287" calcext:value-type="float">
            <text:p>34.7208343287</text:p>
          </table:table-cell>
          <table:table-cell office:value-type="float" office:value="34.5252773309" calcext:value-type="float">
            <text:p>34.5252773309</text:p>
          </table:table-cell>
          <table:table-cell office:value-type="float" office:value="35.1139338854" calcext:value-type="float">
            <text:p>35.1139338854</text:p>
          </table:table-cell>
          <table:table-cell office:value-type="float" office:value="34.9051515128" calcext:value-type="float">
            <text:p>34.9051515128</text:p>
          </table:table-cell>
        </table:table-row>
        <table:table-row table:style-name="ro1">
          <table:table-cell office:value-type="string" calcext:value-type="string">
            <text:p>arraycopy_5_5</text:p>
          </table:table-cell>
          <table:table-cell office:value-type="float" office:value="21.219368662" calcext:value-type="float">
            <text:p>21.219368662</text:p>
          </table:table-cell>
          <table:table-cell office:value-type="float" office:value="19.4050474671" calcext:value-type="float">
            <text:p>19.4050474671</text:p>
          </table:table-cell>
          <table:table-cell office:value-type="float" office:value="23.5527402848" calcext:value-type="float">
            <text:p>23.5527402848</text:p>
          </table:table-cell>
          <table:table-cell office:value-type="float" office:value="22.4418019296" calcext:value-type="float">
            <text:p>22.4418019296</text:p>
          </table:table-cell>
        </table:table-row>
        <table:table-row table:style-name="ro1">
          <table:table-cell office:value-type="string" calcext:value-type="string">
            <text:p>arraycopy_5_7</text:p>
          </table:table-cell>
          <table:table-cell office:value-type="float" office:value="21.1509993617" calcext:value-type="float">
            <text:p>21.1509993617</text:p>
          </table:table-cell>
          <table:table-cell office:value-type="float" office:value="20.8319944158" calcext:value-type="float">
            <text:p>20.8319944158</text:p>
          </table:table-cell>
          <table:table-cell office:value-type="float" office:value="21.5946932809" calcext:value-type="float">
            <text:p>21.5946932809</text:p>
          </table:table-cell>
          <table:table-cell office:value-type="float" office:value="21.3878753692" calcext:value-type="float">
            <text:p>21.3878753692</text:p>
          </table:table-cell>
        </table:table-row>
        <table:table-row table:style-name="ro1">
          <table:table-cell office:value-type="string" calcext:value-type="string">
            <text:p>arraycopy_7_0</text:p>
          </table:table-cell>
          <table:table-cell office:value-type="float" office:value="16.874094161" calcext:value-type="float">
            <text:p>16.874094161</text:p>
          </table:table-cell>
          <table:table-cell office:value-type="float" office:value="15.2946083326" calcext:value-type="float">
            <text:p>15.2946083326</text:p>
          </table:table-cell>
          <table:table-cell office:value-type="float" office:value="19.0389621443" calcext:value-type="float">
            <text:p>19.0389621443</text:p>
          </table:table-cell>
          <table:table-cell office:value-type="float" office:value="18.0203062082" calcext:value-type="float">
            <text:p>18.0203062082</text:p>
          </table:table-cell>
        </table:table-row>
        <table:table-row table:style-name="ro1">
          <table:table-cell office:value-type="string" calcext:value-type="string">
            <text:p>arraycopy_7_1</text:p>
          </table:table-cell>
          <table:table-cell office:value-type="float" office:value="21.1470538637" calcext:value-type="float">
            <text:p>21.1470538637</text:p>
          </table:table-cell>
          <table:table-cell office:value-type="float" office:value="21.0387798979" calcext:value-type="float">
            <text:p>21.0387798979</text:p>
          </table:table-cell>
          <table:table-cell office:value-type="float" office:value="21.3671104195" calcext:value-type="float">
            <text:p>21.3671104195</text:p>
          </table:table-cell>
          <table:table-cell office:value-type="float" office:value="21.2498220397" calcext:value-type="float">
            <text:p>21.2498220397</text:p>
          </table:table-cell>
        </table:table-row>
        <table:table-row table:style-name="ro1">
          <table:table-cell office:value-type="string" calcext:value-type="string">
            <text:p>arraycopy_7_13</text:p>
          </table:table-cell>
          <table:table-cell office:value-type="float" office:value="34.7674878897" calcext:value-type="float">
            <text:p>34.7674878897</text:p>
          </table:table-cell>
          <table:table-cell office:value-type="float" office:value="34.6758419011" calcext:value-type="float">
            <text:p>34.6758419011</text:p>
          </table:table-cell>
          <table:table-cell office:value-type="float" office:value="34.9777784038" calcext:value-type="float">
            <text:p>34.9777784038</text:p>
          </table:table-cell>
          <table:table-cell office:value-type="float" office:value="34.8679171645" calcext:value-type="float">
            <text:p>34.8679171645</text:p>
          </table:table-cell>
        </table:table-row>
        <table:table-row table:style-name="ro1">
          <table:table-cell office:value-type="string" calcext:value-type="string">
            <text:p>arraycopy_7_19</text:p>
          </table:table-cell>
          <table:table-cell office:value-type="float" office:value="30.9689537633" calcext:value-type="float">
            <text:p>30.9689537633</text:p>
          </table:table-cell>
          <table:table-cell office:value-type="float" office:value="27.271452612" calcext:value-type="float">
            <text:p>27.271452612</text:p>
          </table:table-cell>
          <table:table-cell office:value-type="float" office:value="38.6920399649" calcext:value-type="float">
            <text:p>38.6920399649</text:p>
          </table:table-cell>
          <table:table-cell office:value-type="float" office:value="34.1322141091" calcext:value-type="float">
            <text:p>34.1322141091</text:p>
          </table:table-cell>
        </table:table-row>
        <table:table-row table:style-name="ro1">
          <table:table-cell office:value-type="string" calcext:value-type="string">
            <text:p>arraycopy_7_23</text:p>
          </table:table-cell>
          <table:table-cell office:value-type="float" office:value="33.9902312753" calcext:value-type="float">
            <text:p>33.9902312753</text:p>
          </table:table-cell>
          <table:table-cell office:value-type="float" office:value="33.566162265" calcext:value-type="float">
            <text:p>33.566162265</text:p>
          </table:table-cell>
          <table:table-cell office:value-type="float" office:value="34.7370084654" calcext:value-type="float">
            <text:p>34.7370084654</text:p>
          </table:table-cell>
          <table:table-cell office:value-type="float" office:value="34.3689513577" calcext:value-type="float">
            <text:p>34.3689513577</text:p>
          </table:table-cell>
        </table:table-row>
        <table:table-row table:style-name="ro1">
          <table:table-cell office:value-type="string" calcext:value-type="string">
            <text:p>arraycopy_7_29</text:p>
          </table:table-cell>
          <table:table-cell office:value-type="float" office:value="34.05485868" calcext:value-type="float">
            <text:p>34.05485868</text:p>
          </table:table-cell>
          <table:table-cell office:value-type="float" office:value="33.3393239298" calcext:value-type="float">
            <text:p>33.3393239298</text:p>
          </table:table-cell>
          <table:table-cell office:value-type="float" office:value="35.953755224" calcext:value-type="float">
            <text:p>35.953755224</text:p>
          </table:table-cell>
          <table:table-cell office:value-type="float" office:value="34.8739006048" calcext:value-type="float">
            <text:p>34.8739006048</text:p>
          </table:table-cell>
        </table:table-row>
        <table:table-row table:style-name="ro1">
          <table:table-cell office:value-type="string" calcext:value-type="string">
            <text:p>arraycopy_7_3</text:p>
          </table:table-cell>
          <table:table-cell office:value-type="float" office:value="21.167841715" calcext:value-type="float">
            <text:p>21.167841715</text:p>
          </table:table-cell>
          <table:table-cell office:value-type="float" office:value="21.0880550929" calcext:value-type="float">
            <text:p>21.0880550929</text:p>
          </table:table-cell>
          <table:table-cell office:value-type="float" office:value="21.3334200012" calcext:value-type="float">
            <text:p>21.3334200012</text:p>
          </table:table-cell>
          <table:table-cell office:value-type="float" office:value="21.2539032334" calcext:value-type="float">
            <text:p>21.2539032334</text:p>
          </table:table-cell>
        </table:table-row>
        <table:table-row table:style-name="ro1">
          <table:table-cell office:value-type="string" calcext:value-type="string">
            <text:p>arraycopy_7_31</text:p>
          </table:table-cell>
          <table:table-cell office:value-type="float" office:value="34.7951817486" calcext:value-type="float">
            <text:p>34.7951817486</text:p>
          </table:table-cell>
          <table:table-cell office:value-type="float" office:value="34.7110368412" calcext:value-type="float">
            <text:p>34.7110368412</text:p>
          </table:table-cell>
          <table:table-cell office:value-type="float" office:value="34.9314964785" calcext:value-type="float">
            <text:p>34.9314964785</text:p>
          </table:table-cell>
          <table:table-cell office:value-type="float" office:value="34.8694312132" calcext:value-type="float">
            <text:p>34.8694312132</text:p>
          </table:table-cell>
        </table:table-row>
        <table:table-row table:style-name="ro1">
          <table:table-cell office:value-type="string" calcext:value-type="string">
            <text:p>arraycopy_7_5</text:p>
          </table:table-cell>
          <table:table-cell office:value-type="float" office:value="21.2778895366" calcext:value-type="float">
            <text:p>21.2778895366</text:p>
          </table:table-cell>
          <table:table-cell office:value-type="float" office:value="20.4112354807" calcext:value-type="float">
            <text:p>20.4112354807</text:p>
          </table:table-cell>
          <table:table-cell office:value-type="float" office:value="23.0476083592" calcext:value-type="float">
            <text:p>23.0476083592</text:p>
          </table:table-cell>
          <table:table-cell office:value-type="float" office:value="22.2074662702" calcext:value-type="float">
            <text:p>22.2074662702</text:p>
          </table:table-cell>
        </table:table-row>
        <table:table-row table:style-name="ro1">
          <table:table-cell office:value-type="string" calcext:value-type="string">
            <text:p>arraycopy_7_7</text:p>
          </table:table-cell>
          <table:table-cell office:value-type="float" office:value="21.190685424" calcext:value-type="float">
            <text:p>21.190685424</text:p>
          </table:table-cell>
          <table:table-cell office:value-type="float" office:value="20.9653849442" calcext:value-type="float">
            <text:p>20.9653849442</text:p>
          </table:table-cell>
          <table:table-cell office:value-type="float" office:value="21.4894494868" calcext:value-type="float">
            <text:p>21.4894494868</text:p>
          </table:table-cell>
          <table:table-cell office:value-type="float" office:value="21.3480884497" calcext:value-type="float">
            <text:p>21.3480884497</text:p>
          </table:table-cell>
        </table:table-row>
      </table:table>
      <table:table table:name="Sheet2" table:style-name="ta1">
        <table:shapes>
          <draw:frame draw:z-index="0" draw:style-name="gr1" draw:text-style-name="P1" svg:width="964.8pt" svg:height="437.05pt" svg:x="92.64pt" svg:y="19.39pt">
            <loext:p draw:notify-on-update-of-ranges="Sheet2.A1:Sheet2.A100 Sheet2.B1:Sheet2.B100 Sheet2.C1:Sheet2.C100 Sheet2.D1:Sheet2.D100 Sheet2.E1:Sheet2.E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raycopy_0_0</text:p>
          </table:table-cell>
          <table:table-cell office:value-type="float" office:value="32.1634378992" calcext:value-type="float">
            <text:p>32.1634378992</text:p>
          </table:table-cell>
          <table:table-cell office:value-type="float" office:value="32.1527796952" calcext:value-type="float">
            <text:p>32.1527796952</text:p>
          </table:table-cell>
          <table:table-cell office:value-type="float" office:value="32.1809423746" calcext:value-type="float">
            <text:p>32.1809423746</text:p>
          </table:table-cell>
          <table:table-cell office:value-type="float" office:value="32.1718275266" calcext:value-type="float">
            <text:p>32.1718275266</text:p>
          </table:table-cell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37.3721313341" calcext:value-type="float">
            <text:p>37.3721313341</text:p>
          </table:table-cell>
          <table:table-cell office:value-type="float" office:value="35.9450604869" calcext:value-type="float">
            <text:p>35.9450604869</text:p>
          </table:table-cell>
          <table:table-cell office:value-type="float" office:value="39.2984067244" calcext:value-type="float">
            <text:p>39.2984067244</text:p>
          </table:table-cell>
          <table:table-cell office:value-type="float" office:value="38.3965050039" calcext:value-type="float">
            <text:p>38.3965050039</text:p>
          </table:table-cell>
        </table:table-row>
        <table:table-row table:style-name="ro1">
          <table:table-cell office:value-type="string" calcext:value-type="string">
            <text:p>arraycopy_0_13</text:p>
          </table:table-cell>
          <table:table-cell office:value-type="float" office:value="37.6975585886" calcext:value-type="float">
            <text:p>37.6975585886</text:p>
          </table:table-cell>
          <table:table-cell office:value-type="float" office:value="37.6943565665" calcext:value-type="float">
            <text:p>37.6943565665</text:p>
          </table:table-cell>
          <table:table-cell office:value-type="float" office:value="37.7031246657" calcext:value-type="float">
            <text:p>37.7031246657</text:p>
          </table:table-cell>
          <table:table-cell office:value-type="float" office:value="37.6999163336" calcext:value-type="float">
            <text:p>37.6999163336</text:p>
          </table:table-cell>
        </table:table-row>
        <table:table-row table:style-name="ro1">
          <table:table-cell office:value-type="string" calcext:value-type="string">
            <text:p>arraycopy_0_19</text:p>
          </table:table-cell>
          <table:table-cell office:value-type="float" office:value="37.6970627968" calcext:value-type="float">
            <text:p>37.6970627968</text:p>
          </table:table-cell>
          <table:table-cell office:value-type="float" office:value="36.9356239859" calcext:value-type="float">
            <text:p>36.9356239859</text:p>
          </table:table-cell>
          <table:table-cell office:value-type="float" office:value="38.6623370157" calcext:value-type="float">
            <text:p>38.6623370157</text:p>
          </table:table-cell>
          <table:table-cell office:value-type="float" office:value="38.2000521542" calcext:value-type="float">
            <text:p>38.2000521542</text:p>
          </table:table-cell>
        </table:table-row>
        <table:table-row table:style-name="ro1">
          <table:table-cell office:value-type="string" calcext:value-type="string">
            <text:p>arraycopy_0_23</text:p>
          </table:table-cell>
          <table:table-cell office:value-type="float" office:value="37.6983994414" calcext:value-type="float">
            <text:p>37.6983994414</text:p>
          </table:table-cell>
          <table:table-cell office:value-type="float" office:value="37.6955866306" calcext:value-type="float">
            <text:p>37.6955866306</text:p>
          </table:table-cell>
          <table:table-cell office:value-type="float" office:value="37.7054304608" calcext:value-type="float">
            <text:p>37.7054304608</text:p>
          </table:table-cell>
          <table:table-cell office:value-type="float" office:value="37.7015920357" calcext:value-type="float">
            <text:p>37.7015920357</text:p>
          </table:table-cell>
        </table:table-row>
        <table:table-row table:style-name="ro1">
          <table:table-cell office:value-type="string" calcext:value-type="string">
            <text:p>arraycopy_0_29</text:p>
          </table:table-cell>
          <table:table-cell office:value-type="float" office:value="37.6951871103" calcext:value-type="float">
            <text:p>37.6951871103</text:p>
          </table:table-cell>
          <table:table-cell office:value-type="float" office:value="37.6897901633" calcext:value-type="float">
            <text:p>37.6897901633</text:p>
          </table:table-cell>
          <table:table-cell office:value-type="float" office:value="37.7078953029" calcext:value-type="float">
            <text:p>37.7078953029</text:p>
          </table:table-cell>
          <table:table-cell office:value-type="float" office:value="37.700725469" calcext:value-type="float">
            <text:p>37.700725469</text:p>
          </table:table-cell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37.6981729993" calcext:value-type="float">
            <text:p>37.6981729993</text:p>
          </table:table-cell>
          <table:table-cell office:value-type="float" office:value="37.6938013211" calcext:value-type="float">
            <text:p>37.6938013211</text:p>
          </table:table-cell>
          <table:table-cell office:value-type="float" office:value="37.7064754757" calcext:value-type="float">
            <text:p>37.7064754757</text:p>
          </table:table-cell>
          <table:table-cell office:value-type="float" office:value="37.701789316" calcext:value-type="float">
            <text:p>37.701789316</text:p>
          </table:table-cell>
        </table:table-row>
        <table:table-row table:style-name="ro1">
          <table:table-cell office:value-type="string" calcext:value-type="string">
            <text:p>arraycopy_0_31</text:p>
          </table:table-cell>
          <table:table-cell office:value-type="float" office:value="37.6967259216" calcext:value-type="float">
            <text:p>37.6967259216</text:p>
          </table:table-cell>
          <table:table-cell office:value-type="float" office:value="37.6909691125" calcext:value-type="float">
            <text:p>37.6909691125</text:p>
          </table:table-cell>
          <table:table-cell office:value-type="float" office:value="37.7067455328" calcext:value-type="float">
            <text:p>37.7067455328</text:p>
          </table:table-cell>
          <table:table-cell office:value-type="float" office:value="37.7009702494" calcext:value-type="float">
            <text:p>37.7009702494</text:p>
          </table:table-cell>
        </table:table-row>
        <table:table-row table:style-name="ro1">
          <table:table-cell office:value-type="string" calcext:value-type="string">
            <text:p>arraycopy_0_5</text:p>
          </table:table-cell>
          <table:table-cell office:value-type="float" office:value="37.7041366312" calcext:value-type="float">
            <text:p>37.7041366312</text:p>
          </table:table-cell>
          <table:table-cell office:value-type="float" office:value="37.6987647275" calcext:value-type="float">
            <text:p>37.6987647275</text:p>
          </table:table-cell>
          <table:table-cell office:value-type="float" office:value="37.7122909931" calcext:value-type="float">
            <text:p>37.7122909931</text:p>
          </table:table-cell>
          <table:table-cell office:value-type="float" office:value="37.7085825595" calcext:value-type="float">
            <text:p>37.7085825595</text:p>
          </table:table-cell>
        </table:table-row>
        <table:table-row table:style-name="ro1">
          <table:table-cell office:value-type="string" calcext:value-type="string">
            <text:p>arraycopy_0_7</text:p>
          </table:table-cell>
          <table:table-cell office:value-type="float" office:value="37.6956626593" calcext:value-type="float">
            <text:p>37.6956626593</text:p>
          </table:table-cell>
          <table:table-cell office:value-type="float" office:value="37.6712623069" calcext:value-type="float">
            <text:p>37.6712623069</text:p>
          </table:table-cell>
          <table:table-cell office:value-type="float" office:value="37.7362482014" calcext:value-type="float">
            <text:p>37.7362482014</text:p>
          </table:table-cell>
          <table:table-cell office:value-type="float" office:value="37.7178561116" calcext:value-type="float">
            <text:p>37.7178561116</text:p>
          </table:table-cell>
        </table:table-row>
        <table:table-row table:style-name="ro1">
          <table:table-cell office:value-type="string" calcext:value-type="string">
            <text:p>arraycopy_13_0</text:p>
          </table:table-cell>
          <table:table-cell office:value-type="float" office:value="45.4640210682" calcext:value-type="float">
            <text:p>45.4640210682</text:p>
          </table:table-cell>
          <table:table-cell office:value-type="float" office:value="44.221135342" calcext:value-type="float">
            <text:p>44.221135342</text:p>
          </table:table-cell>
          <table:table-cell office:value-type="float" office:value="47.0607566225" calcext:value-type="float">
            <text:p>47.0607566225</text:p>
          </table:table-cell>
          <table:table-cell office:value-type="float" office:value="46.3003814513" calcext:value-type="float">
            <text:p>46.3003814513</text:p>
          </table:table-cell>
        </table:table-row>
        <table:table-row table:style-name="ro1">
          <table:table-cell office:value-type="string" calcext:value-type="string">
            <text:p>arraycopy_13_1</text:p>
          </table:table-cell>
          <table:table-cell office:value-type="float" office:value="52.3463241628" calcext:value-type="float">
            <text:p>52.3463241628</text:p>
          </table:table-cell>
          <table:table-cell office:value-type="float" office:value="52.0232052994" calcext:value-type="float">
            <text:p>52.0232052994</text:p>
          </table:table-cell>
          <table:table-cell office:value-type="float" office:value="52.757319174" calcext:value-type="float">
            <text:p>52.757319174</text:p>
          </table:table-cell>
          <table:table-cell office:value-type="float" office:value="52.560776001" calcext:value-type="float">
            <text:p>52.560776001</text:p>
          </table:table-cell>
        </table:table-row>
        <table:table-row table:style-name="ro1">
          <table:table-cell office:value-type="string" calcext:value-type="string">
            <text:p>arraycopy_13_13</text:p>
          </table:table-cell>
          <table:table-cell office:value-type="float" office:value="49.2484673634" calcext:value-type="float">
            <text:p>49.2484673634</text:p>
          </table:table-cell>
          <table:table-cell office:value-type="float" office:value="49.1122779507" calcext:value-type="float">
            <text:p>49.1122779507</text:p>
          </table:table-cell>
          <table:table-cell office:value-type="float" office:value="49.5542051182" calcext:value-type="float">
            <text:p>49.5542051182</text:p>
          </table:table-cell>
          <table:table-cell office:value-type="float" office:value="49.3895406613" calcext:value-type="float">
            <text:p>49.3895406613</text:p>
          </table:table-cell>
        </table:table-row>
        <table:table-row table:style-name="ro1">
          <table:table-cell office:value-type="string" calcext:value-type="string">
            <text:p>arraycopy_13_19</text:p>
          </table:table-cell>
          <table:table-cell office:value-type="float" office:value="48.7156108111" calcext:value-type="float">
            <text:p>48.7156108111</text:p>
          </table:table-cell>
          <table:table-cell office:value-type="float" office:value="48.6722002426" calcext:value-type="float">
            <text:p>48.6722002426</text:p>
          </table:table-cell>
          <table:table-cell office:value-type="float" office:value="48.799503592" calcext:value-type="float">
            <text:p>48.799503592</text:p>
          </table:table-cell>
          <table:table-cell office:value-type="float" office:value="48.7590587726" calcext:value-type="float">
            <text:p>48.7590587726</text:p>
          </table:table-cell>
        </table:table-row>
        <table:table-row table:style-name="ro1">
          <table:table-cell office:value-type="string" calcext:value-type="string">
            <text:p>arraycopy_13_23</text:p>
          </table:table-cell>
          <table:table-cell office:value-type="float" office:value="39.1359464832" calcext:value-type="float">
            <text:p>39.1359464832</text:p>
          </table:table-cell>
          <table:table-cell office:value-type="float" office:value="38.2600143726" calcext:value-type="float">
            <text:p>38.2600143726</text:p>
          </table:table-cell>
          <table:table-cell office:value-type="float" office:value="40.3620591626" calcext:value-type="float">
            <text:p>40.3620591626</text:p>
          </table:table-cell>
          <table:table-cell office:value-type="float" office:value="39.7738302683" calcext:value-type="float">
            <text:p>39.7738302683</text:p>
          </table:table-cell>
        </table:table-row>
        <table:table-row table:style-name="ro1">
          <table:table-cell office:value-type="string" calcext:value-type="string">
            <text:p>arraycopy_13_29</text:p>
          </table:table-cell>
          <table:table-cell office:value-type="float" office:value="48.6565431731" calcext:value-type="float">
            <text:p>48.6565431731</text:p>
          </table:table-cell>
          <table:table-cell office:value-type="float" office:value="48.5970964487" calcext:value-type="float">
            <text:p>48.5970964487</text:p>
          </table:table-cell>
          <table:table-cell office:value-type="float" office:value="48.7852738217" calcext:value-type="float">
            <text:p>48.7852738217</text:p>
          </table:table-cell>
          <table:table-cell office:value-type="float" office:value="48.713514995" calcext:value-type="float">
            <text:p>48.713514995</text:p>
          </table:table-cell>
        </table:table-row>
        <table:table-row table:style-name="ro1">
          <table:table-cell office:value-type="string" calcext:value-type="string">
            <text:p>arraycopy_13_3</text:p>
          </table:table-cell>
          <table:table-cell office:value-type="float" office:value="52.3468847281" calcext:value-type="float">
            <text:p>52.3468847281</text:p>
          </table:table-cell>
          <table:table-cell office:value-type="float" office:value="52.3396683157" calcext:value-type="float">
            <text:p>52.3396683157</text:p>
          </table:table-cell>
          <table:table-cell office:value-type="float" office:value="52.3633254572" calcext:value-type="float">
            <text:p>52.3633254572</text:p>
          </table:table-cell>
          <table:table-cell office:value-type="float" office:value="52.3547497832" calcext:value-type="float">
            <text:p>52.3547497832</text:p>
          </table:table-cell>
        </table:table-row>
        <table:table-row table:style-name="ro1">
          <table:table-cell office:value-type="string" calcext:value-type="string">
            <text:p>arraycopy_13_31</text:p>
          </table:table-cell>
          <table:table-cell office:value-type="float" office:value="48.7330488766" calcext:value-type="float">
            <text:p>48.7330488766</text:p>
          </table:table-cell>
          <table:table-cell office:value-type="float" office:value="46.2564753568" calcext:value-type="float">
            <text:p>46.2564753568</text:p>
          </table:table-cell>
          <table:table-cell office:value-type="float" office:value="51.9013661986" calcext:value-type="float">
            <text:p>51.9013661986</text:p>
          </table:table-cell>
          <table:table-cell office:value-type="float" office:value="50.3899073289" calcext:value-type="float">
            <text:p>50.3899073289</text:p>
          </table:table-cell>
        </table:table-row>
        <table:table-row table:style-name="ro1">
          <table:table-cell office:value-type="string" calcext:value-type="string">
            <text:p>arraycopy_13_5</text:p>
          </table:table-cell>
          <table:table-cell office:value-type="float" office:value="52.3454481473" calcext:value-type="float">
            <text:p>52.3454481473</text:p>
          </table:table-cell>
          <table:table-cell office:value-type="float" office:value="52.33847241" calcext:value-type="float">
            <text:p>52.33847241</text:p>
          </table:table-cell>
          <table:table-cell office:value-type="float" office:value="52.3567039038" calcext:value-type="float">
            <text:p>52.3567039038</text:p>
          </table:table-cell>
          <table:table-cell office:value-type="float" office:value="52.3501557029" calcext:value-type="float">
            <text:p>52.3501557029</text:p>
          </table:table-cell>
        </table:table-row>
        <table:table-row table:style-name="ro1">
          <table:table-cell office:value-type="string" calcext:value-type="string">
            <text:p>arraycopy_13_7</text:p>
          </table:table-cell>
          <table:table-cell office:value-type="float" office:value="52.3474226009" calcext:value-type="float">
            <text:p>52.3474226009</text:p>
          </table:table-cell>
          <table:table-cell office:value-type="float" office:value="52.3391616385" calcext:value-type="float">
            <text:p>52.3391616385</text:p>
          </table:table-cell>
          <table:table-cell office:value-type="float" office:value="52.3638079782" calcext:value-type="float">
            <text:p>52.3638079782</text:p>
          </table:table-cell>
          <table:table-cell office:value-type="float" office:value="52.3550368902" calcext:value-type="float">
            <text:p>52.3550368902</text:p>
          </table:table-cell>
        </table:table-row>
        <table:table-row table:style-name="ro1">
          <table:table-cell office:value-type="string" calcext:value-type="string">
            <text:p>arraycopy_19_0</text:p>
          </table:table-cell>
          <table:table-cell office:value-type="float" office:value="44.8481774866" calcext:value-type="float">
            <text:p>44.8481774866</text:p>
          </table:table-cell>
          <table:table-cell office:value-type="float" office:value="44.4627632929" calcext:value-type="float">
            <text:p>44.4627632929</text:p>
          </table:table-cell>
          <table:table-cell office:value-type="float" office:value="45.3580477105" calcext:value-type="float">
            <text:p>45.3580477105</text:p>
          </table:table-cell>
          <table:table-cell office:value-type="float" office:value="45.1174486996" calcext:value-type="float">
            <text:p>45.1174486996</text:p>
          </table:table-cell>
        </table:table-row>
        <table:table-row table:style-name="ro1">
          <table:table-cell office:value-type="string" calcext:value-type="string">
            <text:p>arraycopy_19_1</text:p>
          </table:table-cell>
          <table:table-cell office:value-type="float" office:value="49.871891603" calcext:value-type="float">
            <text:p>49.871891603</text:p>
          </table:table-cell>
          <table:table-cell office:value-type="float" office:value="49.8551177096" calcext:value-type="float">
            <text:p>49.8551177096</text:p>
          </table:table-cell>
          <table:table-cell office:value-type="float" office:value="49.9034950505" calcext:value-type="float">
            <text:p>49.9034950505</text:p>
          </table:table-cell>
          <table:table-cell office:value-type="float" office:value="49.8884870901" calcext:value-type="float">
            <text:p>49.8884870901</text:p>
          </table:table-cell>
        </table:table-row>
        <table:table-row table:style-name="ro1">
          <table:table-cell office:value-type="string" calcext:value-type="string">
            <text:p>arraycopy_19_13</text:p>
          </table:table-cell>
          <table:table-cell office:value-type="float" office:value="49.873118538" calcext:value-type="float">
            <text:p>49.873118538</text:p>
          </table:table-cell>
          <table:table-cell office:value-type="float" office:value="49.8667312217" calcext:value-type="float">
            <text:p>49.8667312217</text:p>
          </table:table-cell>
          <table:table-cell office:value-type="float" office:value="49.8891655958" calcext:value-type="float">
            <text:p>49.8891655958</text:p>
          </table:table-cell>
          <table:table-cell office:value-type="float" office:value="49.8804293399" calcext:value-type="float">
            <text:p>49.8804293399</text:p>
          </table:table-cell>
        </table:table-row>
        <table:table-row table:style-name="ro1">
          <table:table-cell office:value-type="string" calcext:value-type="string">
            <text:p>arraycopy_19_19</text:p>
          </table:table-cell>
          <table:table-cell office:value-type="float" office:value="49.9017477485" calcext:value-type="float">
            <text:p>49.9017477485</text:p>
          </table:table-cell>
          <table:table-cell office:value-type="float" office:value="49.8111151357" calcext:value-type="float">
            <text:p>49.8111151357</text:p>
          </table:table-cell>
          <table:table-cell office:value-type="float" office:value="50.1452117856" calcext:value-type="float">
            <text:p>50.1452117856</text:p>
          </table:table-cell>
          <table:table-cell office:value-type="float" office:value="50.0064235171" calcext:value-type="float">
            <text:p>50.0064235171</text:p>
          </table:table-cell>
        </table:table-row>
        <table:table-row table:style-name="ro1">
          <table:table-cell office:value-type="string" calcext:value-type="string">
            <text:p>arraycopy_19_23</text:p>
          </table:table-cell>
          <table:table-cell office:value-type="float" office:value="50.5290110489" calcext:value-type="float">
            <text:p>50.5290110489</text:p>
          </table:table-cell>
          <table:table-cell office:value-type="float" office:value="50.3489482241" calcext:value-type="float">
            <text:p>50.3489482241</text:p>
          </table:table-cell>
          <table:table-cell office:value-type="float" office:value="50.8112982143" calcext:value-type="float">
            <text:p>50.8112982143</text:p>
          </table:table-cell>
          <table:table-cell office:value-type="float" office:value="50.6648666969" calcext:value-type="float">
            <text:p>50.6648666969</text:p>
          </table:table-cell>
        </table:table-row>
        <table:table-row table:style-name="ro1">
          <table:table-cell office:value-type="string" calcext:value-type="string">
            <text:p>arraycopy_19_29</text:p>
          </table:table-cell>
          <table:table-cell office:value-type="float" office:value="50.5820611731" calcext:value-type="float">
            <text:p>50.5820611731</text:p>
          </table:table-cell>
          <table:table-cell office:value-type="float" office:value="50.5074581244" calcext:value-type="float">
            <text:p>50.5074581244</text:p>
          </table:table-cell>
          <table:table-cell office:value-type="float" office:value="50.723629344" calcext:value-type="float">
            <text:p>50.723629344</text:p>
          </table:table-cell>
          <table:table-cell office:value-type="float" office:value="50.6455764681" calcext:value-type="float">
            <text:p>50.6455764681</text:p>
          </table:table-cell>
        </table:table-row>
        <table:table-row table:style-name="ro1">
          <table:table-cell office:value-type="string" calcext:value-type="string">
            <text:p>arraycopy_19_3</text:p>
          </table:table-cell>
          <table:table-cell office:value-type="float" office:value="49.8714231807" calcext:value-type="float">
            <text:p>49.8714231807</text:p>
          </table:table-cell>
          <table:table-cell office:value-type="float" office:value="49.8583816659" calcext:value-type="float">
            <text:p>49.8583816659</text:p>
          </table:table-cell>
          <table:table-cell office:value-type="float" office:value="49.8930245226" calcext:value-type="float">
            <text:p>49.8930245226</text:p>
          </table:table-cell>
          <table:table-cell office:value-type="float" office:value="49.8827837918" calcext:value-type="float">
            <text:p>49.8827837918</text:p>
          </table:table-cell>
        </table:table-row>
        <table:table-row table:style-name="ro1">
          <table:table-cell office:value-type="string" calcext:value-type="string">
            <text:p>arraycopy_19_31</text:p>
          </table:table-cell>
          <table:table-cell office:value-type="float" office:value="50.5816098304" calcext:value-type="float">
            <text:p>50.5816098304</text:p>
          </table:table-cell>
          <table:table-cell office:value-type="float" office:value="50.3676298987" calcext:value-type="float">
            <text:p>50.3676298987</text:p>
          </table:table-cell>
          <table:table-cell office:value-type="float" office:value="50.871737241" calcext:value-type="float">
            <text:p>50.871737241</text:p>
          </table:table-cell>
          <table:table-cell office:value-type="float" office:value="50.7353036091" calcext:value-type="float">
            <text:p>50.7353036091</text:p>
          </table:table-cell>
        </table:table-row>
        <table:table-row table:style-name="ro1">
          <table:table-cell office:value-type="string" calcext:value-type="string">
            <text:p>arraycopy_19_5</text:p>
          </table:table-cell>
          <table:table-cell office:value-type="float" office:value="43.0223193934" calcext:value-type="float">
            <text:p>43.0223193934</text:p>
          </table:table-cell>
          <table:table-cell office:value-type="float" office:value="42.9092711129" calcext:value-type="float">
            <text:p>42.9092711129</text:p>
          </table:table-cell>
          <table:table-cell office:value-type="float" office:value="43.1900544423" calcext:value-type="float">
            <text:p>43.1900544423</text:p>
          </table:table-cell>
          <table:table-cell office:value-type="float" office:value="43.1135320175" calcext:value-type="float">
            <text:p>43.1135320175</text:p>
          </table:table-cell>
        </table:table-row>
        <table:table-row table:style-name="ro1">
          <table:table-cell office:value-type="string" calcext:value-type="string">
            <text:p>arraycopy_19_7</text:p>
          </table:table-cell>
          <table:table-cell office:value-type="float" office:value="49.877967756" calcext:value-type="float">
            <text:p>49.877967756</text:p>
          </table:table-cell>
          <table:table-cell office:value-type="float" office:value="49.8668774043" calcext:value-type="float">
            <text:p>49.8668774043</text:p>
          </table:table-cell>
          <table:table-cell office:value-type="float" office:value="49.8998607527" calcext:value-type="float">
            <text:p>49.8998607527</text:p>
          </table:table-cell>
          <table:table-cell office:value-type="float" office:value="49.8888173198" calcext:value-type="float">
            <text:p>49.8888173198</text:p>
          </table:table-cell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37.7286293184" calcext:value-type="float">
            <text:p>37.7286293184</text:p>
          </table:table-cell>
          <table:table-cell office:value-type="float" office:value="35.9716981475" calcext:value-type="float">
            <text:p>35.9716981475</text:p>
          </table:table-cell>
          <table:table-cell office:value-type="float" office:value="40.5529197878" calcext:value-type="float">
            <text:p>40.5529197878</text:p>
          </table:table-cell>
          <table:table-cell office:value-type="float" office:value="39.2796109502" calcext:value-type="float">
            <text:p>39.2796109502</text:p>
          </table:table-cell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38.0023573962" calcext:value-type="float">
            <text:p>38.0023573962</text:p>
          </table:table-cell>
          <table:table-cell office:value-type="float" office:value="37.3580077812" calcext:value-type="float">
            <text:p>37.3580077812</text:p>
          </table:table-cell>
          <table:table-cell office:value-type="float" office:value="39.2439371532" calcext:value-type="float">
            <text:p>39.2439371532</text:p>
          </table:table-cell>
          <table:table-cell office:value-type="float" office:value="38.4976879396" calcext:value-type="float">
            <text:p>38.4976879396</text:p>
          </table:table-cell>
        </table:table-row>
        <table:table-row table:style-name="ro1">
          <table:table-cell office:value-type="string" calcext:value-type="string">
            <text:p>arraycopy_1_13</text:p>
          </table:table-cell>
          <table:table-cell office:value-type="float" office:value="49.4653148707" calcext:value-type="float">
            <text:p>49.4653148707</text:p>
          </table:table-cell>
          <table:table-cell office:value-type="float" office:value="49.3025421873" calcext:value-type="float">
            <text:p>49.3025421873</text:p>
          </table:table-cell>
          <table:table-cell office:value-type="float" office:value="49.7961806745" calcext:value-type="float">
            <text:p>49.7961806745</text:p>
          </table:table-cell>
          <table:table-cell office:value-type="float" office:value="49.6333629344" calcext:value-type="float">
            <text:p>49.6333629344</text:p>
          </table:table-cell>
        </table:table-row>
        <table:table-row table:style-name="ro1">
          <table:table-cell office:value-type="string" calcext:value-type="string">
            <text:p>arraycopy_1_19</text:p>
          </table:table-cell>
          <table:table-cell office:value-type="float" office:value="38.2794505089" calcext:value-type="float">
            <text:p>38.2794505089</text:p>
          </table:table-cell>
          <table:table-cell office:value-type="float" office:value="36.2056645801" calcext:value-type="float">
            <text:p>36.2056645801</text:p>
          </table:table-cell>
          <table:table-cell office:value-type="float" office:value="41.2643828767" calcext:value-type="float">
            <text:p>41.2643828767</text:p>
          </table:table-cell>
          <table:table-cell office:value-type="float" office:value="39.8623311763" calcext:value-type="float">
            <text:p>39.8623311763</text:p>
          </table:table-cell>
        </table:table-row>
        <table:table-row table:style-name="ro1">
          <table:table-cell office:value-type="string" calcext:value-type="string">
            <text:p>arraycopy_1_23</text:p>
          </table:table-cell>
          <table:table-cell office:value-type="float" office:value="38.3440213117" calcext:value-type="float">
            <text:p>38.3440213117</text:p>
          </table:table-cell>
          <table:table-cell office:value-type="float" office:value="36.176255131" calcext:value-type="float">
            <text:p>36.176255131</text:p>
          </table:table-cell>
          <table:table-cell office:value-type="float" office:value="41.2594632146" calcext:value-type="float">
            <text:p>41.2594632146</text:p>
          </table:table-cell>
          <table:table-cell office:value-type="float" office:value="39.8956253511" calcext:value-type="float">
            <text:p>39.8956253511</text:p>
          </table:table-cell>
        </table:table-row>
        <table:table-row table:style-name="ro1">
          <table:table-cell office:value-type="string" calcext:value-type="string">
            <text:p>arraycopy_1_29</text:p>
          </table:table-cell>
          <table:table-cell office:value-type="float" office:value="50.4414036465" calcext:value-type="float">
            <text:p>50.4414036465</text:p>
          </table:table-cell>
          <table:table-cell office:value-type="float" office:value="50.1196608857" calcext:value-type="float">
            <text:p>50.1196608857</text:p>
          </table:table-cell>
          <table:table-cell office:value-type="float" office:value="50.9501827742" calcext:value-type="float">
            <text:p>50.9501827742</text:p>
          </table:table-cell>
          <table:table-cell office:value-type="float" office:value="50.6947253805" calcext:value-type="float">
            <text:p>50.6947253805</text:p>
          </table:table-cell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39.2603643701" calcext:value-type="float">
            <text:p>39.2603643701</text:p>
          </table:table-cell>
          <table:table-cell office:value-type="float" office:value="38.0817181216" calcext:value-type="float">
            <text:p>38.0817181216</text:p>
          </table:table-cell>
          <table:table-cell office:value-type="float" office:value="40.7524682092" calcext:value-type="float">
            <text:p>40.7524682092</text:p>
          </table:table-cell>
          <table:table-cell office:value-type="float" office:value="40.0374470317" calcext:value-type="float">
            <text:p>40.0374470317</text:p>
          </table:table-cell>
        </table:table-row>
        <table:table-row table:style-name="ro1">
          <table:table-cell office:value-type="string" calcext:value-type="string">
            <text:p>arraycopy_1_31</text:p>
          </table:table-cell>
          <table:table-cell office:value-type="float" office:value="50.2551991587" calcext:value-type="float">
            <text:p>50.2551991587</text:p>
          </table:table-cell>
          <table:table-cell office:value-type="float" office:value="49.7936659898" calcext:value-type="float">
            <text:p>49.7936659898</text:p>
          </table:table-cell>
          <table:table-cell office:value-type="float" office:value="51.1492993533" calcext:value-type="float">
            <text:p>51.1492993533</text:p>
          </table:table-cell>
          <table:table-cell office:value-type="float" office:value="50.7359678733" calcext:value-type="float">
            <text:p>50.7359678733</text:p>
          </table:table-cell>
        </table:table-row>
        <table:table-row table:style-name="ro1">
          <table:table-cell office:value-type="string" calcext:value-type="string">
            <text:p>arraycopy_1_5</text:p>
          </table:table-cell>
          <table:table-cell office:value-type="float" office:value="49.3468534781" calcext:value-type="float">
            <text:p>49.3468534781</text:p>
          </table:table-cell>
          <table:table-cell office:value-type="float" office:value="49.1145908182" calcext:value-type="float">
            <text:p>49.1145908182</text:p>
          </table:table-cell>
          <table:table-cell office:value-type="float" office:value="49.9257385532" calcext:value-type="float">
            <text:p>49.9257385532</text:p>
          </table:table-cell>
          <table:table-cell office:value-type="float" office:value="49.6228102203" calcext:value-type="float">
            <text:p>49.6228102203</text:p>
          </table:table-cell>
        </table:table-row>
        <table:table-row table:style-name="ro1">
          <table:table-cell office:value-type="string" calcext:value-type="string">
            <text:p>arraycopy_1_7</text:p>
          </table:table-cell>
          <table:table-cell office:value-type="float" office:value="49.4296345021" calcext:value-type="float">
            <text:p>49.4296345021</text:p>
          </table:table-cell>
          <table:table-cell office:value-type="float" office:value="49.1890981595" calcext:value-type="float">
            <text:p>49.1890981595</text:p>
          </table:table-cell>
          <table:table-cell office:value-type="float" office:value="50.0246608776" calcext:value-type="float">
            <text:p>50.0246608776</text:p>
          </table:table-cell>
          <table:table-cell office:value-type="float" office:value="49.6967108908" calcext:value-type="float">
            <text:p>49.6967108908</text:p>
          </table:table-cell>
        </table:table-row>
        <table:table-row table:style-name="ro1">
          <table:table-cell office:value-type="string" calcext:value-type="string">
            <text:p>arraycopy_23_0</text:p>
          </table:table-cell>
          <table:table-cell office:value-type="float" office:value="44.8468439845" calcext:value-type="float">
            <text:p>44.8468439845</text:p>
          </table:table-cell>
          <table:table-cell office:value-type="float" office:value="44.8200282055" calcext:value-type="float">
            <text:p>44.8200282055</text:p>
          </table:table-cell>
          <table:table-cell office:value-type="float" office:value="44.8928266493" calcext:value-type="float">
            <text:p>44.8928266493</text:p>
          </table:table-cell>
          <table:table-cell office:value-type="float" office:value="44.8713643105" calcext:value-type="float">
            <text:p>44.8713643105</text:p>
          </table:table-cell>
        </table:table-row>
        <table:table-row table:style-name="ro1">
          <table:table-cell office:value-type="string" calcext:value-type="string">
            <text:p>arraycopy_23_1</text:p>
          </table:table-cell>
          <table:table-cell office:value-type="float" office:value="49.8735851429" calcext:value-type="float">
            <text:p>49.8735851429</text:p>
          </table:table-cell>
          <table:table-cell office:value-type="float" office:value="49.8607186903" calcext:value-type="float">
            <text:p>49.8607186903</text:p>
          </table:table-cell>
          <table:table-cell office:value-type="float" office:value="49.8973051948" calcext:value-type="float">
            <text:p>49.8973051948</text:p>
          </table:table-cell>
          <table:table-cell office:value-type="float" office:value="49.886178298" calcext:value-type="float">
            <text:p>49.886178298</text:p>
          </table:table-cell>
        </table:table-row>
        <table:table-row table:style-name="ro1">
          <table:table-cell office:value-type="string" calcext:value-type="string">
            <text:p>arraycopy_23_13</text:p>
          </table:table-cell>
          <table:table-cell office:value-type="float" office:value="49.8777176054" calcext:value-type="float">
            <text:p>49.8777176054</text:p>
          </table:table-cell>
          <table:table-cell office:value-type="float" office:value="49.8684522491" calcext:value-type="float">
            <text:p>49.8684522491</text:p>
          </table:table-cell>
          <table:table-cell office:value-type="float" office:value="49.8939565776" calcext:value-type="float">
            <text:p>49.8939565776</text:p>
          </table:table-cell>
          <table:table-cell office:value-type="float" office:value="49.8859927293" calcext:value-type="float">
            <text:p>49.8859927293</text:p>
          </table:table-cell>
        </table:table-row>
        <table:table-row table:style-name="ro1">
          <table:table-cell office:value-type="string" calcext:value-type="string">
            <text:p>arraycopy_23_19</text:p>
          </table:table-cell>
          <table:table-cell office:value-type="float" office:value="50.2175010487" calcext:value-type="float">
            <text:p>50.2175010487</text:p>
          </table:table-cell>
          <table:table-cell office:value-type="float" office:value="50.1556226143" calcext:value-type="float">
            <text:p>50.1556226143</text:p>
          </table:table-cell>
          <table:table-cell office:value-type="float" office:value="50.3577205806" calcext:value-type="float">
            <text:p>50.3577205806</text:p>
          </table:table-cell>
          <table:table-cell office:value-type="float" office:value="50.2828970384" calcext:value-type="float">
            <text:p>50.2828970384</text:p>
          </table:table-cell>
        </table:table-row>
        <table:table-row table:style-name="ro1">
          <table:table-cell office:value-type="string" calcext:value-type="string">
            <text:p>arraycopy_23_23</text:p>
          </table:table-cell>
          <table:table-cell office:value-type="float" office:value="48.5292273794" calcext:value-type="float">
            <text:p>48.5292273794</text:p>
          </table:table-cell>
          <table:table-cell office:value-type="float" office:value="48.4947521056" calcext:value-type="float">
            <text:p>48.4947521056</text:p>
          </table:table-cell>
          <table:table-cell office:value-type="float" office:value="48.5876521519" calcext:value-type="float">
            <text:p>48.5876521519</text:p>
          </table:table-cell>
          <table:table-cell office:value-type="float" office:value="48.5597078988" calcext:value-type="float">
            <text:p>48.5597078988</text:p>
          </table:table-cell>
        </table:table-row>
        <table:table-row table:style-name="ro1">
          <table:table-cell office:value-type="string" calcext:value-type="string">
            <text:p>arraycopy_23_29</text:p>
          </table:table-cell>
          <table:table-cell office:value-type="float" office:value="39.4283640094" calcext:value-type="float">
            <text:p>39.4283640094</text:p>
          </table:table-cell>
          <table:table-cell office:value-type="float" office:value="37.4527439239" calcext:value-type="float">
            <text:p>37.4527439239</text:p>
          </table:table-cell>
          <table:table-cell office:value-type="float" office:value="41.961522216" calcext:value-type="float">
            <text:p>41.961522216</text:p>
          </table:table-cell>
          <table:table-cell office:value-type="float" office:value="40.7542172187" calcext:value-type="float">
            <text:p>40.7542172187</text:p>
          </table:table-cell>
        </table:table-row>
        <table:table-row table:style-name="ro1">
          <table:table-cell office:value-type="string" calcext:value-type="string">
            <text:p>arraycopy_23_3</text:p>
          </table:table-cell>
          <table:table-cell office:value-type="float" office:value="49.8671307627" calcext:value-type="float">
            <text:p>49.8671307627</text:p>
          </table:table-cell>
          <table:table-cell office:value-type="float" office:value="49.8563758385" calcext:value-type="float">
            <text:p>49.8563758385</text:p>
          </table:table-cell>
          <table:table-cell office:value-type="float" office:value="49.8889228967" calcext:value-type="float">
            <text:p>49.8889228967</text:p>
          </table:table-cell>
          <table:table-cell office:value-type="float" office:value="49.877344555" calcext:value-type="float">
            <text:p>49.877344555</text:p>
          </table:table-cell>
        </table:table-row>
        <table:table-row table:style-name="ro1">
          <table:table-cell office:value-type="string" calcext:value-type="string">
            <text:p>arraycopy_23_31</text:p>
          </table:table-cell>
          <table:table-cell office:value-type="float" office:value="50.5005507519" calcext:value-type="float">
            <text:p>50.5005507519</text:p>
          </table:table-cell>
          <table:table-cell office:value-type="float" office:value="50.1967957781" calcext:value-type="float">
            <text:p>50.1967957781</text:p>
          </table:table-cell>
          <table:table-cell office:value-type="float" office:value="51.0431735841" calcext:value-type="float">
            <text:p>51.0431735841</text:p>
          </table:table-cell>
          <table:table-cell office:value-type="float" office:value="50.7536888915" calcext:value-type="float">
            <text:p>50.7536888915</text:p>
          </table:table-cell>
        </table:table-row>
        <table:table-row table:style-name="ro1">
          <table:table-cell office:value-type="string" calcext:value-type="string">
            <text:p>arraycopy_23_5</text:p>
          </table:table-cell>
          <table:table-cell office:value-type="float" office:value="49.8638030815" calcext:value-type="float">
            <text:p>49.8638030815</text:p>
          </table:table-cell>
          <table:table-cell office:value-type="float" office:value="49.828002265" calcext:value-type="float">
            <text:p>49.828002265</text:p>
          </table:table-cell>
          <table:table-cell office:value-type="float" office:value="49.9269094806" calcext:value-type="float">
            <text:p>49.9269094806</text:p>
          </table:table-cell>
          <table:table-cell office:value-type="float" office:value="49.897976874" calcext:value-type="float">
            <text:p>49.897976874</text:p>
          </table:table-cell>
        </table:table-row>
        <table:table-row table:style-name="ro1">
          <table:table-cell office:value-type="string" calcext:value-type="string">
            <text:p>arraycopy_23_7</text:p>
          </table:table-cell>
          <table:table-cell office:value-type="float" office:value="49.8782734091" calcext:value-type="float">
            <text:p>49.8782734091</text:p>
          </table:table-cell>
          <table:table-cell office:value-type="float" office:value="49.8649016737" calcext:value-type="float">
            <text:p>49.8649016737</text:p>
          </table:table-cell>
          <table:table-cell office:value-type="float" office:value="49.9009525456" calcext:value-type="float">
            <text:p>49.9009525456</text:p>
          </table:table-cell>
          <table:table-cell office:value-type="float" office:value="49.8899878161" calcext:value-type="float">
            <text:p>49.8899878161</text:p>
          </table:table-cell>
        </table:table-row>
        <table:table-row table:style-name="ro1">
          <table:table-cell office:value-type="string" calcext:value-type="string">
            <text:p>arraycopy_29_0</text:p>
          </table:table-cell>
          <table:table-cell office:value-type="float" office:value="45.0610236215" calcext:value-type="float">
            <text:p>45.0610236215</text:p>
          </table:table-cell>
          <table:table-cell office:value-type="float" office:value="44.9751902576" calcext:value-type="float">
            <text:p>44.9751902576</text:p>
          </table:table-cell>
          <table:table-cell office:value-type="float" office:value="45.1975306705" calcext:value-type="float">
            <text:p>45.1975306705</text:p>
          </table:table-cell>
          <table:table-cell office:value-type="float" office:value="45.1261433621" calcext:value-type="float">
            <text:p>45.1261433621</text:p>
          </table:table-cell>
        </table:table-row>
        <table:table-row table:style-name="ro1">
          <table:table-cell office:value-type="string" calcext:value-type="string">
            <text:p>arraycopy_29_1</text:p>
          </table:table-cell>
          <table:table-cell office:value-type="float" office:value="48.5759703518" calcext:value-type="float">
            <text:p>48.5759703518</text:p>
          </table:table-cell>
          <table:table-cell office:value-type="float" office:value="47.3434579011" calcext:value-type="float">
            <text:p>47.3434579011</text:p>
          </table:table-cell>
          <table:table-cell office:value-type="float" office:value="51.9345025258" calcext:value-type="float">
            <text:p>51.9345025258</text:p>
          </table:table-cell>
          <table:table-cell office:value-type="float" office:value="49.9752832925" calcext:value-type="float">
            <text:p>49.9752832925</text:p>
          </table:table-cell>
        </table:table-row>
        <table:table-row table:style-name="ro1">
          <table:table-cell office:value-type="string" calcext:value-type="string">
            <text:p>arraycopy_29_13</text:p>
          </table:table-cell>
          <table:table-cell office:value-type="float" office:value="39.2613804567" calcext:value-type="float">
            <text:p>39.2613804567</text:p>
          </table:table-cell>
          <table:table-cell office:value-type="float" office:value="38.642706999" calcext:value-type="float">
            <text:p>38.642706999</text:p>
          </table:table-cell>
          <table:table-cell office:value-type="float" office:value="40.6552388878" calcext:value-type="float">
            <text:p>40.6552388878</text:p>
          </table:table-cell>
          <table:table-cell office:value-type="float" office:value="39.9986277331" calcext:value-type="float">
            <text:p>39.9986277331</text:p>
          </table:table-cell>
        </table:table-row>
        <table:table-row table:style-name="ro1">
          <table:table-cell office:value-type="string" calcext:value-type="string">
            <text:p>arraycopy_29_19</text:p>
          </table:table-cell>
          <table:table-cell office:value-type="float" office:value="50.4012164136" calcext:value-type="float">
            <text:p>50.4012164136</text:p>
          </table:table-cell>
          <table:table-cell office:value-type="float" office:value="50.2939116369" calcext:value-type="float">
            <text:p>50.2939116369</text:p>
          </table:table-cell>
          <table:table-cell office:value-type="float" office:value="50.6423536322" calcext:value-type="float">
            <text:p>50.6423536322</text:p>
          </table:table-cell>
          <table:table-cell office:value-type="float" office:value="50.5156698678" calcext:value-type="float">
            <text:p>50.5156698678</text:p>
          </table:table-cell>
        </table:table-row>
        <table:table-row table:style-name="ro1">
          <table:table-cell office:value-type="string" calcext:value-type="string">
            <text:p>arraycopy_29_23</text:p>
          </table:table-cell>
          <table:table-cell office:value-type="float" office:value="50.3726749972" calcext:value-type="float">
            <text:p>50.3726749972</text:p>
          </table:table-cell>
          <table:table-cell office:value-type="float" office:value="50.2946369941" calcext:value-type="float">
            <text:p>50.2946369941</text:p>
          </table:table-cell>
          <table:table-cell office:value-type="float" office:value="50.5687070377" calcext:value-type="float">
            <text:p>50.5687070377</text:p>
          </table:table-cell>
          <table:table-cell office:value-type="float" office:value="50.4607065746" calcext:value-type="float">
            <text:p>50.4607065746</text:p>
          </table:table-cell>
        </table:table-row>
        <table:table-row table:style-name="ro1">
          <table:table-cell office:value-type="string" calcext:value-type="string">
            <text:p>arraycopy_29_29</text:p>
          </table:table-cell>
          <table:table-cell office:value-type="float" office:value="49.2614681023" calcext:value-type="float">
            <text:p>49.2614681023</text:p>
          </table:table-cell>
          <table:table-cell office:value-type="float" office:value="49.1977304421" calcext:value-type="float">
            <text:p>49.1977304421</text:p>
          </table:table-cell>
          <table:table-cell office:value-type="float" office:value="49.3792369047" calcext:value-type="float">
            <text:p>49.3792369047</text:p>
          </table:table-cell>
          <table:table-cell office:value-type="float" office:value="49.3116220133" calcext:value-type="float">
            <text:p>49.3116220133</text:p>
          </table:table-cell>
        </table:table-row>
        <table:table-row table:style-name="ro1">
          <table:table-cell office:value-type="string" calcext:value-type="string">
            <text:p>arraycopy_29_3</text:p>
          </table:table-cell>
          <table:table-cell office:value-type="float" office:value="49.8204257977" calcext:value-type="float">
            <text:p>49.8204257977</text:p>
          </table:table-cell>
          <table:table-cell office:value-type="float" office:value="49.6886936845" calcext:value-type="float">
            <text:p>49.6886936845</text:p>
          </table:table-cell>
          <table:table-cell office:value-type="float" office:value="50.1451921459" calcext:value-type="float">
            <text:p>50.1451921459</text:p>
          </table:table-cell>
          <table:table-cell office:value-type="float" office:value="49.9815243491" calcext:value-type="float">
            <text:p>49.9815243491</text:p>
          </table:table-cell>
        </table:table-row>
        <table:table-row table:style-name="ro1">
          <table:table-cell office:value-type="string" calcext:value-type="string">
            <text:p>arraycopy_29_31</text:p>
          </table:table-cell>
          <table:table-cell office:value-type="float" office:value="39.1635251802" calcext:value-type="float">
            <text:p>39.1635251802</text:p>
          </table:table-cell>
          <table:table-cell office:value-type="float" office:value="36.6747665256" calcext:value-type="float">
            <text:p>36.6747665256</text:p>
          </table:table-cell>
          <table:table-cell office:value-type="float" office:value="42.4480075706" calcext:value-type="float">
            <text:p>42.4480075706</text:p>
          </table:table-cell>
          <table:table-cell office:value-type="float" office:value="40.9000497349" calcext:value-type="float">
            <text:p>40.9000497349</text:p>
          </table:table-cell>
        </table:table-row>
        <table:table-row table:style-name="ro1">
          <table:table-cell office:value-type="string" calcext:value-type="string">
            <text:p>arraycopy_29_5</text:p>
          </table:table-cell>
          <table:table-cell office:value-type="float" office:value="39.6553172835" calcext:value-type="float">
            <text:p>39.6553172835</text:p>
          </table:table-cell>
          <table:table-cell office:value-type="float" office:value="39.1756907322" calcext:value-type="float">
            <text:p>39.1756907322</text:p>
          </table:table-cell>
          <table:table-cell office:value-type="float" office:value="40.3256514972" calcext:value-type="float">
            <text:p>40.3256514972</text:p>
          </table:table-cell>
          <table:table-cell office:value-type="float" office:value="40.014462127" calcext:value-type="float">
            <text:p>40.014462127</text:p>
          </table:table-cell>
        </table:table-row>
        <table:table-row table:style-name="ro1">
          <table:table-cell office:value-type="string" calcext:value-type="string">
            <text:p>arraycopy_29_7</text:p>
          </table:table-cell>
          <table:table-cell office:value-type="float" office:value="48.5346751575" calcext:value-type="float">
            <text:p>48.5346751575</text:p>
          </table:table-cell>
          <table:table-cell office:value-type="float" office:value="47.2252996691" calcext:value-type="float">
            <text:p>47.2252996691</text:p>
          </table:table-cell>
          <table:table-cell office:value-type="float" office:value="52.0960762105" calcext:value-type="float">
            <text:p>52.0960762105</text:p>
          </table:table-cell>
          <table:table-cell office:value-type="float" office:value="50.0468506028" calcext:value-type="float">
            <text:p>50.0468506028</text:p>
          </table:table-cell>
        </table:table-row>
        <table:table-row table:style-name="ro1">
          <table:table-cell office:value-type="string" calcext:value-type="string">
            <text:p>arraycopy_31_0</text:p>
          </table:table-cell>
          <table:table-cell office:value-type="float" office:value="45.0165107256" calcext:value-type="float">
            <text:p>45.0165107256</text:p>
          </table:table-cell>
          <table:table-cell office:value-type="float" office:value="44.9830125348" calcext:value-type="float">
            <text:p>44.9830125348</text:p>
          </table:table-cell>
          <table:table-cell office:value-type="float" office:value="45.0764851643" calcext:value-type="float">
            <text:p>45.0764851643</text:p>
          </table:table-cell>
          <table:table-cell office:value-type="float" office:value="45.0491097863" calcext:value-type="float">
            <text:p>45.0491097863</text:p>
          </table:table-cell>
        </table:table-row>
        <table:table-row table:style-name="ro1">
          <table:table-cell office:value-type="string" calcext:value-type="string">
            <text:p>arraycopy_31_1</text:p>
          </table:table-cell>
          <table:table-cell office:value-type="float" office:value="48.9398974185" calcext:value-type="float">
            <text:p>48.9398974185</text:p>
          </table:table-cell>
          <table:table-cell office:value-type="float" office:value="48.2131571203" calcext:value-type="float">
            <text:p>48.2131571203</text:p>
          </table:table-cell>
          <table:table-cell office:value-type="float" office:value="49.8978224249" calcext:value-type="float">
            <text:p>49.8978224249</text:p>
          </table:table-cell>
          <table:table-cell office:value-type="float" office:value="49.4461344554" calcext:value-type="float">
            <text:p>49.4461344554</text:p>
          </table:table-cell>
        </table:table-row>
        <table:table-row table:style-name="ro1">
          <table:table-cell office:value-type="string" calcext:value-type="string">
            <text:p>arraycopy_31_13</text:p>
          </table:table-cell>
          <table:table-cell office:value-type="float" office:value="49.8703456455" calcext:value-type="float">
            <text:p>49.8703456455</text:p>
          </table:table-cell>
          <table:table-cell office:value-type="float" office:value="49.7143839432" calcext:value-type="float">
            <text:p>49.7143839432</text:p>
          </table:table-cell>
          <table:table-cell office:value-type="float" office:value="50.1274088101" calcext:value-type="float">
            <text:p>50.1274088101</text:p>
          </table:table-cell>
          <table:table-cell office:value-type="float" office:value="50.0006813173" calcext:value-type="float">
            <text:p>50.0006813173</text:p>
          </table:table-cell>
        </table:table-row>
        <table:table-row table:style-name="ro1">
          <table:table-cell office:value-type="string" calcext:value-type="string">
            <text:p>arraycopy_31_19</text:p>
          </table:table-cell>
          <table:table-cell office:value-type="float" office:value="50.3884045987" calcext:value-type="float">
            <text:p>50.3884045987</text:p>
          </table:table-cell>
          <table:table-cell office:value-type="float" office:value="50.3188295076" calcext:value-type="float">
            <text:p>50.3188295076</text:p>
          </table:table-cell>
          <table:table-cell office:value-type="float" office:value="50.5458839235" calcext:value-type="float">
            <text:p>50.5458839235</text:p>
          </table:table-cell>
          <table:table-cell office:value-type="float" office:value="50.4649978349" calcext:value-type="float">
            <text:p>50.4649978349</text:p>
          </table:table-cell>
        </table:table-row>
        <table:table-row table:style-name="ro1">
          <table:table-cell office:value-type="string" calcext:value-type="string">
            <text:p>arraycopy_31_23</text:p>
          </table:table-cell>
          <table:table-cell office:value-type="float" office:value="39.2569866207" calcext:value-type="float">
            <text:p>39.2569866207</text:p>
          </table:table-cell>
          <table:table-cell office:value-type="float" office:value="38.7581524918" calcext:value-type="float">
            <text:p>38.7581524918</text:p>
          </table:table-cell>
          <table:table-cell office:value-type="float" office:value="40.2195264051" calcext:value-type="float">
            <text:p>40.2195264051</text:p>
          </table:table-cell>
          <table:table-cell office:value-type="float" office:value="39.6380738081" calcext:value-type="float">
            <text:p>39.6380738081</text:p>
          </table:table-cell>
        </table:table-row>
        <table:table-row table:style-name="ro1">
          <table:table-cell office:value-type="string" calcext:value-type="string">
            <text:p>arraycopy_31_29</text:p>
          </table:table-cell>
          <table:table-cell office:value-type="float" office:value="43.2444560052" calcext:value-type="float">
            <text:p>43.2444560052</text:p>
          </table:table-cell>
          <table:table-cell office:value-type="float" office:value="43.1677006582" calcext:value-type="float">
            <text:p>43.1677006582</text:p>
          </table:table-cell>
          <table:table-cell office:value-type="float" office:value="43.4514315725" calcext:value-type="float">
            <text:p>43.4514315725</text:p>
          </table:table-cell>
          <table:table-cell office:value-type="float" office:value="43.3347396572" calcext:value-type="float">
            <text:p>43.3347396572</text:p>
          </table:table-cell>
        </table:table-row>
        <table:table-row table:style-name="ro1">
          <table:table-cell office:value-type="string" calcext:value-type="string">
            <text:p>arraycopy_31_3</text:p>
          </table:table-cell>
          <table:table-cell office:value-type="float" office:value="39.6362455786" calcext:value-type="float">
            <text:p>39.6362455786</text:p>
          </table:table-cell>
          <table:table-cell office:value-type="float" office:value="39.1551145485" calcext:value-type="float">
            <text:p>39.1551145485</text:p>
          </table:table-cell>
          <table:table-cell office:value-type="float" office:value="40.326034697" calcext:value-type="float">
            <text:p>40.326034697</text:p>
          </table:table-cell>
          <table:table-cell office:value-type="float" office:value="40.0095288379" calcext:value-type="float">
            <text:p>40.0095288379</text:p>
          </table:table-cell>
        </table:table-row>
        <table:table-row table:style-name="ro1">
          <table:table-cell office:value-type="string" calcext:value-type="string">
            <text:p>arraycopy_31_31</text:p>
          </table:table-cell>
          <table:table-cell office:value-type="float" office:value="49.2883118712" calcext:value-type="float">
            <text:p>49.2883118712</text:p>
          </table:table-cell>
          <table:table-cell office:value-type="float" office:value="49.1772220995" calcext:value-type="float">
            <text:p>49.1772220995</text:p>
          </table:table-cell>
          <table:table-cell office:value-type="float" office:value="49.4645260663" calcext:value-type="float">
            <text:p>49.4645260663</text:p>
          </table:table-cell>
          <table:table-cell office:value-type="float" office:value="49.3802510802" calcext:value-type="float">
            <text:p>49.3802510802</text:p>
          </table:table-cell>
        </table:table-row>
        <table:table-row table:style-name="ro1">
          <table:table-cell office:value-type="string" calcext:value-type="string">
            <text:p>arraycopy_31_5</text:p>
          </table:table-cell>
          <table:table-cell office:value-type="float" office:value="39.6658154594" calcext:value-type="float">
            <text:p>39.6658154594</text:p>
          </table:table-cell>
          <table:table-cell office:value-type="float" office:value="39.2163769939" calcext:value-type="float">
            <text:p>39.2163769939</text:p>
          </table:table-cell>
          <table:table-cell office:value-type="float" office:value="40.3688176073" calcext:value-type="float">
            <text:p>40.3688176073</text:p>
          </table:table-cell>
          <table:table-cell office:value-type="float" office:value="40.0506961626" calcext:value-type="float">
            <text:p>40.0506961626</text:p>
          </table:table-cell>
        </table:table-row>
        <table:table-row table:style-name="ro1">
          <table:table-cell office:value-type="string" calcext:value-type="string">
            <text:p>arraycopy_31_7</text:p>
          </table:table-cell>
          <table:table-cell office:value-type="float" office:value="38.731806507" calcext:value-type="float">
            <text:p>38.731806507</text:p>
          </table:table-cell>
          <table:table-cell office:value-type="float" office:value="36.9169040861" calcext:value-type="float">
            <text:p>36.9169040861</text:p>
          </table:table-cell>
          <table:table-cell office:value-type="float" office:value="41.0783340996" calcext:value-type="float">
            <text:p>41.0783340996</text:p>
          </table:table-cell>
          <table:table-cell office:value-type="float" office:value="39.9633021716" calcext:value-type="float">
            <text:p>39.9633021716</text:p>
          </table:table-cell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45.4481670567" calcext:value-type="float">
            <text:p>45.4481670567</text:p>
          </table:table-cell>
          <table:table-cell office:value-type="float" office:value="45.1277773645" calcext:value-type="float">
            <text:p>45.1277773645</text:p>
          </table:table-cell>
          <table:table-cell office:value-type="float" office:value="46.3057754596" calcext:value-type="float">
            <text:p>46.3057754596</text:p>
          </table:table-cell>
          <table:table-cell office:value-type="float" office:value="45.8146353057" calcext:value-type="float">
            <text:p>45.8146353057</text:p>
          </table:table-cell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48.6806729582" calcext:value-type="float">
            <text:p>48.6806729582</text:p>
          </table:table-cell>
          <table:table-cell office:value-type="float" office:value="48.6769278578" calcext:value-type="float">
            <text:p>48.6769278578</text:p>
          </table:table-cell>
          <table:table-cell office:value-type="float" office:value="48.6878535726" calcext:value-type="float">
            <text:p>48.6878535726</text:p>
          </table:table-cell>
          <table:table-cell office:value-type="float" office:value="48.6844473787" calcext:value-type="float">
            <text:p>48.6844473787</text:p>
          </table:table-cell>
        </table:table-row>
        <table:table-row table:style-name="ro1">
          <table:table-cell office:value-type="string" calcext:value-type="string">
            <text:p>arraycopy_3_13</text:p>
          </table:table-cell>
          <table:table-cell office:value-type="float" office:value="49.4517975835" calcext:value-type="float">
            <text:p>49.4517975835</text:p>
          </table:table-cell>
          <table:table-cell office:value-type="float" office:value="49.1442761938" calcext:value-type="float">
            <text:p>49.1442761938</text:p>
          </table:table-cell>
          <table:table-cell office:value-type="float" office:value="49.9994664451" calcext:value-type="float">
            <text:p>49.9994664451</text:p>
          </table:table-cell>
          <table:table-cell office:value-type="float" office:value="49.7273584516" calcext:value-type="float">
            <text:p>49.7273584516</text:p>
          </table:table-cell>
        </table:table-row>
        <table:table-row table:style-name="ro1">
          <table:table-cell office:value-type="string" calcext:value-type="string">
            <text:p>arraycopy_3_19</text:p>
          </table:table-cell>
          <table:table-cell office:value-type="float" office:value="50.1869186828" calcext:value-type="float">
            <text:p>50.1869186828</text:p>
          </table:table-cell>
          <table:table-cell office:value-type="float" office:value="49.7110981128" calcext:value-type="float">
            <text:p>49.7110981128</text:p>
          </table:table-cell>
          <table:table-cell office:value-type="float" office:value="51.1597441649" calcext:value-type="float">
            <text:p>51.1597441649</text:p>
          </table:table-cell>
          <table:table-cell office:value-type="float" office:value="50.6733226519" calcext:value-type="float">
            <text:p>50.6733226519</text:p>
          </table:table-cell>
        </table:table-row>
        <table:table-row table:style-name="ro1">
          <table:table-cell office:value-type="string" calcext:value-type="string">
            <text:p>arraycopy_3_23</text:p>
          </table:table-cell>
          <table:table-cell office:value-type="float" office:value="38.404116899" calcext:value-type="float">
            <text:p>38.404116899</text:p>
          </table:table-cell>
          <table:table-cell office:value-type="float" office:value="36.6449992654" calcext:value-type="float">
            <text:p>36.6449992654</text:p>
          </table:table-cell>
          <table:table-cell office:value-type="float" office:value="40.8507174948" calcext:value-type="float">
            <text:p>40.8507174948</text:p>
          </table:table-cell>
          <table:table-cell office:value-type="float" office:value="39.6818247217" calcext:value-type="float">
            <text:p>39.6818247217</text:p>
          </table:table-cell>
        </table:table-row>
        <table:table-row table:style-name="ro1">
          <table:table-cell office:value-type="string" calcext:value-type="string">
            <text:p>arraycopy_3_29</text:p>
          </table:table-cell>
          <table:table-cell office:value-type="float" office:value="50.1130321962" calcext:value-type="float">
            <text:p>50.1130321962</text:p>
          </table:table-cell>
          <table:table-cell office:value-type="float" office:value="49.7891295963" calcext:value-type="float">
            <text:p>49.7891295963</text:p>
          </table:table-cell>
          <table:table-cell office:value-type="float" office:value="50.8035248505" calcext:value-type="float">
            <text:p>50.8035248505</text:p>
          </table:table-cell>
          <table:table-cell office:value-type="float" office:value="50.4153046177" calcext:value-type="float">
            <text:p>50.4153046177</text:p>
          </table:table-cell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48.48467897" calcext:value-type="float">
            <text:p>48.48467897</text:p>
          </table:table-cell>
          <table:table-cell office:value-type="float" office:value="48.4590118829" calcext:value-type="float">
            <text:p>48.4590118829</text:p>
          </table:table-cell>
          <table:table-cell office:value-type="float" office:value="48.5399474326" calcext:value-type="float">
            <text:p>48.5399474326</text:p>
          </table:table-cell>
          <table:table-cell office:value-type="float" office:value="48.5126611713" calcext:value-type="float">
            <text:p>48.5126611713</text:p>
          </table:table-cell>
        </table:table-row>
        <table:table-row table:style-name="ro1">
          <table:table-cell office:value-type="string" calcext:value-type="string">
            <text:p>arraycopy_3_31</text:p>
          </table:table-cell>
          <table:table-cell office:value-type="float" office:value="49.8432009823" calcext:value-type="float">
            <text:p>49.8432009823</text:p>
          </table:table-cell>
          <table:table-cell office:value-type="float" office:value="49.6951178212" calcext:value-type="float">
            <text:p>49.6951178212</text:p>
          </table:table-cell>
          <table:table-cell office:value-type="float" office:value="50.1552147129" calcext:value-type="float">
            <text:p>50.1552147129</text:p>
          </table:table-cell>
          <table:table-cell office:value-type="float" office:value="50.0051478367" calcext:value-type="float">
            <text:p>50.0051478367</text:p>
          </table:table-cell>
        </table:table-row>
        <table:table-row table:style-name="ro1">
          <table:table-cell office:value-type="string" calcext:value-type="string">
            <text:p>arraycopy_3_5</text:p>
          </table:table-cell>
          <table:table-cell office:value-type="float" office:value="49.2455514977" calcext:value-type="float">
            <text:p>49.2455514977</text:p>
          </table:table-cell>
          <table:table-cell office:value-type="float" office:value="49.0725644456" calcext:value-type="float">
            <text:p>49.0725644456</text:p>
          </table:table-cell>
          <table:table-cell office:value-type="float" office:value="49.5548716399" calcext:value-type="float">
            <text:p>49.5548716399</text:p>
          </table:table-cell>
          <table:table-cell office:value-type="float" office:value="49.3995159753" calcext:value-type="float">
            <text:p>49.3995159753</text:p>
          </table:table-cell>
        </table:table-row>
        <table:table-row table:style-name="ro1">
          <table:table-cell office:value-type="string" calcext:value-type="string">
            <text:p>arraycopy_3_7</text:p>
          </table:table-cell>
          <table:table-cell office:value-type="float" office:value="49.124743905" calcext:value-type="float">
            <text:p>49.124743905</text:p>
          </table:table-cell>
          <table:table-cell office:value-type="float" office:value="48.948279935" calcext:value-type="float">
            <text:p>48.948279935</text:p>
          </table:table-cell>
          <table:table-cell office:value-type="float" office:value="49.4269268774" calcext:value-type="float">
            <text:p>49.4269268774</text:p>
          </table:table-cell>
          <table:table-cell office:value-type="float" office:value="49.2821188409" calcext:value-type="float">
            <text:p>49.2821188409</text:p>
          </table:table-cell>
        </table:table-row>
        <table:table-row table:style-name="ro1">
          <table:table-cell office:value-type="string" calcext:value-type="string">
            <text:p>arraycopy_5_0</text:p>
          </table:table-cell>
          <table:table-cell office:value-type="float" office:value="37.7343117404" calcext:value-type="float">
            <text:p>37.7343117404</text:p>
          </table:table-cell>
          <table:table-cell office:value-type="float" office:value="36.1419512101" calcext:value-type="float">
            <text:p>36.1419512101</text:p>
          </table:table-cell>
          <table:table-cell office:value-type="float" office:value="40.0676207704" calcext:value-type="float">
            <text:p>40.0676207704</text:p>
          </table:table-cell>
          <table:table-cell office:value-type="float" office:value="39.0012697607" calcext:value-type="float">
            <text:p>39.0012697607</text:p>
          </table:table-cell>
        </table:table-row>
        <table:table-row table:style-name="ro1">
          <table:table-cell office:value-type="string" calcext:value-type="string">
            <text:p>arraycopy_5_1</text:p>
          </table:table-cell>
          <table:table-cell office:value-type="float" office:value="48.6820774903" calcext:value-type="float">
            <text:p>48.6820774903</text:p>
          </table:table-cell>
          <table:table-cell office:value-type="float" office:value="48.6767633695" calcext:value-type="float">
            <text:p>48.6767633695</text:p>
          </table:table-cell>
          <table:table-cell office:value-type="float" office:value="48.6925452635" calcext:value-type="float">
            <text:p>48.6925452635</text:p>
          </table:table-cell>
          <table:table-cell office:value-type="float" office:value="48.6871962395" calcext:value-type="float">
            <text:p>48.6871962395</text:p>
          </table:table-cell>
        </table:table-row>
        <table:table-row table:style-name="ro1">
          <table:table-cell office:value-type="string" calcext:value-type="string">
            <text:p>arraycopy_5_13</text:p>
          </table:table-cell>
          <table:table-cell office:value-type="float" office:value="49.4070401502" calcext:value-type="float">
            <text:p>49.4070401502</text:p>
          </table:table-cell>
          <table:table-cell office:value-type="float" office:value="48.973017747" calcext:value-type="float">
            <text:p>48.973017747</text:p>
          </table:table-cell>
          <table:table-cell office:value-type="float" office:value="50.2107665766" calcext:value-type="float">
            <text:p>50.2107665766</text:p>
          </table:table-cell>
          <table:table-cell office:value-type="float" office:value="49.8129935459" calcext:value-type="float">
            <text:p>49.8129935459</text:p>
          </table:table-cell>
        </table:table-row>
        <table:table-row table:style-name="ro1">
          <table:table-cell office:value-type="string" calcext:value-type="string">
            <text:p>arraycopy_5_19</text:p>
          </table:table-cell>
          <table:table-cell office:value-type="float" office:value="50.0555450667" calcext:value-type="float">
            <text:p>50.0555450667</text:p>
          </table:table-cell>
          <table:table-cell office:value-type="float" office:value="49.5906908895" calcext:value-type="float">
            <text:p>49.5906908895</text:p>
          </table:table-cell>
          <table:table-cell office:value-type="float" office:value="50.8492503931" calcext:value-type="float">
            <text:p>50.8492503931</text:p>
          </table:table-cell>
          <table:table-cell office:value-type="float" office:value="50.4541655681" calcext:value-type="float">
            <text:p>50.4541655681</text:p>
          </table:table-cell>
        </table:table-row>
        <table:table-row table:style-name="ro1">
          <table:table-cell office:value-type="string" calcext:value-type="string">
            <text:p>arraycopy_5_23</text:p>
          </table:table-cell>
          <table:table-cell office:value-type="float" office:value="38.2769030145" calcext:value-type="float">
            <text:p>38.2769030145</text:p>
          </table:table-cell>
          <table:table-cell office:value-type="float" office:value="36.3683389834" calcext:value-type="float">
            <text:p>36.3683389834</text:p>
          </table:table-cell>
          <table:table-cell office:value-type="float" office:value="41.2467158954" calcext:value-type="float">
            <text:p>41.2467158954</text:p>
          </table:table-cell>
          <table:table-cell office:value-type="float" office:value="39.8780819017" calcext:value-type="float">
            <text:p>39.8780819017</text:p>
          </table:table-cell>
        </table:table-row>
        <table:table-row table:style-name="ro1">
          <table:table-cell office:value-type="string" calcext:value-type="string">
            <text:p>arraycopy_5_29</text:p>
          </table:table-cell>
          <table:table-cell office:value-type="float" office:value="38.3144103298" calcext:value-type="float">
            <text:p>38.3144103298</text:p>
          </table:table-cell>
          <table:table-cell office:value-type="float" office:value="36.2127403674" calcext:value-type="float">
            <text:p>36.2127403674</text:p>
          </table:table-cell>
          <table:table-cell office:value-type="float" office:value="41.3606031594" calcext:value-type="float">
            <text:p>41.3606031594</text:p>
          </table:table-cell>
          <table:table-cell office:value-type="float" office:value="39.9438086615" calcext:value-type="float">
            <text:p>39.9438086615</text:p>
          </table:table-cell>
        </table:table-row>
        <table:table-row table:style-name="ro1">
          <table:table-cell office:value-type="string" calcext:value-type="string">
            <text:p>arraycopy_5_3</text:p>
          </table:table-cell>
          <table:table-cell office:value-type="float" office:value="48.6753652502" calcext:value-type="float">
            <text:p>48.6753652502</text:p>
          </table:table-cell>
          <table:table-cell office:value-type="float" office:value="48.6646175939" calcext:value-type="float">
            <text:p>48.6646175939</text:p>
          </table:table-cell>
          <table:table-cell office:value-type="float" office:value="48.6938991185" calcext:value-type="float">
            <text:p>48.6938991185</text:p>
          </table:table-cell>
          <table:table-cell office:value-type="float" office:value="48.6834899659" calcext:value-type="float">
            <text:p>48.6834899659</text:p>
          </table:table-cell>
        </table:table-row>
        <table:table-row table:style-name="ro1">
          <table:table-cell office:value-type="string" calcext:value-type="string">
            <text:p>arraycopy_5_31</text:p>
          </table:table-cell>
          <table:table-cell office:value-type="float" office:value="50.4315777642" calcext:value-type="float">
            <text:p>50.4315777642</text:p>
          </table:table-cell>
          <table:table-cell office:value-type="float" office:value="50.1853509319" calcext:value-type="float">
            <text:p>50.1853509319</text:p>
          </table:table-cell>
          <table:table-cell office:value-type="float" office:value="50.8663124829" calcext:value-type="float">
            <text:p>50.8663124829</text:p>
          </table:table-cell>
          <table:table-cell office:value-type="float" office:value="50.6711994637" calcext:value-type="float">
            <text:p>50.6711994637</text:p>
          </table:table-cell>
        </table:table-row>
        <table:table-row table:style-name="ro1">
          <table:table-cell office:value-type="string" calcext:value-type="string">
            <text:p>arraycopy_5_5</text:p>
          </table:table-cell>
          <table:table-cell office:value-type="float" office:value="37.8509896925" calcext:value-type="float">
            <text:p>37.8509896925</text:p>
          </table:table-cell>
          <table:table-cell office:value-type="float" office:value="35.5266441146" calcext:value-type="float">
            <text:p>35.5266441146</text:p>
          </table:table-cell>
          <table:table-cell office:value-type="float" office:value="41.1138328258" calcext:value-type="float">
            <text:p>41.1138328258</text:p>
          </table:table-cell>
          <table:table-cell office:value-type="float" office:value="39.5688295296" calcext:value-type="float">
            <text:p>39.5688295296</text:p>
          </table:table-cell>
        </table:table-row>
        <table:table-row table:style-name="ro1">
          <table:table-cell office:value-type="string" calcext:value-type="string">
            <text:p>arraycopy_5_7</text:p>
          </table:table-cell>
          <table:table-cell office:value-type="float" office:value="39.2570689791" calcext:value-type="float">
            <text:p>39.2570689791</text:p>
          </table:table-cell>
          <table:table-cell office:value-type="float" office:value="38.7063345366" calcext:value-type="float">
            <text:p>38.7063345366</text:p>
          </table:table-cell>
          <table:table-cell office:value-type="float" office:value="39.968749127" calcext:value-type="float">
            <text:p>39.968749127</text:p>
          </table:table-cell>
          <table:table-cell office:value-type="float" office:value="39.6305175381" calcext:value-type="float">
            <text:p>39.6305175381</text:p>
          </table:table-cell>
        </table:table-row>
        <table:table-row table:style-name="ro1">
          <table:table-cell office:value-type="string" calcext:value-type="string">
            <text:p>arraycopy_7_0</text:p>
          </table:table-cell>
          <table:table-cell office:value-type="float" office:value="40.5245855232" calcext:value-type="float">
            <text:p>40.5245855232</text:p>
          </table:table-cell>
          <table:table-cell office:value-type="float" office:value="39.407579558" calcext:value-type="float">
            <text:p>39.407579558</text:p>
          </table:table-cell>
          <table:table-cell office:value-type="float" office:value="42.2774836532" calcext:value-type="float">
            <text:p>42.2774836532</text:p>
          </table:table-cell>
          <table:table-cell office:value-type="float" office:value="41.2469199746" calcext:value-type="float">
            <text:p>41.2469199746</text:p>
          </table:table-cell>
        </table:table-row>
        <table:table-row table:style-name="ro1">
          <table:table-cell office:value-type="string" calcext:value-type="string">
            <text:p>arraycopy_7_1</text:p>
          </table:table-cell>
          <table:table-cell office:value-type="float" office:value="39.3236898614" calcext:value-type="float">
            <text:p>39.3236898614</text:p>
          </table:table-cell>
          <table:table-cell office:value-type="float" office:value="39.1569739813" calcext:value-type="float">
            <text:p>39.1569739813</text:p>
          </table:table-cell>
          <table:table-cell office:value-type="float" office:value="39.5456759213" calcext:value-type="float">
            <text:p>39.5456759213</text:p>
          </table:table-cell>
          <table:table-cell office:value-type="float" office:value="39.4413390135" calcext:value-type="float">
            <text:p>39.4413390135</text:p>
          </table:table-cell>
        </table:table-row>
        <table:table-row table:style-name="ro1">
          <table:table-cell office:value-type="string" calcext:value-type="string">
            <text:p>arraycopy_7_13</text:p>
          </table:table-cell>
          <table:table-cell office:value-type="float" office:value="39.2606829186" calcext:value-type="float">
            <text:p>39.2606829186</text:p>
          </table:table-cell>
          <table:table-cell office:value-type="float" office:value="37.4374927136" calcext:value-type="float">
            <text:p>37.4374927136</text:p>
          </table:table-cell>
          <table:table-cell office:value-type="float" office:value="41.6563061068" calcext:value-type="float">
            <text:p>41.6563061068</text:p>
          </table:table-cell>
          <table:table-cell office:value-type="float" office:value="40.5213278544" calcext:value-type="float">
            <text:p>40.5213278544</text:p>
          </table:table-cell>
        </table:table-row>
        <table:table-row table:style-name="ro1">
          <table:table-cell office:value-type="string" calcext:value-type="string">
            <text:p>arraycopy_7_19</text:p>
          </table:table-cell>
          <table:table-cell office:value-type="float" office:value="50.6078030647" calcext:value-type="float">
            <text:p>50.6078030647</text:p>
          </table:table-cell>
          <table:table-cell office:value-type="float" office:value="50.1714166079" calcext:value-type="float">
            <text:p>50.1714166079</text:p>
          </table:table-cell>
          <table:table-cell office:value-type="float" office:value="51.558776502" calcext:value-type="float">
            <text:p>51.558776502</text:p>
          </table:table-cell>
          <table:table-cell office:value-type="float" office:value="51.104343988" calcext:value-type="float">
            <text:p>51.104343988</text:p>
          </table:table-cell>
        </table:table-row>
        <table:table-row table:style-name="ro1">
          <table:table-cell office:value-type="string" calcext:value-type="string">
            <text:p>arraycopy_7_23</text:p>
          </table:table-cell>
          <table:table-cell office:value-type="float" office:value="38.4240474442" calcext:value-type="float">
            <text:p>38.4240474442</text:p>
          </table:table-cell>
          <table:table-cell office:value-type="float" office:value="36.2546892504" calcext:value-type="float">
            <text:p>36.2546892504</text:p>
          </table:table-cell>
          <table:table-cell office:value-type="float" office:value="41.2121139691" calcext:value-type="float">
            <text:p>41.2121139691</text:p>
          </table:table-cell>
          <table:table-cell office:value-type="float" office:value="39.884287689" calcext:value-type="float">
            <text:p>39.884287689</text:p>
          </table:table-cell>
        </table:table-row>
        <table:table-row table:style-name="ro1">
          <table:table-cell office:value-type="string" calcext:value-type="string">
            <text:p>arraycopy_7_29</text:p>
          </table:table-cell>
          <table:table-cell office:value-type="float" office:value="50.2318634525" calcext:value-type="float">
            <text:p>50.2318634525</text:p>
          </table:table-cell>
          <table:table-cell office:value-type="float" office:value="49.5353741167" calcext:value-type="float">
            <text:p>49.5353741167</text:p>
          </table:table-cell>
          <table:table-cell office:value-type="float" office:value="51.5551653553" calcext:value-type="float">
            <text:p>51.5551653553</text:p>
          </table:table-cell>
          <table:table-cell office:value-type="float" office:value="50.8708324684" calcext:value-type="float">
            <text:p>50.8708324684</text:p>
          </table:table-cell>
        </table:table-row>
        <table:table-row table:style-name="ro1">
          <table:table-cell office:value-type="string" calcext:value-type="string">
            <text:p>arraycopy_7_3</text:p>
          </table:table-cell>
          <table:table-cell office:value-type="float" office:value="48.6815225956" calcext:value-type="float">
            <text:p>48.6815225956</text:p>
          </table:table-cell>
          <table:table-cell office:value-type="float" office:value="48.6757178055" calcext:value-type="float">
            <text:p>48.6757178055</text:p>
          </table:table-cell>
          <table:table-cell office:value-type="float" office:value="48.6922988723" calcext:value-type="float">
            <text:p>48.6922988723</text:p>
          </table:table-cell>
          <table:table-cell office:value-type="float" office:value="48.6860070195" calcext:value-type="float">
            <text:p>48.6860070195</text:p>
          </table:table-cell>
        </table:table-row>
        <table:table-row table:style-name="ro1">
          <table:table-cell office:value-type="string" calcext:value-type="string">
            <text:p>arraycopy_7_31</text:p>
          </table:table-cell>
          <table:table-cell office:value-type="float" office:value="50.327985068" calcext:value-type="float">
            <text:p>50.327985068</text:p>
          </table:table-cell>
          <table:table-cell office:value-type="float" office:value="49.9319540206" calcext:value-type="float">
            <text:p>49.9319540206</text:p>
          </table:table-cell>
          <table:table-cell office:value-type="float" office:value="51.035863536" calcext:value-type="float">
            <text:p>51.035863536</text:p>
          </table:table-cell>
          <table:table-cell office:value-type="float" office:value="50.6390590239" calcext:value-type="float">
            <text:p>50.6390590239</text:p>
          </table:table-cell>
        </table:table-row>
        <table:table-row table:style-name="ro1">
          <table:table-cell office:value-type="string" calcext:value-type="string">
            <text:p>arraycopy_7_5</text:p>
          </table:table-cell>
          <table:table-cell office:value-type="float" office:value="48.6825030708" calcext:value-type="float">
            <text:p>48.6825030708</text:p>
          </table:table-cell>
          <table:table-cell office:value-type="float" office:value="48.6715898757" calcext:value-type="float">
            <text:p>48.6715898757</text:p>
          </table:table-cell>
          <table:table-cell office:value-type="float" office:value="48.7011853508" calcext:value-type="float">
            <text:p>48.7011853508</text:p>
          </table:table-cell>
          <table:table-cell office:value-type="float" office:value="48.6916848428" calcext:value-type="float">
            <text:p>48.6916848428</text:p>
          </table:table-cell>
        </table:table-row>
        <table:table-row table:style-name="ro1">
          <table:table-cell office:value-type="string" calcext:value-type="string">
            <text:p>arraycopy_7_7</text:p>
          </table:table-cell>
          <table:table-cell office:value-type="float" office:value="48.5194822446" calcext:value-type="float">
            <text:p>48.5194822446</text:p>
          </table:table-cell>
          <table:table-cell office:value-type="float" office:value="48.2121617646" calcext:value-type="float">
            <text:p>48.2121617646</text:p>
          </table:table-cell>
          <table:table-cell office:value-type="float" office:value="48.9284077623" calcext:value-type="float">
            <text:p>48.9284077623</text:p>
          </table:table-cell>
          <table:table-cell office:value-type="float" office:value="48.7363132622" calcext:value-type="float">
            <text:p>48.7363132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-Mihaly Balazs</meta:initial-creator>
    <meta:creation-date>2016-02-27T12:41:14.014326966</meta:creation-date>
    <dc:date>2016-02-27T16:11:23.352937705</dc:date>
    <dc:creator>Attila-Mihaly Balazs</dc:creator>
    <meta:editing-duration>PT3H14M59S</meta:editing-duration>
    <meta:editing-cycles>1</meta:editing-cycles>
    <meta:document-statistic meta:table-count="2" meta:cell-count="1000" meta:object-count="2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41cm" svg:height="15.414cm" xlink:href=".." xlink:type="simple" chart:class="chart:stock" chart:style-name="ch1">
        <chart:plot-area chart:style-name="ch2" table:cell-range-address="Sheet1.A1:Sheet1.E100" chart:data-source-has-labels="column" svg:x="0.68cm" svg:y="0.308cm" svg:width="32.681cm" svg:height="14.798cm">
          <chartooo:coordinate-region svg:x="1.301cm" svg:y="0.507cm" svg:width="32.06cm" svg:height="11.73cm"/>
          <chart:axis chart:dimension="x" chart:name="primary-x" chart:style-name="ch3" chartooo:axis-type="auto">
            <chartooo:date-scale/>
            <chart:categories table:cell-range-address="Sheet1.A1:Sheet1.A100"/>
          </chart:axis>
          <chart:axis chart:dimension="y" chart:name="primary-y" chart:style-name="ch4">
            <chart:grid chart:style-name="ch5" chart:class="major"/>
          </chart:axis>
          <chart:series chart:values-cell-range-address="Sheet1.B1:Sheet1.B100" chart:attached-axis="primary-y">
            <chart:data-point chart:repeated="100"/>
          </chart:series>
          <chart:series chart:values-cell-range-address="Sheet1.C1:Sheet1.C100" chart:attached-axis="primary-y">
            <chart:data-point chart:repeated="100"/>
          </chart:series>
          <chart:series chart:values-cell-range-address="Sheet1.D1:Sheet1.D100" chart:attached-axis="primary-y">
            <chart:data-point chart:repeated="100"/>
          </chart:series>
          <chart:series chart:values-cell-range-address="Sheet1.E1:Sheet1.E100" chart:attached-axis="primary-y">
            <chart:data-point chart:repeated="100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Sheet1.A1:Sheet1.A100</svg:desc>
                </draw:g>
              </table:table-cell>
              <table:table-cell office:value-type="float" office:value="17.6672230842">
                <text:p>17.6672230842</text:p>
                <draw:g>
                  <svg:desc>Sheet1.B1:Sheet1.B100</svg:desc>
                </draw:g>
              </table:table-cell>
              <table:table-cell office:value-type="float" office:value="17.5797805004">
                <text:p>17.5797805004</text:p>
                <draw:g>
                  <svg:desc>Sheet1.C1:Sheet1.C100</svg:desc>
                </draw:g>
              </table:table-cell>
              <table:table-cell office:value-type="float" office:value="17.7984900112">
                <text:p>17.7984900112</text:p>
                <draw:g>
                  <svg:desc>Sheet1.D1:Sheet1.D100</svg:desc>
                </draw:g>
              </table:table-cell>
              <table:table-cell office:value-type="float" office:value="17.7378936121">
                <text:p>17.7378936121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21.1326011469">
                <text:p>21.1326011469</text:p>
              </table:table-cell>
              <table:table-cell office:value-type="float" office:value="20.808001208">
                <text:p>20.808001208</text:p>
              </table:table-cell>
              <table:table-cell office:value-type="float" office:value="21.6742793511">
                <text:p>21.6742793511</text:p>
              </table:table-cell>
              <table:table-cell office:value-type="float" office:value="21.4238807913">
                <text:p>21.4238807913</text:p>
              </table:table-cell>
            </table:table-row>
            <table:table-row>
              <table:table-cell office:value-type="string">
                <text:p>arraycopy_0_13</text:p>
              </table:table-cell>
              <table:table-cell office:value-type="float" office:value="34.2718171646">
                <text:p>34.2718171646</text:p>
              </table:table-cell>
              <table:table-cell office:value-type="float" office:value="32.7497458949">
                <text:p>32.7497458949</text:p>
              </table:table-cell>
              <table:table-cell office:value-type="float" office:value="37.9688510117">
                <text:p>37.9688510117</text:p>
              </table:table-cell>
              <table:table-cell office:value-type="float" office:value="36.0231553661">
                <text:p>36.0231553661</text:p>
              </table:table-cell>
            </table:table-row>
            <table:table-row>
              <table:table-cell office:value-type="string">
                <text:p>arraycopy_0_19</text:p>
              </table:table-cell>
              <table:table-cell office:value-type="float" office:value="35.0689617684">
                <text:p>35.0689617684</text:p>
              </table:table-cell>
              <table:table-cell office:value-type="float" office:value="33.1570742922">
                <text:p>33.1570742922</text:p>
              </table:table-cell>
              <table:table-cell office:value-type="float" office:value="37.6263290989">
                <text:p>37.6263290989</text:p>
              </table:table-cell>
              <table:table-cell office:value-type="float" office:value="36.4219838135">
                <text:p>36.4219838135</text:p>
              </table:table-cell>
            </table:table-row>
            <table:table-row>
              <table:table-cell office:value-type="string">
                <text:p>arraycopy_0_23</text:p>
              </table:table-cell>
              <table:table-cell office:value-type="float" office:value="35.0882772019">
                <text:p>35.0882772019</text:p>
              </table:table-cell>
              <table:table-cell office:value-type="float" office:value="34.4761571676">
                <text:p>34.4761571676</text:p>
              </table:table-cell>
              <table:table-cell office:value-type="float" office:value="35.9532380067">
                <text:p>35.9532380067</text:p>
              </table:table-cell>
              <table:table-cell office:value-type="float" office:value="35.5488657155">
                <text:p>35.5488657155</text:p>
              </table:table-cell>
            </table:table-row>
            <table:table-row>
              <table:table-cell office:value-type="string">
                <text:p>arraycopy_0_29</text:p>
              </table:table-cell>
              <table:table-cell office:value-type="float" office:value="35.0888956471">
                <text:p>35.0888956471</text:p>
              </table:table-cell>
              <table:table-cell office:value-type="float" office:value="34.968959215">
                <text:p>34.968959215</text:p>
              </table:table-cell>
              <table:table-cell office:value-type="float" office:value="35.2968917502">
                <text:p>35.2968917502</text:p>
              </table:table-cell>
              <table:table-cell office:value-type="float" office:value="35.2037873314">
                <text:p>35.2037873314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21.1705736388">
                <text:p>21.1705736388</text:p>
              </table:table-cell>
              <table:table-cell office:value-type="float" office:value="21.1145091266">
                <text:p>21.1145091266</text:p>
              </table:table-cell>
              <table:table-cell office:value-type="float" office:value="21.2681137284">
                <text:p>21.2681137284</text:p>
              </table:table-cell>
              <table:table-cell office:value-type="float" office:value="21.2211220149">
                <text:p>21.2211220149</text:p>
              </table:table-cell>
            </table:table-row>
            <table:table-row>
              <table:table-cell office:value-type="string">
                <text:p>arraycopy_0_31</text:p>
              </table:table-cell>
              <table:table-cell office:value-type="float" office:value="34.9911106912">
                <text:p>34.9911106912</text:p>
              </table:table-cell>
              <table:table-cell office:value-type="float" office:value="34.8496506177">
                <text:p>34.8496506177</text:p>
              </table:table-cell>
              <table:table-cell office:value-type="float" office:value="35.3549481559">
                <text:p>35.3549481559</text:p>
              </table:table-cell>
              <table:table-cell office:value-type="float" office:value="35.1568698853">
                <text:p>35.1568698853</text:p>
              </table:table-cell>
            </table:table-row>
            <table:table-row>
              <table:table-cell office:value-type="string">
                <text:p>arraycopy_0_5</text:p>
              </table:table-cell>
              <table:table-cell office:value-type="float" office:value="21.1744736624">
                <text:p>21.1744736624</text:p>
              </table:table-cell>
              <table:table-cell office:value-type="float" office:value="21.0908909602">
                <text:p>21.0908909602</text:p>
              </table:table-cell>
              <table:table-cell office:value-type="float" office:value="21.3292080694">
                <text:p>21.3292080694</text:p>
              </table:table-cell>
              <table:table-cell office:value-type="float" office:value="21.2583958233">
                <text:p>21.2583958233</text:p>
              </table:table-cell>
            </table:table-row>
            <table:table-row>
              <table:table-cell office:value-type="string">
                <text:p>arraycopy_0_7</text:p>
              </table:table-cell>
              <table:table-cell office:value-type="float" office:value="21.1681026023">
                <text:p>21.1681026023</text:p>
              </table:table-cell>
              <table:table-cell office:value-type="float" office:value="20.6759830193">
                <text:p>20.6759830193</text:p>
              </table:table-cell>
              <table:table-cell office:value-type="float" office:value="21.8272361582">
                <text:p>21.8272361582</text:p>
              </table:table-cell>
              <table:table-cell office:value-type="float" office:value="21.5150827937">
                <text:p>21.5150827937</text:p>
              </table:table-cell>
            </table:table-row>
            <table:table-row>
              <table:table-cell office:value-type="string">
                <text:p>arraycopy_13_0</text:p>
              </table:table-cell>
              <table:table-cell office:value-type="float" office:value="35.5199281726">
                <text:p>35.5199281726</text:p>
              </table:table-cell>
              <table:table-cell office:value-type="float" office:value="34.9627203461">
                <text:p>34.9627203461</text:p>
              </table:table-cell>
              <table:table-cell office:value-type="float" office:value="36.2704263549">
                <text:p>36.2704263549</text:p>
              </table:table-cell>
              <table:table-cell office:value-type="float" office:value="35.9176348945">
                <text:p>35.9176348945</text:p>
              </table:table-cell>
            </table:table-row>
            <table:table-row>
              <table:table-cell office:value-type="string">
                <text:p>arraycopy_13_1</text:p>
              </table:table-cell>
              <table:table-cell office:value-type="float" office:value="35.4014235566">
                <text:p>35.4014235566</text:p>
              </table:table-cell>
              <table:table-cell office:value-type="float" office:value="35.3367481182">
                <text:p>35.3367481182</text:p>
              </table:table-cell>
              <table:table-cell office:value-type="float" office:value="35.534268834">
                <text:p>35.534268834</text:p>
              </table:table-cell>
              <table:table-cell office:value-type="float" office:value="35.4695421421">
                <text:p>35.4695421421</text:p>
              </table:table-cell>
            </table:table-row>
            <table:table-row>
              <table:table-cell office:value-type="string">
                <text:p>arraycopy_13_13</text:p>
              </table:table-cell>
              <table:table-cell office:value-type="float" office:value="25.4197921789">
                <text:p>25.4197921789</text:p>
              </table:table-cell>
              <table:table-cell office:value-type="float" office:value="25.3370862806">
                <text:p>25.3370862806</text:p>
              </table:table-cell>
              <table:table-cell office:value-type="float" office:value="25.6283823587">
                <text:p>25.6283823587</text:p>
              </table:table-cell>
              <table:table-cell office:value-type="float" office:value="25.5101544726">
                <text:p>25.5101544726</text:p>
              </table:table-cell>
            </table:table-row>
            <table:table-row>
              <table:table-cell office:value-type="string">
                <text:p>arraycopy_13_19</text:p>
              </table:table-cell>
              <table:table-cell office:value-type="float" office:value="34.7742197225">
                <text:p>34.7742197225</text:p>
              </table:table-cell>
              <table:table-cell office:value-type="float" office:value="34.6340249854">
                <text:p>34.6340249854</text:p>
              </table:table-cell>
              <table:table-cell office:value-type="float" office:value="35.0699666802">
                <text:p>35.0699666802</text:p>
              </table:table-cell>
              <table:table-cell office:value-type="float" office:value="34.9105170782">
                <text:p>34.9105170782</text:p>
              </table:table-cell>
            </table:table-row>
            <table:table-row>
              <table:table-cell office:value-type="string">
                <text:p>arraycopy_13_23</text:p>
              </table:table-cell>
              <table:table-cell office:value-type="float" office:value="34.7561601701">
                <text:p>34.7561601701</text:p>
              </table:table-cell>
              <table:table-cell office:value-type="float" office:value="34.7011077398">
                <text:p>34.7011077398</text:p>
              </table:table-cell>
              <table:table-cell office:value-type="float" office:value="34.8658069526">
                <text:p>34.8658069526</text:p>
              </table:table-cell>
              <table:table-cell office:value-type="float" office:value="34.8057278054">
                <text:p>34.8057278054</text:p>
              </table:table-cell>
            </table:table-row>
            <table:table-row>
              <table:table-cell office:value-type="string">
                <text:p>arraycopy_13_29</text:p>
              </table:table-cell>
              <table:table-cell office:value-type="float" office:value="34.3032587233">
                <text:p>34.3032587233</text:p>
              </table:table-cell>
              <table:table-cell office:value-type="float" office:value="34.1905698851">
                <text:p>34.1905698851</text:p>
              </table:table-cell>
              <table:table-cell office:value-type="float" office:value="34.5641938087">
                <text:p>34.5641938087</text:p>
              </table:table-cell>
              <table:table-cell office:value-type="float" office:value="34.4323192497">
                <text:p>34.4323192497</text:p>
              </table:table-cell>
            </table:table-row>
            <table:table-row>
              <table:table-cell office:value-type="string">
                <text:p>arraycopy_13_3</text:p>
              </table:table-cell>
              <table:table-cell office:value-type="float" office:value="35.4140233781">
                <text:p>35.4140233781</text:p>
              </table:table-cell>
              <table:table-cell office:value-type="float" office:value="35.2910253075">
                <text:p>35.2910253075</text:p>
              </table:table-cell>
              <table:table-cell office:value-type="float" office:value="35.6110386387">
                <text:p>35.6110386387</text:p>
              </table:table-cell>
              <table:table-cell office:value-type="float" office:value="35.5164917858">
                <text:p>35.5164917858</text:p>
              </table:table-cell>
            </table:table-row>
            <table:table-row>
              <table:table-cell office:value-type="string">
                <text:p>arraycopy_13_31</text:p>
              </table:table-cell>
              <table:table-cell office:value-type="float" office:value="34.2545187666">
                <text:p>34.2545187666</text:p>
              </table:table-cell>
              <table:table-cell office:value-type="float" office:value="34.0953615991">
                <text:p>34.0953615991</text:p>
              </table:table-cell>
              <table:table-cell office:value-type="float" office:value="34.6793547808">
                <text:p>34.6793547808</text:p>
              </table:table-cell>
              <table:table-cell office:value-type="float" office:value="34.4357259674">
                <text:p>34.4357259674</text:p>
              </table:table-cell>
            </table:table-row>
            <table:table-row>
              <table:table-cell office:value-type="string">
                <text:p>arraycopy_13_5</text:p>
              </table:table-cell>
              <table:table-cell office:value-type="float" office:value="35.4250892168">
                <text:p>35.4250892168</text:p>
              </table:table-cell>
              <table:table-cell office:value-type="float" office:value="35.292628989">
                <text:p>35.292628989</text:p>
              </table:table-cell>
              <table:table-cell office:value-type="float" office:value="35.6395846256">
                <text:p>35.6395846256</text:p>
              </table:table-cell>
              <table:table-cell office:value-type="float" office:value="35.5230408638">
                <text:p>35.5230408638</text:p>
              </table:table-cell>
            </table:table-row>
            <table:table-row>
              <table:table-cell office:value-type="string">
                <text:p>arraycopy_13_7</text:p>
              </table:table-cell>
              <table:table-cell office:value-type="float" office:value="35.3250839837">
                <text:p>35.3250839837</text:p>
              </table:table-cell>
              <table:table-cell office:value-type="float" office:value="35.1239315879">
                <text:p>35.1239315879</text:p>
              </table:table-cell>
              <table:table-cell office:value-type="float" office:value="35.7052768141">
                <text:p>35.7052768141</text:p>
              </table:table-cell>
              <table:table-cell office:value-type="float" office:value="35.5274260011">
                <text:p>35.5274260011</text:p>
              </table:table-cell>
            </table:table-row>
            <table:table-row>
              <table:table-cell office:value-type="string">
                <text:p>arraycopy_19_0</text:p>
              </table:table-cell>
              <table:table-cell office:value-type="float" office:value="35.493369072">
                <text:p>35.493369072</text:p>
              </table:table-cell>
              <table:table-cell office:value-type="float" office:value="35.3939225155">
                <text:p>35.3939225155</text:p>
              </table:table-cell>
              <table:table-cell office:value-type="float" office:value="35.662237763">
                <text:p>35.662237763</text:p>
              </table:table-cell>
              <table:table-cell office:value-type="float" office:value="35.5678269988">
                <text:p>35.5678269988</text:p>
              </table:table-cell>
            </table:table-row>
            <table:table-row>
              <table:table-cell office:value-type="string">
                <text:p>arraycopy_19_1</text:p>
              </table:table-cell>
              <table:table-cell office:value-type="float" office:value="34.7513605524">
                <text:p>34.7513605524</text:p>
              </table:table-cell>
              <table:table-cell office:value-type="float" office:value="34.532412656">
                <text:p>34.532412656</text:p>
              </table:table-cell>
              <table:table-cell office:value-type="float" office:value="35.0653242004">
                <text:p>35.0653242004</text:p>
              </table:table-cell>
              <table:table-cell office:value-type="float" office:value="34.9209059473">
                <text:p>34.9209059473</text:p>
              </table:table-cell>
            </table:table-row>
            <table:table-row>
              <table:table-cell office:value-type="string">
                <text:p>arraycopy_19_13</text:p>
              </table:table-cell>
              <table:table-cell office:value-type="float" office:value="35.0308286049">
                <text:p>35.0308286049</text:p>
              </table:table-cell>
              <table:table-cell office:value-type="float" office:value="34.9630430261">
                <text:p>34.9630430261</text:p>
              </table:table-cell>
              <table:table-cell office:value-type="float" office:value="35.1580076143">
                <text:p>35.1580076143</text:p>
              </table:table-cell>
              <table:table-cell office:value-type="float" office:value="35.0954222027">
                <text:p>35.0954222027</text:p>
              </table:table-cell>
            </table:table-row>
            <table:table-row>
              <table:table-cell office:value-type="string">
                <text:p>arraycopy_19_19</text:p>
              </table:table-cell>
              <table:table-cell office:value-type="float" office:value="34.9493299845">
                <text:p>34.9493299845</text:p>
              </table:table-cell>
              <table:table-cell office:value-type="float" office:value="34.7851109971">
                <text:p>34.7851109971</text:p>
              </table:table-cell>
              <table:table-cell office:value-type="float" office:value="35.2876160695">
                <text:p>35.2876160695</text:p>
              </table:table-cell>
              <table:table-cell office:value-type="float" office:value="35.1098423714">
                <text:p>35.1098423714</text:p>
              </table:table-cell>
            </table:table-row>
            <table:table-row>
              <table:table-cell office:value-type="string">
                <text:p>arraycopy_19_23</text:p>
              </table:table-cell>
              <table:table-cell office:value-type="float" office:value="34.7766250933">
                <text:p>34.7766250933</text:p>
              </table:table-cell>
              <table:table-cell office:value-type="float" office:value="34.7396287982">
                <text:p>34.7396287982</text:p>
              </table:table-cell>
              <table:table-cell office:value-type="float" office:value="34.8572109605">
                <text:p>34.8572109605</text:p>
              </table:table-cell>
              <table:table-cell office:value-type="float" office:value="34.8189211243">
                <text:p>34.8189211243</text:p>
              </table:table-cell>
            </table:table-row>
            <table:table-row>
              <table:table-cell office:value-type="string">
                <text:p>arraycopy_19_29</text:p>
              </table:table-cell>
              <table:table-cell office:value-type="float" office:value="34.3804522668">
                <text:p>34.3804522668</text:p>
              </table:table-cell>
              <table:table-cell office:value-type="float" office:value="34.2769293193">
                <text:p>34.2769293193</text:p>
              </table:table-cell>
              <table:table-cell office:value-type="float" office:value="34.6087622587">
                <text:p>34.6087622587</text:p>
              </table:table-cell>
              <table:table-cell office:value-type="float" office:value="34.4956650764">
                <text:p>34.4956650764</text:p>
              </table:table-cell>
            </table:table-row>
            <table:table-row>
              <table:table-cell office:value-type="string">
                <text:p>arraycopy_19_3</text:p>
              </table:table-cell>
              <table:table-cell office:value-type="float" office:value="34.7360342534">
                <text:p>34.7360342534</text:p>
              </table:table-cell>
              <table:table-cell office:value-type="float" office:value="34.6092059125">
                <text:p>34.6092059125</text:p>
              </table:table-cell>
              <table:table-cell office:value-type="float" office:value="34.9614204721">
                <text:p>34.9614204721</text:p>
              </table:table-cell>
              <table:table-cell office:value-type="float" office:value="34.8535573106">
                <text:p>34.8535573106</text:p>
              </table:table-cell>
            </table:table-row>
            <table:table-row>
              <table:table-cell office:value-type="string">
                <text:p>arraycopy_19_31</text:p>
              </table:table-cell>
              <table:table-cell office:value-type="float" office:value="34.7539129636">
                <text:p>34.7539129636</text:p>
              </table:table-cell>
              <table:table-cell office:value-type="float" office:value="34.0239124935">
                <text:p>34.0239124935</text:p>
              </table:table-cell>
              <table:table-cell office:value-type="float" office:value="35.7715914012">
                <text:p>35.7715914012</text:p>
              </table:table-cell>
              <table:table-cell office:value-type="float" office:value="35.2967610426">
                <text:p>35.2967610426</text:p>
              </table:table-cell>
            </table:table-row>
            <table:table-row>
              <table:table-cell office:value-type="string">
                <text:p>arraycopy_19_5</text:p>
              </table:table-cell>
              <table:table-cell office:value-type="float" office:value="35.4977850729">
                <text:p>35.4977850729</text:p>
              </table:table-cell>
              <table:table-cell office:value-type="float" office:value="35.4343277515">
                <text:p>35.4343277515</text:p>
              </table:table-cell>
              <table:table-cell office:value-type="float" office:value="35.6204205477">
                <text:p>35.6204205477</text:p>
              </table:table-cell>
              <table:table-cell office:value-type="float" office:value="35.5638601774">
                <text:p>35.5638601774</text:p>
              </table:table-cell>
            </table:table-row>
            <table:table-row>
              <table:table-cell office:value-type="string">
                <text:p>arraycopy_19_7</text:p>
              </table:table-cell>
              <table:table-cell office:value-type="float" office:value="35.2986199895">
                <text:p>35.2986199895</text:p>
              </table:table-cell>
              <table:table-cell office:value-type="float" office:value="34.7278848628">
                <text:p>34.7278848628</text:p>
              </table:table-cell>
              <table:table-cell office:value-type="float" office:value="36.2967065356">
                <text:p>36.2967065356</text:p>
              </table:table-cell>
              <table:table-cell office:value-type="float" office:value="35.8507640552">
                <text:p>35.8507640552</text:p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17.8179637259">
                <text:p>17.8179637259</text:p>
              </table:table-cell>
              <table:table-cell office:value-type="float" office:value="17.6416138576">
                <text:p>17.6416138576</text:p>
              </table:table-cell>
              <table:table-cell office:value-type="float" office:value="18.0795860651">
                <text:p>18.0795860651</text:p>
              </table:table-cell>
              <table:table-cell office:value-type="float" office:value="17.9598318607">
                <text:p>17.9598318607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21.1688434926">
                <text:p>21.1688434926</text:p>
              </table:table-cell>
              <table:table-cell office:value-type="float" office:value="21.0500650452">
                <text:p>21.0500650452</text:p>
              </table:table-cell>
              <table:table-cell office:value-type="float" office:value="21.3733261966">
                <text:p>21.3733261966</text:p>
              </table:table-cell>
              <table:table-cell office:value-type="float" office:value="21.2734709461">
                <text:p>21.2734709461</text:p>
              </table:table-cell>
            </table:table-row>
            <table:table-row>
              <table:table-cell office:value-type="string">
                <text:p>arraycopy_1_13</text:p>
              </table:table-cell>
              <table:table-cell office:value-type="float" office:value="29.6092675511">
                <text:p>29.6092675511</text:p>
              </table:table-cell>
              <table:table-cell office:value-type="float" office:value="23.1709166023">
                <text:p>23.1709166023</text:p>
              </table:table-cell>
              <table:table-cell office:value-type="float" office:value="38.4989063817">
                <text:p>38.4989063817</text:p>
              </table:table-cell>
              <table:table-cell office:value-type="float" office:value="34.3713578676">
                <text:p>34.3713578676</text:p>
              </table:table-cell>
            </table:table-row>
            <table:table-row>
              <table:table-cell office:value-type="string">
                <text:p>arraycopy_1_19</text:p>
              </table:table-cell>
              <table:table-cell office:value-type="float" office:value="34.7731360421">
                <text:p>34.7731360421</text:p>
              </table:table-cell>
              <table:table-cell office:value-type="float" office:value="34.6072521762">
                <text:p>34.6072521762</text:p>
              </table:table-cell>
              <table:table-cell office:value-type="float" office:value="35.2015990077">
                <text:p>35.2015990077</text:p>
              </table:table-cell>
              <table:table-cell office:value-type="float" office:value="34.9685588938">
                <text:p>34.9685588938</text:p>
              </table:table-cell>
            </table:table-row>
            <table:table-row>
              <table:table-cell office:value-type="string">
                <text:p>arraycopy_1_23</text:p>
              </table:table-cell>
              <table:table-cell office:value-type="float" office:value="34.7521475708">
                <text:p>34.7521475708</text:p>
              </table:table-cell>
              <table:table-cell office:value-type="float" office:value="34.5619562261">
                <text:p>34.5619562261</text:p>
              </table:table-cell>
              <table:table-cell office:value-type="float" office:value="35.1426540475">
                <text:p>35.1426540475</text:p>
              </table:table-cell>
              <table:table-cell office:value-type="float" office:value="34.9343376869">
                <text:p>34.9343376869</text:p>
              </table:table-cell>
            </table:table-row>
            <table:table-row>
              <table:table-cell office:value-type="string">
                <text:p>arraycopy_1_29</text:p>
              </table:table-cell>
              <table:table-cell office:value-type="float" office:value="34.7665734928">
                <text:p>34.7665734928</text:p>
              </table:table-cell>
              <table:table-cell office:value-type="float" office:value="34.6910266814">
                <text:p>34.6910266814</text:p>
              </table:table-cell>
              <table:table-cell office:value-type="float" office:value="34.9017411398">
                <text:p>34.9017411398</text:p>
              </table:table-cell>
              <table:table-cell office:value-type="float" office:value="34.8392221294">
                <text:p>34.8392221294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21.1323720413">
                <text:p>21.1323720413</text:p>
              </table:table-cell>
              <table:table-cell office:value-type="float" office:value="21.0605273651">
                <text:p>21.0605273651</text:p>
              </table:table-cell>
              <table:table-cell office:value-type="float" office:value="21.3125710486">
                <text:p>21.3125710486</text:p>
              </table:table-cell>
              <table:table-cell office:value-type="float" office:value="21.2138342687">
                <text:p>21.2138342687</text:p>
              </table:table-cell>
            </table:table-row>
            <table:table-row>
              <table:table-cell office:value-type="string">
                <text:p>arraycopy_1_31</text:p>
              </table:table-cell>
              <table:table-cell office:value-type="float" office:value="34.3647199668">
                <text:p>34.3647199668</text:p>
              </table:table-cell>
              <table:table-cell office:value-type="float" office:value="33.8913322316">
                <text:p>33.8913322316</text:p>
              </table:table-cell>
              <table:table-cell office:value-type="float" office:value="35.6341131304">
                <text:p>35.6341131304</text:p>
              </table:table-cell>
              <table:table-cell office:value-type="float" office:value="34.9094038619">
                <text:p>34.9094038619</text:p>
              </table:table-cell>
            </table:table-row>
            <table:table-row>
              <table:table-cell office:value-type="string">
                <text:p>arraycopy_1_5</text:p>
              </table:table-cell>
              <table:table-cell office:value-type="float" office:value="21.1528358402">
                <text:p>21.1528358402</text:p>
              </table:table-cell>
              <table:table-cell office:value-type="float" office:value="20.9644502966">
                <text:p>20.9644502966</text:p>
              </table:table-cell>
              <table:table-cell office:value-type="float" office:value="21.4760261111">
                <text:p>21.4760261111</text:p>
              </table:table-cell>
              <table:table-cell office:value-type="float" office:value="21.331062974">
                <text:p>21.331062974</text:p>
              </table:table-cell>
            </table:table-row>
            <table:table-row>
              <table:table-cell office:value-type="string">
                <text:p>arraycopy_1_7</text:p>
              </table:table-cell>
              <table:table-cell office:value-type="float" office:value="21.170596181">
                <text:p>21.170596181</text:p>
              </table:table-cell>
              <table:table-cell office:value-type="float" office:value="19.694579993">
                <text:p>19.694579993</text:p>
              </table:table-cell>
              <table:table-cell office:value-type="float" office:value="23.0763820461">
                <text:p>23.0763820461</text:p>
              </table:table-cell>
              <table:table-cell office:value-type="float" office:value="22.1705695583">
                <text:p>22.1705695583</text:p>
              </table:table-cell>
            </table:table-row>
            <table:table-row>
              <table:table-cell office:value-type="string">
                <text:p>arraycopy_23_0</text:p>
              </table:table-cell>
              <table:table-cell office:value-type="float" office:value="23.2917840952">
                <text:p>23.2917840952</text:p>
              </table:table-cell>
              <table:table-cell office:value-type="float" office:value="23.2144972306">
                <text:p>23.2144972306</text:p>
              </table:table-cell>
              <table:table-cell office:value-type="float" office:value="23.4756714743">
                <text:p>23.4756714743</text:p>
              </table:table-cell>
              <table:table-cell office:value-type="float" office:value="23.3704798219">
                <text:p>23.3704798219</text:p>
              </table:table-cell>
            </table:table-row>
            <table:table-row>
              <table:table-cell office:value-type="string">
                <text:p>arraycopy_23_1</text:p>
              </table:table-cell>
              <table:table-cell office:value-type="float" office:value="35.2710655887">
                <text:p>35.2710655887</text:p>
              </table:table-cell>
              <table:table-cell office:value-type="float" office:value="35.0218677606">
                <text:p>35.0218677606</text:p>
              </table:table-cell>
              <table:table-cell office:value-type="float" office:value="35.7286934912">
                <text:p>35.7286934912</text:p>
              </table:table-cell>
              <table:table-cell office:value-type="float" office:value="35.4914850611">
                <text:p>35.4914850611</text:p>
              </table:table-cell>
            </table:table-row>
            <table:table-row>
              <table:table-cell office:value-type="string">
                <text:p>arraycopy_23_13</text:p>
              </table:table-cell>
              <table:table-cell office:value-type="float" office:value="34.979475691">
                <text:p>34.979475691</text:p>
              </table:table-cell>
              <table:table-cell office:value-type="float" office:value="34.8496205276">
                <text:p>34.8496205276</text:p>
              </table:table-cell>
              <table:table-cell office:value-type="float" office:value="35.2198164488">
                <text:p>35.2198164488</text:p>
              </table:table-cell>
              <table:table-cell office:value-type="float" office:value="35.0871451699">
                <text:p>35.0871451699</text:p>
              </table:table-cell>
            </table:table-row>
            <table:table-row>
              <table:table-cell office:value-type="string">
                <text:p>arraycopy_23_19</text:p>
              </table:table-cell>
              <table:table-cell office:value-type="float" office:value="30.6383198879">
                <text:p>30.6383198879</text:p>
              </table:table-cell>
              <table:table-cell office:value-type="float" office:value="28.727280087">
                <text:p>28.727280087</text:p>
              </table:table-cell>
              <table:table-cell office:value-type="float" office:value="35.3413348941">
                <text:p>35.3413348941</text:p>
              </table:table-cell>
              <table:table-cell office:value-type="float" office:value="32.8035013219">
                <text:p>32.8035013219</text:p>
              </table:table-cell>
            </table:table-row>
            <table:table-row>
              <table:table-cell office:value-type="string">
                <text:p>arraycopy_23_23</text:p>
              </table:table-cell>
              <table:table-cell office:value-type="float" office:value="35.0674182542">
                <text:p>35.0674182542</text:p>
              </table:table-cell>
              <table:table-cell office:value-type="float" office:value="34.6575475544">
                <text:p>34.6575475544</text:p>
              </table:table-cell>
              <table:table-cell office:value-type="float" office:value="35.6806716102">
                <text:p>35.6806716102</text:p>
              </table:table-cell>
              <table:table-cell office:value-type="float" office:value="35.4004368822">
                <text:p>35.4004368822</text:p>
              </table:table-cell>
            </table:table-row>
            <table:table-row>
              <table:table-cell office:value-type="string">
                <text:p>arraycopy_23_29</text:p>
              </table:table-cell>
              <table:table-cell office:value-type="float" office:value="34.4208715719">
                <text:p>34.4208715719</text:p>
              </table:table-cell>
              <table:table-cell office:value-type="float" office:value="34.3880916025">
                <text:p>34.3880916025</text:p>
              </table:table-cell>
              <table:table-cell office:value-type="float" office:value="34.4921659272">
                <text:p>34.4921659272</text:p>
              </table:table-cell>
              <table:table-cell office:value-type="float" office:value="34.4540711174">
                <text:p>34.4540711174</text:p>
              </table:table-cell>
            </table:table-row>
            <table:table-row>
              <table:table-cell office:value-type="string">
                <text:p>arraycopy_23_3</text:p>
              </table:table-cell>
              <table:table-cell office:value-type="float" office:value="35.3134638873">
                <text:p>35.3134638873</text:p>
              </table:table-cell>
              <table:table-cell office:value-type="float" office:value="35.1433009407">
                <text:p>35.1433009407</text:p>
              </table:table-cell>
              <table:table-cell office:value-type="float" office:value="35.7015892754">
                <text:p>35.7015892754</text:p>
              </table:table-cell>
              <table:table-cell office:value-type="float" office:value="35.5073319214">
                <text:p>35.5073319214</text:p>
              </table:table-cell>
            </table:table-row>
            <table:table-row>
              <table:table-cell office:value-type="string">
                <text:p>arraycopy_23_31</text:p>
              </table:table-cell>
              <table:table-cell office:value-type="float" office:value="34.2751323689">
                <text:p>34.2751323689</text:p>
              </table:table-cell>
              <table:table-cell office:value-type="float" office:value="34.1065388547">
                <text:p>34.1065388547</text:p>
              </table:table-cell>
              <table:table-cell office:value-type="float" office:value="34.6955275135">
                <text:p>34.6955275135</text:p>
              </table:table-cell>
              <table:table-cell office:value-type="float" office:value="34.4659260011">
                <text:p>34.4659260011</text:p>
              </table:table-cell>
            </table:table-row>
            <table:table-row>
              <table:table-cell office:value-type="string">
                <text:p>arraycopy_23_5</text:p>
              </table:table-cell>
              <table:table-cell office:value-type="float" office:value="34.6870939111">
                <text:p>34.6870939111</text:p>
              </table:table-cell>
              <table:table-cell office:value-type="float" office:value="34.488995401">
                <text:p>34.488995401</text:p>
              </table:table-cell>
              <table:table-cell office:value-type="float" office:value="35.0012187691">
                <text:p>35.0012187691</text:p>
              </table:table-cell>
              <table:table-cell office:value-type="float" office:value="34.82483833">
                <text:p>34.82483833</text:p>
              </table:table-cell>
            </table:table-row>
            <table:table-row>
              <table:table-cell office:value-type="string">
                <text:p>arraycopy_23_7</text:p>
              </table:table-cell>
              <table:table-cell office:value-type="float" office:value="35.351760736">
                <text:p>35.351760736</text:p>
              </table:table-cell>
              <table:table-cell office:value-type="float" office:value="35.1614721808">
                <text:p>35.1614721808</text:p>
              </table:table-cell>
              <table:table-cell office:value-type="float" office:value="35.7515678994">
                <text:p>35.7515678994</text:p>
              </table:table-cell>
              <table:table-cell office:value-type="float" office:value="35.5610669279">
                <text:p>35.5610669279</text:p>
              </table:table-cell>
            </table:table-row>
            <table:table-row>
              <table:table-cell office:value-type="string">
                <text:p>arraycopy_29_0</text:p>
              </table:table-cell>
              <table:table-cell office:value-type="float" office:value="35.5108743677">
                <text:p>35.5108743677</text:p>
              </table:table-cell>
              <table:table-cell office:value-type="float" office:value="34.6362954109">
                <text:p>34.6362954109</text:p>
              </table:table-cell>
              <table:table-cell office:value-type="float" office:value="36.8922726042">
                <text:p>36.8922726042</text:p>
              </table:table-cell>
              <table:table-cell office:value-type="float" office:value="36.095978768">
                <text:p>36.095978768</text:p>
              </table:table-cell>
            </table:table-row>
            <table:table-row>
              <table:table-cell office:value-type="string">
                <text:p>arraycopy_29_1</text:p>
              </table:table-cell>
              <table:table-cell office:value-type="float" office:value="35.484446825">
                <text:p>35.484446825</text:p>
              </table:table-cell>
              <table:table-cell office:value-type="float" office:value="35.4017129956">
                <text:p>35.4017129956</text:p>
              </table:table-cell>
              <table:table-cell office:value-type="float" office:value="35.6355433686">
                <text:p>35.6355433686</text:p>
              </table:table-cell>
              <table:table-cell office:value-type="float" office:value="35.5573996025">
                <text:p>35.5573996025</text:p>
              </table:table-cell>
            </table:table-row>
            <table:table-row>
              <table:table-cell office:value-type="string">
                <text:p>arraycopy_29_13</text:p>
              </table:table-cell>
              <table:table-cell office:value-type="float" office:value="28.6300412892">
                <text:p>28.6300412892</text:p>
              </table:table-cell>
              <table:table-cell office:value-type="float" office:value="27.89924104">
                <text:p>27.89924104</text:p>
              </table:table-cell>
              <table:table-cell office:value-type="float" office:value="29.9358485708">
                <text:p>29.9358485708</text:p>
              </table:table-cell>
              <table:table-cell office:value-type="float" office:value="29.2690429833">
                <text:p>29.2690429833</text:p>
              </table:table-cell>
            </table:table-row>
            <table:table-row>
              <table:table-cell office:value-type="string">
                <text:p>arraycopy_29_19</text:p>
              </table:table-cell>
              <table:table-cell office:value-type="float" office:value="34.5878990771">
                <text:p>34.5878990771</text:p>
              </table:table-cell>
              <table:table-cell office:value-type="float" office:value="34.2743199339">
                <text:p>34.2743199339</text:p>
              </table:table-cell>
              <table:table-cell office:value-type="float" office:value="35.0626560115">
                <text:p>35.0626560115</text:p>
              </table:table-cell>
              <table:table-cell office:value-type="float" office:value="34.8426331697">
                <text:p>34.8426331697</text:p>
              </table:table-cell>
            </table:table-row>
            <table:table-row>
              <table:table-cell office:value-type="string">
                <text:p>arraycopy_29_23</text:p>
              </table:table-cell>
              <table:table-cell office:value-type="float" office:value="34.5152192659">
                <text:p>34.5152192659</text:p>
              </table:table-cell>
              <table:table-cell office:value-type="float" office:value="34.3235571377">
                <text:p>34.3235571377</text:p>
              </table:table-cell>
              <table:table-cell office:value-type="float" office:value="34.8258766417">
                <text:p>34.8258766417</text:p>
              </table:table-cell>
              <table:table-cell office:value-type="float" office:value="34.6720219277">
                <text:p>34.6720219277</text:p>
              </table:table-cell>
            </table:table-row>
            <table:table-row>
              <table:table-cell office:value-type="string">
                <text:p>arraycopy_29_29</text:p>
              </table:table-cell>
              <table:table-cell office:value-type="float" office:value="34.7592565167">
                <text:p>34.7592565167</text:p>
              </table:table-cell>
              <table:table-cell office:value-type="float" office:value="34.6934870596">
                <text:p>34.6934870596</text:p>
              </table:table-cell>
              <table:table-cell office:value-type="float" office:value="34.8919078865">
                <text:p>34.8919078865</text:p>
              </table:table-cell>
              <table:table-cell office:value-type="float" office:value="34.8236291126">
                <text:p>34.8236291126</text:p>
              </table:table-cell>
            </table:table-row>
            <table:table-row>
              <table:table-cell office:value-type="string">
                <text:p>arraycopy_29_3</text:p>
              </table:table-cell>
              <table:table-cell office:value-type="float" office:value="35.4484514318">
                <text:p>35.4484514318</text:p>
              </table:table-cell>
              <table:table-cell office:value-type="float" office:value="34.6944300468">
                <text:p>34.6944300468</text:p>
              </table:table-cell>
              <table:table-cell office:value-type="float" office:value="36.572798548">
                <text:p>36.572798548</text:p>
              </table:table-cell>
              <table:table-cell office:value-type="float" office:value="36.0518152351">
                <text:p>36.0518152351</text:p>
              </table:table-cell>
            </table:table-row>
            <table:table-row>
              <table:table-cell office:value-type="string">
                <text:p>arraycopy_29_31</text:p>
              </table:table-cell>
              <table:table-cell office:value-type="float" office:value="34.7020115832">
                <text:p>34.7020115832</text:p>
              </table:table-cell>
              <table:table-cell office:value-type="float" office:value="34.5950385726">
                <text:p>34.5950385726</text:p>
              </table:table-cell>
              <table:table-cell office:value-type="float" office:value="34.9083298493">
                <text:p>34.9083298493</text:p>
              </table:table-cell>
              <table:table-cell office:value-type="float" office:value="34.7917838146">
                <text:p>34.7917838146</text:p>
              </table:table-cell>
            </table:table-row>
            <table:table-row>
              <table:table-cell office:value-type="string">
                <text:p>arraycopy_29_5</text:p>
              </table:table-cell>
              <table:table-cell office:value-type="float" office:value="21.1587529664">
                <text:p>21.1587529664</text:p>
              </table:table-cell>
              <table:table-cell office:value-type="float" office:value="20.6278726547">
                <text:p>20.6278726547</text:p>
              </table:table-cell>
              <table:table-cell office:value-type="float" office:value="21.9633223678">
                <text:p>21.9633223678</text:p>
              </table:table-cell>
              <table:table-cell office:value-type="float" office:value="21.5916217687">
                <text:p>21.5916217687</text:p>
              </table:table-cell>
            </table:table-row>
            <table:table-row>
              <table:table-cell office:value-type="string">
                <text:p>arraycopy_29_7</text:p>
              </table:table-cell>
              <table:table-cell office:value-type="float" office:value="35.4467128017">
                <text:p>35.4467128017</text:p>
              </table:table-cell>
              <table:table-cell office:value-type="float" office:value="35.3224924091">
                <text:p>35.3224924091</text:p>
              </table:table-cell>
              <table:table-cell office:value-type="float" office:value="35.6745464014">
                <text:p>35.6745464014</text:p>
              </table:table-cell>
              <table:table-cell office:value-type="float" office:value="35.5638242611">
                <text:p>35.5638242611</text:p>
              </table:table-cell>
            </table:table-row>
            <table:table-row>
              <table:table-cell office:value-type="string">
                <text:p>arraycopy_31_0</text:p>
              </table:table-cell>
              <table:table-cell office:value-type="float" office:value="35.4396049414">
                <text:p>35.4396049414</text:p>
              </table:table-cell>
              <table:table-cell office:value-type="float" office:value="35.2997541377">
                <text:p>35.2997541377</text:p>
              </table:table-cell>
              <table:table-cell office:value-type="float" office:value="35.7173496013">
                <text:p>35.7173496013</text:p>
              </table:table-cell>
              <table:table-cell office:value-type="float" office:value="35.5598291647">
                <text:p>35.5598291647</text:p>
              </table:table-cell>
            </table:table-row>
            <table:table-row>
              <table:table-cell office:value-type="string">
                <text:p>arraycopy_31_1</text:p>
              </table:table-cell>
              <table:table-cell office:value-type="float" office:value="35.3663348931">
                <text:p>35.3663348931</text:p>
              </table:table-cell>
              <table:table-cell office:value-type="float" office:value="34.7701809658">
                <text:p>34.7701809658</text:p>
              </table:table-cell>
              <table:table-cell office:value-type="float" office:value="36.3000981874">
                <text:p>36.3000981874</text:p>
              </table:table-cell>
              <table:table-cell office:value-type="float" office:value="35.8724305384">
                <text:p>35.8724305384</text:p>
              </table:table-cell>
            </table:table-row>
            <table:table-row>
              <table:table-cell office:value-type="string">
                <text:p>arraycopy_31_13</text:p>
              </table:table-cell>
              <table:table-cell office:value-type="float" office:value="28.9989178964">
                <text:p>28.9989178964</text:p>
              </table:table-cell>
              <table:table-cell office:value-type="float" office:value="28.0130596507">
                <text:p>28.0130596507</text:p>
              </table:table-cell>
              <table:table-cell office:value-type="float" office:value="30.863189747">
                <text:p>30.863189747</text:p>
              </table:table-cell>
              <table:table-cell office:value-type="float" office:value="29.832574116">
                <text:p>29.832574116</text:p>
              </table:table-cell>
            </table:table-row>
            <table:table-row>
              <table:table-cell office:value-type="string">
                <text:p>arraycopy_31_19</text:p>
              </table:table-cell>
              <table:table-cell office:value-type="float" office:value="35.0186539409">
                <text:p>35.0186539409</text:p>
              </table:table-cell>
              <table:table-cell office:value-type="float" office:value="34.9131373597">
                <text:p>34.9131373597</text:p>
              </table:table-cell>
              <table:table-cell office:value-type="float" office:value="35.2358843427">
                <text:p>35.2358843427</text:p>
              </table:table-cell>
              <table:table-cell office:value-type="float" office:value="35.1307157551">
                <text:p>35.1307157551</text:p>
              </table:table-cell>
            </table:table-row>
            <table:table-row>
              <table:table-cell office:value-type="string">
                <text:p>arraycopy_31_23</text:p>
              </table:table-cell>
              <table:table-cell office:value-type="float" office:value="35.0512577346">
                <text:p>35.0512577346</text:p>
              </table:table-cell>
              <table:table-cell office:value-type="float" office:value="34.9953194003">
                <text:p>34.9953194003</text:p>
              </table:table-cell>
              <table:table-cell office:value-type="float" office:value="35.1750533423">
                <text:p>35.1750533423</text:p>
              </table:table-cell>
              <table:table-cell office:value-type="float" office:value="35.1069749512">
                <text:p>35.1069749512</text:p>
              </table:table-cell>
            </table:table-row>
            <table:table-row>
              <table:table-cell office:value-type="string">
                <text:p>arraycopy_31_29</text:p>
              </table:table-cell>
              <table:table-cell office:value-type="float" office:value="35.0880652104">
                <text:p>35.0880652104</text:p>
              </table:table-cell>
              <table:table-cell office:value-type="float" office:value="34.9972519336">
                <text:p>34.9972519336</text:p>
              </table:table-cell>
              <table:table-cell office:value-type="float" office:value="35.2775890566">
                <text:p>35.2775890566</text:p>
              </table:table-cell>
              <table:table-cell office:value-type="float" office:value="35.182252266">
                <text:p>35.182252266</text:p>
              </table:table-cell>
            </table:table-row>
            <table:table-row>
              <table:table-cell office:value-type="string">
                <text:p>arraycopy_31_3</text:p>
              </table:table-cell>
              <table:table-cell office:value-type="float" office:value="35.408584526">
                <text:p>35.408584526</text:p>
              </table:table-cell>
              <table:table-cell office:value-type="float" office:value="35.2817956476">
                <text:p>35.2817956476</text:p>
              </table:table-cell>
              <table:table-cell office:value-type="float" office:value="35.6428418546">
                <text:p>35.6428418546</text:p>
              </table:table-cell>
              <table:table-cell office:value-type="float" office:value="35.5329290717">
                <text:p>35.5329290717</text:p>
              </table:table-cell>
            </table:table-row>
            <table:table-row>
              <table:table-cell office:value-type="string">
                <text:p>arraycopy_31_31</text:p>
              </table:table-cell>
              <table:table-cell office:value-type="float" office:value="34.8672045329">
                <text:p>34.8672045329</text:p>
              </table:table-cell>
              <table:table-cell office:value-type="float" office:value="34.1490982048">
                <text:p>34.1490982048</text:p>
              </table:table-cell>
              <table:table-cell office:value-type="float" office:value="35.9086181684">
                <text:p>35.9086181684</text:p>
              </table:table-cell>
              <table:table-cell office:value-type="float" office:value="35.4306933632">
                <text:p>35.4306933632</text:p>
              </table:table-cell>
            </table:table-row>
            <table:table-row>
              <table:table-cell office:value-type="string">
                <text:p>arraycopy_31_5</text:p>
              </table:table-cell>
              <table:table-cell office:value-type="float" office:value="35.4351246229">
                <text:p>35.4351246229</text:p>
              </table:table-cell>
              <table:table-cell office:value-type="float" office:value="35.3634474488">
                <text:p>35.3634474488</text:p>
              </table:table-cell>
              <table:table-cell office:value-type="float" office:value="35.6267751266">
                <text:p>35.6267751266</text:p>
              </table:table-cell>
              <table:table-cell office:value-type="float" office:value="35.5167044793">
                <text:p>35.5167044793</text:p>
              </table:table-cell>
            </table:table-row>
            <table:table-row>
              <table:table-cell office:value-type="string">
                <text:p>arraycopy_31_7</text:p>
              </table:table-cell>
              <table:table-cell office:value-type="float" office:value="35.3511398951">
                <text:p>35.3511398951</text:p>
              </table:table-cell>
              <table:table-cell office:value-type="float" office:value="35.1438280059">
                <text:p>35.1438280059</text:p>
              </table:table-cell>
              <table:table-cell office:value-type="float" office:value="35.6952165601">
                <text:p>35.6952165601</text:p>
              </table:table-cell>
              <table:table-cell office:value-type="float" office:value="35.4980706898">
                <text:p>35.4980706898</text:p>
              </table:table-cell>
            </table:table-row>
            <table:table-row>
              <table:table-cell office:value-type="string">
                <text:p>arraycopy_3_0</text:p>
              </table:table-cell>
              <table:table-cell office:value-type="float" office:value="17.3805777386">
                <text:p>17.3805777386</text:p>
              </table:table-cell>
              <table:table-cell office:value-type="float" office:value="17.3075873034">
                <text:p>17.3075873034</text:p>
              </table:table-cell>
              <table:table-cell office:value-type="float" office:value="17.5271207376">
                <text:p>17.5271207376</text:p>
              </table:table-cell>
              <table:table-cell office:value-type="float" office:value="17.4569858917">
                <text:p>17.4569858917</text:p>
              </table:table-cell>
            </table:table-row>
            <table:table-row>
              <table:table-cell office:value-type="string">
                <text:p>arraycopy_3_1</text:p>
              </table:table-cell>
              <table:table-cell office:value-type="float" office:value="21.1620396719">
                <text:p>21.1620396719</text:p>
              </table:table-cell>
              <table:table-cell office:value-type="float" office:value="21.0334935789">
                <text:p>21.0334935789</text:p>
              </table:table-cell>
              <table:table-cell office:value-type="float" office:value="21.3714575899">
                <text:p>21.3714575899</text:p>
              </table:table-cell>
              <table:table-cell office:value-type="float" office:value="21.2763615526">
                <text:p>21.2763615526</text:p>
              </table:table-cell>
            </table:table-row>
            <table:table-row>
              <table:table-cell office:value-type="string">
                <text:p>arraycopy_3_13</text:p>
              </table:table-cell>
              <table:table-cell office:value-type="float" office:value="30.0572677398">
                <text:p>30.0572677398</text:p>
              </table:table-cell>
              <table:table-cell office:value-type="float" office:value="24.2572774564">
                <text:p>24.2572774564</text:p>
              </table:table-cell>
              <table:table-cell office:value-type="float" office:value="37.8742379729">
                <text:p>37.8742379729</text:p>
              </table:table-cell>
              <table:table-cell office:value-type="float" office:value="34.2143494718">
                <text:p>34.2143494718</text:p>
              </table:table-cell>
            </table:table-row>
            <table:table-row>
              <table:table-cell office:value-type="string">
                <text:p>arraycopy_3_19</text:p>
              </table:table-cell>
              <table:table-cell office:value-type="float" office:value="34.7800170806">
                <text:p>34.7800170806</text:p>
              </table:table-cell>
              <table:table-cell office:value-type="float" office:value="34.6865366505">
                <text:p>34.6865366505</text:p>
              </table:table-cell>
              <table:table-cell office:value-type="float" office:value="34.9565363912">
                <text:p>34.9565363912</text:p>
              </table:table-cell>
              <table:table-cell office:value-type="float" office:value="34.8667292197">
                <text:p>34.8667292197</text:p>
              </table:table-cell>
            </table:table-row>
            <table:table-row>
              <table:table-cell office:value-type="string">
                <text:p>arraycopy_3_23</text:p>
              </table:table-cell>
              <table:table-cell office:value-type="float" office:value="34.8392668571">
                <text:p>34.8392668571</text:p>
              </table:table-cell>
              <table:table-cell office:value-type="float" office:value="34.7079121699">
                <text:p>34.7079121699</text:p>
              </table:table-cell>
              <table:table-cell office:value-type="float" office:value="35.0878330533">
                <text:p>35.0878330533</text:p>
              </table:table-cell>
              <table:table-cell office:value-type="float" office:value="34.9489401346">
                <text:p>34.9489401346</text:p>
              </table:table-cell>
            </table:table-row>
            <table:table-row>
              <table:table-cell office:value-type="string">
                <text:p>arraycopy_3_29</text:p>
              </table:table-cell>
              <table:table-cell office:value-type="float" office:value="34.7862702575">
                <text:p>34.7862702575</text:p>
              </table:table-cell>
              <table:table-cell office:value-type="float" office:value="34.6921353175">
                <text:p>34.6921353175</text:p>
              </table:table-cell>
              <table:table-cell office:value-type="float" office:value="35.0267270909">
                <text:p>35.0267270909</text:p>
              </table:table-cell>
              <table:table-cell office:value-type="float" office:value="34.8987205761">
                <text:p>34.8987205761</text:p>
              </table:table-cell>
            </table:table-row>
            <table:table-row>
              <table:table-cell office:value-type="string">
                <text:p>arraycopy_3_3</text:p>
              </table:table-cell>
              <table:table-cell office:value-type="float" office:value="21.1949139226">
                <text:p>21.1949139226</text:p>
              </table:table-cell>
              <table:table-cell office:value-type="float" office:value="20.8610717201">
                <text:p>20.8610717201</text:p>
              </table:table-cell>
              <table:table-cell office:value-type="float" office:value="21.6932027002">
                <text:p>21.6932027002</text:p>
              </table:table-cell>
              <table:table-cell office:value-type="float" office:value="21.4150504093">
                <text:p>21.4150504093</text:p>
              </table:table-cell>
            </table:table-row>
            <table:table-row>
              <table:table-cell office:value-type="string">
                <text:p>arraycopy_3_31</text:p>
              </table:table-cell>
              <table:table-cell office:value-type="float" office:value="34.8435722362">
                <text:p>34.8435722362</text:p>
              </table:table-cell>
              <table:table-cell office:value-type="float" office:value="34.4816055096">
                <text:p>34.4816055096</text:p>
              </table:table-cell>
              <table:table-cell office:value-type="float" office:value="35.3657516141">
                <text:p>35.3657516141</text:p>
              </table:table-cell>
              <table:table-cell office:value-type="float" office:value="35.1252225373">
                <text:p>35.1252225373</text:p>
              </table:table-cell>
            </table:table-row>
            <table:table-row>
              <table:table-cell office:value-type="string">
                <text:p>arraycopy_3_5</text:p>
              </table:table-cell>
              <table:table-cell office:value-type="float" office:value="21.1767537839">
                <text:p>21.1767537839</text:p>
              </table:table-cell>
              <table:table-cell office:value-type="float" office:value="21.0206501535">
                <text:p>21.0206501535</text:p>
              </table:table-cell>
              <table:table-cell office:value-type="float" office:value="21.4251527701">
                <text:p>21.4251527701</text:p>
              </table:table-cell>
              <table:table-cell office:value-type="float" office:value="21.2968636737">
                <text:p>21.2968636737</text:p>
              </table:table-cell>
            </table:table-row>
            <table:table-row>
              <table:table-cell office:value-type="string">
                <text:p>arraycopy_3_7</text:p>
              </table:table-cell>
              <table:table-cell office:value-type="float" office:value="21.1595278264">
                <text:p>21.1595278264</text:p>
              </table:table-cell>
              <table:table-cell office:value-type="float" office:value="21.0767494957">
                <text:p>21.0767494957</text:p>
              </table:table-cell>
              <table:table-cell office:value-type="float" office:value="21.3275866214">
                <text:p>21.3275866214</text:p>
              </table:table-cell>
              <table:table-cell office:value-type="float" office:value="21.2494888887">
                <text:p>21.2494888887</text:p>
              </table:table-cell>
            </table:table-row>
            <table:table-row>
              <table:table-cell office:value-type="string">
                <text:p>arraycopy_5_0</text:p>
              </table:table-cell>
              <table:table-cell office:value-type="float" office:value="16.8659951876">
                <text:p>16.8659951876</text:p>
              </table:table-cell>
              <table:table-cell office:value-type="float" office:value="16.8111356236">
                <text:p>16.8111356236</text:p>
              </table:table-cell>
              <table:table-cell office:value-type="float" office:value="16.9986386243">
                <text:p>16.9986386243</text:p>
              </table:table-cell>
              <table:table-cell office:value-type="float" office:value="16.9254703899">
                <text:p>16.9254703899</text:p>
              </table:table-cell>
            </table:table-row>
            <table:table-row>
              <table:table-cell office:value-type="string">
                <text:p>arraycopy_5_1</text:p>
              </table:table-cell>
              <table:table-cell office:value-type="float" office:value="21.0803388636">
                <text:p>21.0803388636</text:p>
              </table:table-cell>
              <table:table-cell office:value-type="float" office:value="20.9526657688">
                <text:p>20.9526657688</text:p>
              </table:table-cell>
              <table:table-cell office:value-type="float" office:value="21.3718485531">
                <text:p>21.3718485531</text:p>
              </table:table-cell>
              <table:table-cell office:value-type="float" office:value="21.218260565">
                <text:p>21.218260565</text:p>
              </table:table-cell>
            </table:table-row>
            <table:table-row>
              <table:table-cell office:value-type="string">
                <text:p>arraycopy_5_13</text:p>
              </table:table-cell>
              <table:table-cell office:value-type="float" office:value="34.8293460957">
                <text:p>34.8293460957</text:p>
              </table:table-cell>
              <table:table-cell office:value-type="float" office:value="34.7532617753">
                <text:p>34.7532617753</text:p>
              </table:table-cell>
              <table:table-cell office:value-type="float" office:value="34.9699288284">
                <text:p>34.9699288284</text:p>
              </table:table-cell>
              <table:table-cell office:value-type="float" office:value="34.9003788814">
                <text:p>34.9003788814</text:p>
              </table:table-cell>
            </table:table-row>
            <table:table-row>
              <table:table-cell office:value-type="string">
                <text:p>arraycopy_5_19</text:p>
              </table:table-cell>
              <table:table-cell office:value-type="float" office:value="34.7785869392">
                <text:p>34.7785869392</text:p>
              </table:table-cell>
              <table:table-cell office:value-type="float" office:value="34.6238143268">
                <text:p>34.6238143268</text:p>
              </table:table-cell>
              <table:table-cell office:value-type="float" office:value="35.0981524216">
                <text:p>35.0981524216</text:p>
              </table:table-cell>
              <table:table-cell office:value-type="float" office:value="34.9237099259">
                <text:p>34.9237099259</text:p>
              </table:table-cell>
            </table:table-row>
            <table:table-row>
              <table:table-cell office:value-type="string">
                <text:p>arraycopy_5_23</text:p>
              </table:table-cell>
              <table:table-cell office:value-type="float" office:value="34.0993866612">
                <text:p>34.0993866612</text:p>
              </table:table-cell>
              <table:table-cell office:value-type="float" office:value="33.6049035194">
                <text:p>33.6049035194</text:p>
              </table:table-cell>
              <table:table-cell office:value-type="float" office:value="34.9824609432">
                <text:p>34.9824609432</text:p>
              </table:table-cell>
              <table:table-cell office:value-type="float" office:value="34.5511858512">
                <text:p>34.5511858512</text:p>
              </table:table-cell>
            </table:table-row>
            <table:table-row>
              <table:table-cell office:value-type="string">
                <text:p>arraycopy_5_29</text:p>
              </table:table-cell>
              <table:table-cell office:value-type="float" office:value="32.0467730507">
                <text:p>32.0467730507</text:p>
              </table:table-cell>
              <table:table-cell office:value-type="float" office:value="31.8419024651">
                <text:p>31.8419024651</text:p>
              </table:table-cell>
              <table:table-cell office:value-type="float" office:value="32.3690053858">
                <text:p>32.3690053858</text:p>
              </table:table-cell>
              <table:table-cell office:value-type="float" office:value="32.2212040712">
                <text:p>32.2212040712</text:p>
              </table:table-cell>
            </table:table-row>
            <table:table-row>
              <table:table-cell office:value-type="string">
                <text:p>arraycopy_5_3</text:p>
              </table:table-cell>
              <table:table-cell office:value-type="float" office:value="21.1467460545">
                <text:p>21.1467460545</text:p>
              </table:table-cell>
              <table:table-cell office:value-type="float" office:value="21.0946840102">
                <text:p>21.0946840102</text:p>
              </table:table-cell>
              <table:table-cell office:value-type="float" office:value="21.252491003">
                <text:p>21.252491003</text:p>
              </table:table-cell>
              <table:table-cell office:value-type="float" office:value="21.1997668247">
                <text:p>21.1997668247</text:p>
              </table:table-cell>
            </table:table-row>
            <table:table-row>
              <table:table-cell office:value-type="string">
                <text:p>arraycopy_5_31</text:p>
              </table:table-cell>
              <table:table-cell office:value-type="float" office:value="34.7208343287">
                <text:p>34.7208343287</text:p>
              </table:table-cell>
              <table:table-cell office:value-type="float" office:value="34.5252773309">
                <text:p>34.5252773309</text:p>
              </table:table-cell>
              <table:table-cell office:value-type="float" office:value="35.1139338854">
                <text:p>35.1139338854</text:p>
              </table:table-cell>
              <table:table-cell office:value-type="float" office:value="34.9051515128">
                <text:p>34.9051515128</text:p>
              </table:table-cell>
            </table:table-row>
            <table:table-row>
              <table:table-cell office:value-type="string">
                <text:p>arraycopy_5_5</text:p>
              </table:table-cell>
              <table:table-cell office:value-type="float" office:value="21.219368662">
                <text:p>21.219368662</text:p>
              </table:table-cell>
              <table:table-cell office:value-type="float" office:value="19.4050474671">
                <text:p>19.4050474671</text:p>
              </table:table-cell>
              <table:table-cell office:value-type="float" office:value="23.5527402848">
                <text:p>23.5527402848</text:p>
              </table:table-cell>
              <table:table-cell office:value-type="float" office:value="22.4418019296">
                <text:p>22.4418019296</text:p>
              </table:table-cell>
            </table:table-row>
            <table:table-row>
              <table:table-cell office:value-type="string">
                <text:p>arraycopy_5_7</text:p>
              </table:table-cell>
              <table:table-cell office:value-type="float" office:value="21.1509993617">
                <text:p>21.1509993617</text:p>
              </table:table-cell>
              <table:table-cell office:value-type="float" office:value="20.8319944158">
                <text:p>20.8319944158</text:p>
              </table:table-cell>
              <table:table-cell office:value-type="float" office:value="21.5946932809">
                <text:p>21.5946932809</text:p>
              </table:table-cell>
              <table:table-cell office:value-type="float" office:value="21.3878753692">
                <text:p>21.3878753692</text:p>
              </table:table-cell>
            </table:table-row>
            <table:table-row>
              <table:table-cell office:value-type="string">
                <text:p>arraycopy_7_0</text:p>
              </table:table-cell>
              <table:table-cell office:value-type="float" office:value="16.874094161">
                <text:p>16.874094161</text:p>
              </table:table-cell>
              <table:table-cell office:value-type="float" office:value="15.2946083326">
                <text:p>15.2946083326</text:p>
              </table:table-cell>
              <table:table-cell office:value-type="float" office:value="19.0389621443">
                <text:p>19.0389621443</text:p>
              </table:table-cell>
              <table:table-cell office:value-type="float" office:value="18.0203062082">
                <text:p>18.0203062082</text:p>
              </table:table-cell>
            </table:table-row>
            <table:table-row>
              <table:table-cell office:value-type="string">
                <text:p>arraycopy_7_1</text:p>
              </table:table-cell>
              <table:table-cell office:value-type="float" office:value="21.1470538637">
                <text:p>21.1470538637</text:p>
              </table:table-cell>
              <table:table-cell office:value-type="float" office:value="21.0387798979">
                <text:p>21.0387798979</text:p>
              </table:table-cell>
              <table:table-cell office:value-type="float" office:value="21.3671104195">
                <text:p>21.3671104195</text:p>
              </table:table-cell>
              <table:table-cell office:value-type="float" office:value="21.2498220397">
                <text:p>21.2498220397</text:p>
              </table:table-cell>
            </table:table-row>
            <table:table-row>
              <table:table-cell office:value-type="string">
                <text:p>arraycopy_7_13</text:p>
              </table:table-cell>
              <table:table-cell office:value-type="float" office:value="34.7674878897">
                <text:p>34.7674878897</text:p>
              </table:table-cell>
              <table:table-cell office:value-type="float" office:value="34.6758419011">
                <text:p>34.6758419011</text:p>
              </table:table-cell>
              <table:table-cell office:value-type="float" office:value="34.9777784038">
                <text:p>34.9777784038</text:p>
              </table:table-cell>
              <table:table-cell office:value-type="float" office:value="34.8679171645">
                <text:p>34.8679171645</text:p>
              </table:table-cell>
            </table:table-row>
            <table:table-row>
              <table:table-cell office:value-type="string">
                <text:p>arraycopy_7_19</text:p>
              </table:table-cell>
              <table:table-cell office:value-type="float" office:value="30.9689537633">
                <text:p>30.9689537633</text:p>
              </table:table-cell>
              <table:table-cell office:value-type="float" office:value="27.271452612">
                <text:p>27.271452612</text:p>
              </table:table-cell>
              <table:table-cell office:value-type="float" office:value="38.6920399649">
                <text:p>38.6920399649</text:p>
              </table:table-cell>
              <table:table-cell office:value-type="float" office:value="34.1322141091">
                <text:p>34.1322141091</text:p>
              </table:table-cell>
            </table:table-row>
            <table:table-row>
              <table:table-cell office:value-type="string">
                <text:p>arraycopy_7_23</text:p>
              </table:table-cell>
              <table:table-cell office:value-type="float" office:value="33.9902312753">
                <text:p>33.9902312753</text:p>
              </table:table-cell>
              <table:table-cell office:value-type="float" office:value="33.566162265">
                <text:p>33.566162265</text:p>
              </table:table-cell>
              <table:table-cell office:value-type="float" office:value="34.7370084654">
                <text:p>34.7370084654</text:p>
              </table:table-cell>
              <table:table-cell office:value-type="float" office:value="34.3689513577">
                <text:p>34.3689513577</text:p>
              </table:table-cell>
            </table:table-row>
            <table:table-row>
              <table:table-cell office:value-type="string">
                <text:p>arraycopy_7_29</text:p>
              </table:table-cell>
              <table:table-cell office:value-type="float" office:value="34.05485868">
                <text:p>34.05485868</text:p>
              </table:table-cell>
              <table:table-cell office:value-type="float" office:value="33.3393239298">
                <text:p>33.3393239298</text:p>
              </table:table-cell>
              <table:table-cell office:value-type="float" office:value="35.953755224">
                <text:p>35.953755224</text:p>
              </table:table-cell>
              <table:table-cell office:value-type="float" office:value="34.8739006048">
                <text:p>34.8739006048</text:p>
              </table:table-cell>
            </table:table-row>
            <table:table-row>
              <table:table-cell office:value-type="string">
                <text:p>arraycopy_7_3</text:p>
              </table:table-cell>
              <table:table-cell office:value-type="float" office:value="21.167841715">
                <text:p>21.167841715</text:p>
              </table:table-cell>
              <table:table-cell office:value-type="float" office:value="21.0880550929">
                <text:p>21.0880550929</text:p>
              </table:table-cell>
              <table:table-cell office:value-type="float" office:value="21.3334200012">
                <text:p>21.3334200012</text:p>
              </table:table-cell>
              <table:table-cell office:value-type="float" office:value="21.2539032334">
                <text:p>21.2539032334</text:p>
              </table:table-cell>
            </table:table-row>
            <table:table-row>
              <table:table-cell office:value-type="string">
                <text:p>arraycopy_7_31</text:p>
              </table:table-cell>
              <table:table-cell office:value-type="float" office:value="34.7951817486">
                <text:p>34.7951817486</text:p>
              </table:table-cell>
              <table:table-cell office:value-type="float" office:value="34.7110368412">
                <text:p>34.7110368412</text:p>
              </table:table-cell>
              <table:table-cell office:value-type="float" office:value="34.9314964785">
                <text:p>34.9314964785</text:p>
              </table:table-cell>
              <table:table-cell office:value-type="float" office:value="34.8694312132">
                <text:p>34.8694312132</text:p>
              </table:table-cell>
            </table:table-row>
            <table:table-row>
              <table:table-cell office:value-type="string">
                <text:p>arraycopy_7_5</text:p>
              </table:table-cell>
              <table:table-cell office:value-type="float" office:value="21.2778895366">
                <text:p>21.2778895366</text:p>
              </table:table-cell>
              <table:table-cell office:value-type="float" office:value="20.4112354807">
                <text:p>20.4112354807</text:p>
              </table:table-cell>
              <table:table-cell office:value-type="float" office:value="23.0476083592">
                <text:p>23.0476083592</text:p>
              </table:table-cell>
              <table:table-cell office:value-type="float" office:value="22.2074662702">
                <text:p>22.2074662702</text:p>
              </table:table-cell>
            </table:table-row>
            <table:table-row>
              <table:table-cell office:value-type="string">
                <text:p>arraycopy_7_7</text:p>
              </table:table-cell>
              <table:table-cell office:value-type="float" office:value="21.190685424">
                <text:p>21.190685424</text:p>
              </table:table-cell>
              <table:table-cell office:value-type="float" office:value="20.9653849442">
                <text:p>20.9653849442</text:p>
              </table:table-cell>
              <table:table-cell office:value-type="float" office:value="21.4894494868">
                <text:p>21.4894494868</text:p>
              </table:table-cell>
              <table:table-cell office:value-type="float" office:value="21.3480884497">
                <text:p>21.3480884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37cm" svg:height="15.419cm" xlink:href=".." xlink:type="simple" chart:class="chart:stock" chart:style-name="ch1">
        <chart:plot-area chart:style-name="ch2" table:cell-range-address="Sheet2.A1:Sheet2.E100" chart:data-source-has-labels="column" svg:x="0.68cm" svg:y="0.308cm" svg:width="32.677cm" svg:height="14.803cm">
          <chartooo:coordinate-region svg:x="1.301cm" svg:y="0.507cm" svg:width="32.056cm" svg:height="11.735cm"/>
          <chart:axis chart:dimension="x" chart:name="primary-x" chart:style-name="ch3" chartooo:axis-type="auto">
            <chartooo:date-scale/>
            <chart:categories table:cell-range-address="Sheet2.A1:Sheet2.A100"/>
          </chart:axis>
          <chart:axis chart:dimension="y" chart:name="primary-y" chart:style-name="ch4">
            <chart:grid chart:style-name="ch5" chart:class="major"/>
          </chart:axis>
          <chart:series chart:values-cell-range-address="Sheet2.B1:Sheet2.B100" chart:attached-axis="primary-y">
            <chart:data-point chart:repeated="100"/>
          </chart:series>
          <chart:series chart:values-cell-range-address="Sheet2.C1:Sheet2.C100" chart:attached-axis="primary-y">
            <chart:data-point chart:repeated="100"/>
          </chart:series>
          <chart:series chart:values-cell-range-address="Sheet2.D1:Sheet2.D100" chart:attached-axis="primary-y">
            <chart:data-point chart:repeated="100"/>
          </chart:series>
          <chart:series chart:values-cell-range-address="Sheet2.E1:Sheet2.E100" chart:attached-axis="primary-y">
            <chart:data-point chart:repeated="100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Sheet2.A1:Sheet2.A100</svg:desc>
                </draw:g>
              </table:table-cell>
              <table:table-cell office:value-type="float" office:value="32.1634378992">
                <text:p>32.1634378992</text:p>
                <draw:g>
                  <svg:desc>Sheet2.B1:Sheet2.B100</svg:desc>
                </draw:g>
              </table:table-cell>
              <table:table-cell office:value-type="float" office:value="32.1527796952">
                <text:p>32.1527796952</text:p>
                <draw:g>
                  <svg:desc>Sheet2.C1:Sheet2.C100</svg:desc>
                </draw:g>
              </table:table-cell>
              <table:table-cell office:value-type="float" office:value="32.1809423746">
                <text:p>32.1809423746</text:p>
                <draw:g>
                  <svg:desc>Sheet2.D1:Sheet2.D100</svg:desc>
                </draw:g>
              </table:table-cell>
              <table:table-cell office:value-type="float" office:value="32.1718275266">
                <text:p>32.1718275266</text:p>
                <draw:g>
                  <svg:desc>Sheet2.E1:Sheet2.E100</svg:desc>
                </draw:g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37.3721313341">
                <text:p>37.3721313341</text:p>
              </table:table-cell>
              <table:table-cell office:value-type="float" office:value="35.9450604869">
                <text:p>35.9450604869</text:p>
              </table:table-cell>
              <table:table-cell office:value-type="float" office:value="39.2984067244">
                <text:p>39.2984067244</text:p>
              </table:table-cell>
              <table:table-cell office:value-type="float" office:value="38.3965050039">
                <text:p>38.3965050039</text:p>
              </table:table-cell>
            </table:table-row>
            <table:table-row>
              <table:table-cell office:value-type="string">
                <text:p>arraycopy_0_13</text:p>
              </table:table-cell>
              <table:table-cell office:value-type="float" office:value="37.6975585886">
                <text:p>37.6975585886</text:p>
              </table:table-cell>
              <table:table-cell office:value-type="float" office:value="37.6943565665">
                <text:p>37.6943565665</text:p>
              </table:table-cell>
              <table:table-cell office:value-type="float" office:value="37.7031246657">
                <text:p>37.7031246657</text:p>
              </table:table-cell>
              <table:table-cell office:value-type="float" office:value="37.6999163336">
                <text:p>37.6999163336</text:p>
              </table:table-cell>
            </table:table-row>
            <table:table-row>
              <table:table-cell office:value-type="string">
                <text:p>arraycopy_0_19</text:p>
              </table:table-cell>
              <table:table-cell office:value-type="float" office:value="37.6970627968">
                <text:p>37.6970627968</text:p>
              </table:table-cell>
              <table:table-cell office:value-type="float" office:value="36.9356239859">
                <text:p>36.9356239859</text:p>
              </table:table-cell>
              <table:table-cell office:value-type="float" office:value="38.6623370157">
                <text:p>38.6623370157</text:p>
              </table:table-cell>
              <table:table-cell office:value-type="float" office:value="38.2000521542">
                <text:p>38.2000521542</text:p>
              </table:table-cell>
            </table:table-row>
            <table:table-row>
              <table:table-cell office:value-type="string">
                <text:p>arraycopy_0_23</text:p>
              </table:table-cell>
              <table:table-cell office:value-type="float" office:value="37.6983994414">
                <text:p>37.6983994414</text:p>
              </table:table-cell>
              <table:table-cell office:value-type="float" office:value="37.6955866306">
                <text:p>37.6955866306</text:p>
              </table:table-cell>
              <table:table-cell office:value-type="float" office:value="37.7054304608">
                <text:p>37.7054304608</text:p>
              </table:table-cell>
              <table:table-cell office:value-type="float" office:value="37.7015920357">
                <text:p>37.7015920357</text:p>
              </table:table-cell>
            </table:table-row>
            <table:table-row>
              <table:table-cell office:value-type="string">
                <text:p>arraycopy_0_29</text:p>
              </table:table-cell>
              <table:table-cell office:value-type="float" office:value="37.6951871103">
                <text:p>37.6951871103</text:p>
              </table:table-cell>
              <table:table-cell office:value-type="float" office:value="37.6897901633">
                <text:p>37.6897901633</text:p>
              </table:table-cell>
              <table:table-cell office:value-type="float" office:value="37.7078953029">
                <text:p>37.7078953029</text:p>
              </table:table-cell>
              <table:table-cell office:value-type="float" office:value="37.700725469">
                <text:p>37.700725469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37.6981729993">
                <text:p>37.6981729993</text:p>
              </table:table-cell>
              <table:table-cell office:value-type="float" office:value="37.6938013211">
                <text:p>37.6938013211</text:p>
              </table:table-cell>
              <table:table-cell office:value-type="float" office:value="37.7064754757">
                <text:p>37.7064754757</text:p>
              </table:table-cell>
              <table:table-cell office:value-type="float" office:value="37.701789316">
                <text:p>37.701789316</text:p>
              </table:table-cell>
            </table:table-row>
            <table:table-row>
              <table:table-cell office:value-type="string">
                <text:p>arraycopy_0_31</text:p>
              </table:table-cell>
              <table:table-cell office:value-type="float" office:value="37.6967259216">
                <text:p>37.6967259216</text:p>
              </table:table-cell>
              <table:table-cell office:value-type="float" office:value="37.6909691125">
                <text:p>37.6909691125</text:p>
              </table:table-cell>
              <table:table-cell office:value-type="float" office:value="37.7067455328">
                <text:p>37.7067455328</text:p>
              </table:table-cell>
              <table:table-cell office:value-type="float" office:value="37.7009702494">
                <text:p>37.7009702494</text:p>
              </table:table-cell>
            </table:table-row>
            <table:table-row>
              <table:table-cell office:value-type="string">
                <text:p>arraycopy_0_5</text:p>
              </table:table-cell>
              <table:table-cell office:value-type="float" office:value="37.7041366312">
                <text:p>37.7041366312</text:p>
              </table:table-cell>
              <table:table-cell office:value-type="float" office:value="37.6987647275">
                <text:p>37.6987647275</text:p>
              </table:table-cell>
              <table:table-cell office:value-type="float" office:value="37.7122909931">
                <text:p>37.7122909931</text:p>
              </table:table-cell>
              <table:table-cell office:value-type="float" office:value="37.7085825595">
                <text:p>37.7085825595</text:p>
              </table:table-cell>
            </table:table-row>
            <table:table-row>
              <table:table-cell office:value-type="string">
                <text:p>arraycopy_0_7</text:p>
              </table:table-cell>
              <table:table-cell office:value-type="float" office:value="37.6956626593">
                <text:p>37.6956626593</text:p>
              </table:table-cell>
              <table:table-cell office:value-type="float" office:value="37.6712623069">
                <text:p>37.6712623069</text:p>
              </table:table-cell>
              <table:table-cell office:value-type="float" office:value="37.7362482014">
                <text:p>37.7362482014</text:p>
              </table:table-cell>
              <table:table-cell office:value-type="float" office:value="37.7178561116">
                <text:p>37.7178561116</text:p>
              </table:table-cell>
            </table:table-row>
            <table:table-row>
              <table:table-cell office:value-type="string">
                <text:p>arraycopy_13_0</text:p>
              </table:table-cell>
              <table:table-cell office:value-type="float" office:value="45.4640210682">
                <text:p>45.4640210682</text:p>
              </table:table-cell>
              <table:table-cell office:value-type="float" office:value="44.221135342">
                <text:p>44.221135342</text:p>
              </table:table-cell>
              <table:table-cell office:value-type="float" office:value="47.0607566225">
                <text:p>47.0607566225</text:p>
              </table:table-cell>
              <table:table-cell office:value-type="float" office:value="46.3003814513">
                <text:p>46.3003814513</text:p>
              </table:table-cell>
            </table:table-row>
            <table:table-row>
              <table:table-cell office:value-type="string">
                <text:p>arraycopy_13_1</text:p>
              </table:table-cell>
              <table:table-cell office:value-type="float" office:value="52.3463241628">
                <text:p>52.3463241628</text:p>
              </table:table-cell>
              <table:table-cell office:value-type="float" office:value="52.0232052994">
                <text:p>52.0232052994</text:p>
              </table:table-cell>
              <table:table-cell office:value-type="float" office:value="52.757319174">
                <text:p>52.757319174</text:p>
              </table:table-cell>
              <table:table-cell office:value-type="float" office:value="52.560776001">
                <text:p>52.560776001</text:p>
              </table:table-cell>
            </table:table-row>
            <table:table-row>
              <table:table-cell office:value-type="string">
                <text:p>arraycopy_13_13</text:p>
              </table:table-cell>
              <table:table-cell office:value-type="float" office:value="49.2484673634">
                <text:p>49.2484673634</text:p>
              </table:table-cell>
              <table:table-cell office:value-type="float" office:value="49.1122779507">
                <text:p>49.1122779507</text:p>
              </table:table-cell>
              <table:table-cell office:value-type="float" office:value="49.5542051182">
                <text:p>49.5542051182</text:p>
              </table:table-cell>
              <table:table-cell office:value-type="float" office:value="49.3895406613">
                <text:p>49.3895406613</text:p>
              </table:table-cell>
            </table:table-row>
            <table:table-row>
              <table:table-cell office:value-type="string">
                <text:p>arraycopy_13_19</text:p>
              </table:table-cell>
              <table:table-cell office:value-type="float" office:value="48.7156108111">
                <text:p>48.7156108111</text:p>
              </table:table-cell>
              <table:table-cell office:value-type="float" office:value="48.6722002426">
                <text:p>48.6722002426</text:p>
              </table:table-cell>
              <table:table-cell office:value-type="float" office:value="48.799503592">
                <text:p>48.799503592</text:p>
              </table:table-cell>
              <table:table-cell office:value-type="float" office:value="48.7590587726">
                <text:p>48.7590587726</text:p>
              </table:table-cell>
            </table:table-row>
            <table:table-row>
              <table:table-cell office:value-type="string">
                <text:p>arraycopy_13_23</text:p>
              </table:table-cell>
              <table:table-cell office:value-type="float" office:value="39.1359464832">
                <text:p>39.1359464832</text:p>
              </table:table-cell>
              <table:table-cell office:value-type="float" office:value="38.2600143726">
                <text:p>38.2600143726</text:p>
              </table:table-cell>
              <table:table-cell office:value-type="float" office:value="40.3620591626">
                <text:p>40.3620591626</text:p>
              </table:table-cell>
              <table:table-cell office:value-type="float" office:value="39.7738302683">
                <text:p>39.7738302683</text:p>
              </table:table-cell>
            </table:table-row>
            <table:table-row>
              <table:table-cell office:value-type="string">
                <text:p>arraycopy_13_29</text:p>
              </table:table-cell>
              <table:table-cell office:value-type="float" office:value="48.6565431731">
                <text:p>48.6565431731</text:p>
              </table:table-cell>
              <table:table-cell office:value-type="float" office:value="48.5970964487">
                <text:p>48.5970964487</text:p>
              </table:table-cell>
              <table:table-cell office:value-type="float" office:value="48.7852738217">
                <text:p>48.7852738217</text:p>
              </table:table-cell>
              <table:table-cell office:value-type="float" office:value="48.713514995">
                <text:p>48.713514995</text:p>
              </table:table-cell>
            </table:table-row>
            <table:table-row>
              <table:table-cell office:value-type="string">
                <text:p>arraycopy_13_3</text:p>
              </table:table-cell>
              <table:table-cell office:value-type="float" office:value="52.3468847281">
                <text:p>52.3468847281</text:p>
              </table:table-cell>
              <table:table-cell office:value-type="float" office:value="52.3396683157">
                <text:p>52.3396683157</text:p>
              </table:table-cell>
              <table:table-cell office:value-type="float" office:value="52.3633254572">
                <text:p>52.3633254572</text:p>
              </table:table-cell>
              <table:table-cell office:value-type="float" office:value="52.3547497832">
                <text:p>52.3547497832</text:p>
              </table:table-cell>
            </table:table-row>
            <table:table-row>
              <table:table-cell office:value-type="string">
                <text:p>arraycopy_13_31</text:p>
              </table:table-cell>
              <table:table-cell office:value-type="float" office:value="48.7330488766">
                <text:p>48.7330488766</text:p>
              </table:table-cell>
              <table:table-cell office:value-type="float" office:value="46.2564753568">
                <text:p>46.2564753568</text:p>
              </table:table-cell>
              <table:table-cell office:value-type="float" office:value="51.9013661986">
                <text:p>51.9013661986</text:p>
              </table:table-cell>
              <table:table-cell office:value-type="float" office:value="50.3899073289">
                <text:p>50.3899073289</text:p>
              </table:table-cell>
            </table:table-row>
            <table:table-row>
              <table:table-cell office:value-type="string">
                <text:p>arraycopy_13_5</text:p>
              </table:table-cell>
              <table:table-cell office:value-type="float" office:value="52.3454481473">
                <text:p>52.3454481473</text:p>
              </table:table-cell>
              <table:table-cell office:value-type="float" office:value="52.33847241">
                <text:p>52.33847241</text:p>
              </table:table-cell>
              <table:table-cell office:value-type="float" office:value="52.3567039038">
                <text:p>52.3567039038</text:p>
              </table:table-cell>
              <table:table-cell office:value-type="float" office:value="52.3501557029">
                <text:p>52.3501557029</text:p>
              </table:table-cell>
            </table:table-row>
            <table:table-row>
              <table:table-cell office:value-type="string">
                <text:p>arraycopy_13_7</text:p>
              </table:table-cell>
              <table:table-cell office:value-type="float" office:value="52.3474226009">
                <text:p>52.3474226009</text:p>
              </table:table-cell>
              <table:table-cell office:value-type="float" office:value="52.3391616385">
                <text:p>52.3391616385</text:p>
              </table:table-cell>
              <table:table-cell office:value-type="float" office:value="52.3638079782">
                <text:p>52.3638079782</text:p>
              </table:table-cell>
              <table:table-cell office:value-type="float" office:value="52.3550368902">
                <text:p>52.3550368902</text:p>
              </table:table-cell>
            </table:table-row>
            <table:table-row>
              <table:table-cell office:value-type="string">
                <text:p>arraycopy_19_0</text:p>
              </table:table-cell>
              <table:table-cell office:value-type="float" office:value="44.8481774866">
                <text:p>44.8481774866</text:p>
              </table:table-cell>
              <table:table-cell office:value-type="float" office:value="44.4627632929">
                <text:p>44.4627632929</text:p>
              </table:table-cell>
              <table:table-cell office:value-type="float" office:value="45.3580477105">
                <text:p>45.3580477105</text:p>
              </table:table-cell>
              <table:table-cell office:value-type="float" office:value="45.1174486996">
                <text:p>45.1174486996</text:p>
              </table:table-cell>
            </table:table-row>
            <table:table-row>
              <table:table-cell office:value-type="string">
                <text:p>arraycopy_19_1</text:p>
              </table:table-cell>
              <table:table-cell office:value-type="float" office:value="49.871891603">
                <text:p>49.871891603</text:p>
              </table:table-cell>
              <table:table-cell office:value-type="float" office:value="49.8551177096">
                <text:p>49.8551177096</text:p>
              </table:table-cell>
              <table:table-cell office:value-type="float" office:value="49.9034950505">
                <text:p>49.9034950505</text:p>
              </table:table-cell>
              <table:table-cell office:value-type="float" office:value="49.8884870901">
                <text:p>49.8884870901</text:p>
              </table:table-cell>
            </table:table-row>
            <table:table-row>
              <table:table-cell office:value-type="string">
                <text:p>arraycopy_19_13</text:p>
              </table:table-cell>
              <table:table-cell office:value-type="float" office:value="49.873118538">
                <text:p>49.873118538</text:p>
              </table:table-cell>
              <table:table-cell office:value-type="float" office:value="49.8667312217">
                <text:p>49.8667312217</text:p>
              </table:table-cell>
              <table:table-cell office:value-type="float" office:value="49.8891655958">
                <text:p>49.8891655958</text:p>
              </table:table-cell>
              <table:table-cell office:value-type="float" office:value="49.8804293399">
                <text:p>49.8804293399</text:p>
              </table:table-cell>
            </table:table-row>
            <table:table-row>
              <table:table-cell office:value-type="string">
                <text:p>arraycopy_19_19</text:p>
              </table:table-cell>
              <table:table-cell office:value-type="float" office:value="49.9017477485">
                <text:p>49.9017477485</text:p>
              </table:table-cell>
              <table:table-cell office:value-type="float" office:value="49.8111151357">
                <text:p>49.8111151357</text:p>
              </table:table-cell>
              <table:table-cell office:value-type="float" office:value="50.1452117856">
                <text:p>50.1452117856</text:p>
              </table:table-cell>
              <table:table-cell office:value-type="float" office:value="50.0064235171">
                <text:p>50.0064235171</text:p>
              </table:table-cell>
            </table:table-row>
            <table:table-row>
              <table:table-cell office:value-type="string">
                <text:p>arraycopy_19_23</text:p>
              </table:table-cell>
              <table:table-cell office:value-type="float" office:value="50.5290110489">
                <text:p>50.5290110489</text:p>
              </table:table-cell>
              <table:table-cell office:value-type="float" office:value="50.3489482241">
                <text:p>50.3489482241</text:p>
              </table:table-cell>
              <table:table-cell office:value-type="float" office:value="50.8112982143">
                <text:p>50.8112982143</text:p>
              </table:table-cell>
              <table:table-cell office:value-type="float" office:value="50.6648666969">
                <text:p>50.6648666969</text:p>
              </table:table-cell>
            </table:table-row>
            <table:table-row>
              <table:table-cell office:value-type="string">
                <text:p>arraycopy_19_29</text:p>
              </table:table-cell>
              <table:table-cell office:value-type="float" office:value="50.5820611731">
                <text:p>50.5820611731</text:p>
              </table:table-cell>
              <table:table-cell office:value-type="float" office:value="50.5074581244">
                <text:p>50.5074581244</text:p>
              </table:table-cell>
              <table:table-cell office:value-type="float" office:value="50.723629344">
                <text:p>50.723629344</text:p>
              </table:table-cell>
              <table:table-cell office:value-type="float" office:value="50.6455764681">
                <text:p>50.6455764681</text:p>
              </table:table-cell>
            </table:table-row>
            <table:table-row>
              <table:table-cell office:value-type="string">
                <text:p>arraycopy_19_3</text:p>
              </table:table-cell>
              <table:table-cell office:value-type="float" office:value="49.8714231807">
                <text:p>49.8714231807</text:p>
              </table:table-cell>
              <table:table-cell office:value-type="float" office:value="49.8583816659">
                <text:p>49.8583816659</text:p>
              </table:table-cell>
              <table:table-cell office:value-type="float" office:value="49.8930245226">
                <text:p>49.8930245226</text:p>
              </table:table-cell>
              <table:table-cell office:value-type="float" office:value="49.8827837918">
                <text:p>49.8827837918</text:p>
              </table:table-cell>
            </table:table-row>
            <table:table-row>
              <table:table-cell office:value-type="string">
                <text:p>arraycopy_19_31</text:p>
              </table:table-cell>
              <table:table-cell office:value-type="float" office:value="50.5816098304">
                <text:p>50.5816098304</text:p>
              </table:table-cell>
              <table:table-cell office:value-type="float" office:value="50.3676298987">
                <text:p>50.3676298987</text:p>
              </table:table-cell>
              <table:table-cell office:value-type="float" office:value="50.871737241">
                <text:p>50.871737241</text:p>
              </table:table-cell>
              <table:table-cell office:value-type="float" office:value="50.7353036091">
                <text:p>50.7353036091</text:p>
              </table:table-cell>
            </table:table-row>
            <table:table-row>
              <table:table-cell office:value-type="string">
                <text:p>arraycopy_19_5</text:p>
              </table:table-cell>
              <table:table-cell office:value-type="float" office:value="43.0223193934">
                <text:p>43.0223193934</text:p>
              </table:table-cell>
              <table:table-cell office:value-type="float" office:value="42.9092711129">
                <text:p>42.9092711129</text:p>
              </table:table-cell>
              <table:table-cell office:value-type="float" office:value="43.1900544423">
                <text:p>43.1900544423</text:p>
              </table:table-cell>
              <table:table-cell office:value-type="float" office:value="43.1135320175">
                <text:p>43.1135320175</text:p>
              </table:table-cell>
            </table:table-row>
            <table:table-row>
              <table:table-cell office:value-type="string">
                <text:p>arraycopy_19_7</text:p>
              </table:table-cell>
              <table:table-cell office:value-type="float" office:value="49.877967756">
                <text:p>49.877967756</text:p>
              </table:table-cell>
              <table:table-cell office:value-type="float" office:value="49.8668774043">
                <text:p>49.8668774043</text:p>
              </table:table-cell>
              <table:table-cell office:value-type="float" office:value="49.8998607527">
                <text:p>49.8998607527</text:p>
              </table:table-cell>
              <table:table-cell office:value-type="float" office:value="49.8888173198">
                <text:p>49.8888173198</text:p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37.7286293184">
                <text:p>37.7286293184</text:p>
              </table:table-cell>
              <table:table-cell office:value-type="float" office:value="35.9716981475">
                <text:p>35.9716981475</text:p>
              </table:table-cell>
              <table:table-cell office:value-type="float" office:value="40.5529197878">
                <text:p>40.5529197878</text:p>
              </table:table-cell>
              <table:table-cell office:value-type="float" office:value="39.2796109502">
                <text:p>39.2796109502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38.0023573962">
                <text:p>38.0023573962</text:p>
              </table:table-cell>
              <table:table-cell office:value-type="float" office:value="37.3580077812">
                <text:p>37.3580077812</text:p>
              </table:table-cell>
              <table:table-cell office:value-type="float" office:value="39.2439371532">
                <text:p>39.2439371532</text:p>
              </table:table-cell>
              <table:table-cell office:value-type="float" office:value="38.4976879396">
                <text:p>38.4976879396</text:p>
              </table:table-cell>
            </table:table-row>
            <table:table-row>
              <table:table-cell office:value-type="string">
                <text:p>arraycopy_1_13</text:p>
              </table:table-cell>
              <table:table-cell office:value-type="float" office:value="49.4653148707">
                <text:p>49.4653148707</text:p>
              </table:table-cell>
              <table:table-cell office:value-type="float" office:value="49.3025421873">
                <text:p>49.3025421873</text:p>
              </table:table-cell>
              <table:table-cell office:value-type="float" office:value="49.7961806745">
                <text:p>49.7961806745</text:p>
              </table:table-cell>
              <table:table-cell office:value-type="float" office:value="49.6333629344">
                <text:p>49.6333629344</text:p>
              </table:table-cell>
            </table:table-row>
            <table:table-row>
              <table:table-cell office:value-type="string">
                <text:p>arraycopy_1_19</text:p>
              </table:table-cell>
              <table:table-cell office:value-type="float" office:value="38.2794505089">
                <text:p>38.2794505089</text:p>
              </table:table-cell>
              <table:table-cell office:value-type="float" office:value="36.2056645801">
                <text:p>36.2056645801</text:p>
              </table:table-cell>
              <table:table-cell office:value-type="float" office:value="41.2643828767">
                <text:p>41.2643828767</text:p>
              </table:table-cell>
              <table:table-cell office:value-type="float" office:value="39.8623311763">
                <text:p>39.8623311763</text:p>
              </table:table-cell>
            </table:table-row>
            <table:table-row>
              <table:table-cell office:value-type="string">
                <text:p>arraycopy_1_23</text:p>
              </table:table-cell>
              <table:table-cell office:value-type="float" office:value="38.3440213117">
                <text:p>38.3440213117</text:p>
              </table:table-cell>
              <table:table-cell office:value-type="float" office:value="36.176255131">
                <text:p>36.176255131</text:p>
              </table:table-cell>
              <table:table-cell office:value-type="float" office:value="41.2594632146">
                <text:p>41.2594632146</text:p>
              </table:table-cell>
              <table:table-cell office:value-type="float" office:value="39.8956253511">
                <text:p>39.8956253511</text:p>
              </table:table-cell>
            </table:table-row>
            <table:table-row>
              <table:table-cell office:value-type="string">
                <text:p>arraycopy_1_29</text:p>
              </table:table-cell>
              <table:table-cell office:value-type="float" office:value="50.4414036465">
                <text:p>50.4414036465</text:p>
              </table:table-cell>
              <table:table-cell office:value-type="float" office:value="50.1196608857">
                <text:p>50.1196608857</text:p>
              </table:table-cell>
              <table:table-cell office:value-type="float" office:value="50.9501827742">
                <text:p>50.9501827742</text:p>
              </table:table-cell>
              <table:table-cell office:value-type="float" office:value="50.6947253805">
                <text:p>50.6947253805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39.2603643701">
                <text:p>39.2603643701</text:p>
              </table:table-cell>
              <table:table-cell office:value-type="float" office:value="38.0817181216">
                <text:p>38.0817181216</text:p>
              </table:table-cell>
              <table:table-cell office:value-type="float" office:value="40.7524682092">
                <text:p>40.7524682092</text:p>
              </table:table-cell>
              <table:table-cell office:value-type="float" office:value="40.0374470317">
                <text:p>40.0374470317</text:p>
              </table:table-cell>
            </table:table-row>
            <table:table-row>
              <table:table-cell office:value-type="string">
                <text:p>arraycopy_1_31</text:p>
              </table:table-cell>
              <table:table-cell office:value-type="float" office:value="50.2551991587">
                <text:p>50.2551991587</text:p>
              </table:table-cell>
              <table:table-cell office:value-type="float" office:value="49.7936659898">
                <text:p>49.7936659898</text:p>
              </table:table-cell>
              <table:table-cell office:value-type="float" office:value="51.1492993533">
                <text:p>51.1492993533</text:p>
              </table:table-cell>
              <table:table-cell office:value-type="float" office:value="50.7359678733">
                <text:p>50.7359678733</text:p>
              </table:table-cell>
            </table:table-row>
            <table:table-row>
              <table:table-cell office:value-type="string">
                <text:p>arraycopy_1_5</text:p>
              </table:table-cell>
              <table:table-cell office:value-type="float" office:value="49.3468534781">
                <text:p>49.3468534781</text:p>
              </table:table-cell>
              <table:table-cell office:value-type="float" office:value="49.1145908182">
                <text:p>49.1145908182</text:p>
              </table:table-cell>
              <table:table-cell office:value-type="float" office:value="49.9257385532">
                <text:p>49.9257385532</text:p>
              </table:table-cell>
              <table:table-cell office:value-type="float" office:value="49.6228102203">
                <text:p>49.6228102203</text:p>
              </table:table-cell>
            </table:table-row>
            <table:table-row>
              <table:table-cell office:value-type="string">
                <text:p>arraycopy_1_7</text:p>
              </table:table-cell>
              <table:table-cell office:value-type="float" office:value="49.4296345021">
                <text:p>49.4296345021</text:p>
              </table:table-cell>
              <table:table-cell office:value-type="float" office:value="49.1890981595">
                <text:p>49.1890981595</text:p>
              </table:table-cell>
              <table:table-cell office:value-type="float" office:value="50.0246608776">
                <text:p>50.0246608776</text:p>
              </table:table-cell>
              <table:table-cell office:value-type="float" office:value="49.6967108908">
                <text:p>49.6967108908</text:p>
              </table:table-cell>
            </table:table-row>
            <table:table-row>
              <table:table-cell office:value-type="string">
                <text:p>arraycopy_23_0</text:p>
              </table:table-cell>
              <table:table-cell office:value-type="float" office:value="44.8468439845">
                <text:p>44.8468439845</text:p>
              </table:table-cell>
              <table:table-cell office:value-type="float" office:value="44.8200282055">
                <text:p>44.8200282055</text:p>
              </table:table-cell>
              <table:table-cell office:value-type="float" office:value="44.8928266493">
                <text:p>44.8928266493</text:p>
              </table:table-cell>
              <table:table-cell office:value-type="float" office:value="44.8713643105">
                <text:p>44.8713643105</text:p>
              </table:table-cell>
            </table:table-row>
            <table:table-row>
              <table:table-cell office:value-type="string">
                <text:p>arraycopy_23_1</text:p>
              </table:table-cell>
              <table:table-cell office:value-type="float" office:value="49.8735851429">
                <text:p>49.8735851429</text:p>
              </table:table-cell>
              <table:table-cell office:value-type="float" office:value="49.8607186903">
                <text:p>49.8607186903</text:p>
              </table:table-cell>
              <table:table-cell office:value-type="float" office:value="49.8973051948">
                <text:p>49.8973051948</text:p>
              </table:table-cell>
              <table:table-cell office:value-type="float" office:value="49.886178298">
                <text:p>49.886178298</text:p>
              </table:table-cell>
            </table:table-row>
            <table:table-row>
              <table:table-cell office:value-type="string">
                <text:p>arraycopy_23_13</text:p>
              </table:table-cell>
              <table:table-cell office:value-type="float" office:value="49.8777176054">
                <text:p>49.8777176054</text:p>
              </table:table-cell>
              <table:table-cell office:value-type="float" office:value="49.8684522491">
                <text:p>49.8684522491</text:p>
              </table:table-cell>
              <table:table-cell office:value-type="float" office:value="49.8939565776">
                <text:p>49.8939565776</text:p>
              </table:table-cell>
              <table:table-cell office:value-type="float" office:value="49.8859927293">
                <text:p>49.8859927293</text:p>
              </table:table-cell>
            </table:table-row>
            <table:table-row>
              <table:table-cell office:value-type="string">
                <text:p>arraycopy_23_19</text:p>
              </table:table-cell>
              <table:table-cell office:value-type="float" office:value="50.2175010487">
                <text:p>50.2175010487</text:p>
              </table:table-cell>
              <table:table-cell office:value-type="float" office:value="50.1556226143">
                <text:p>50.1556226143</text:p>
              </table:table-cell>
              <table:table-cell office:value-type="float" office:value="50.3577205806">
                <text:p>50.3577205806</text:p>
              </table:table-cell>
              <table:table-cell office:value-type="float" office:value="50.2828970384">
                <text:p>50.2828970384</text:p>
              </table:table-cell>
            </table:table-row>
            <table:table-row>
              <table:table-cell office:value-type="string">
                <text:p>arraycopy_23_23</text:p>
              </table:table-cell>
              <table:table-cell office:value-type="float" office:value="48.5292273794">
                <text:p>48.5292273794</text:p>
              </table:table-cell>
              <table:table-cell office:value-type="float" office:value="48.4947521056">
                <text:p>48.4947521056</text:p>
              </table:table-cell>
              <table:table-cell office:value-type="float" office:value="48.5876521519">
                <text:p>48.5876521519</text:p>
              </table:table-cell>
              <table:table-cell office:value-type="float" office:value="48.5597078988">
                <text:p>48.5597078988</text:p>
              </table:table-cell>
            </table:table-row>
            <table:table-row>
              <table:table-cell office:value-type="string">
                <text:p>arraycopy_23_29</text:p>
              </table:table-cell>
              <table:table-cell office:value-type="float" office:value="39.4283640094">
                <text:p>39.4283640094</text:p>
              </table:table-cell>
              <table:table-cell office:value-type="float" office:value="37.4527439239">
                <text:p>37.4527439239</text:p>
              </table:table-cell>
              <table:table-cell office:value-type="float" office:value="41.961522216">
                <text:p>41.961522216</text:p>
              </table:table-cell>
              <table:table-cell office:value-type="float" office:value="40.7542172187">
                <text:p>40.7542172187</text:p>
              </table:table-cell>
            </table:table-row>
            <table:table-row>
              <table:table-cell office:value-type="string">
                <text:p>arraycopy_23_3</text:p>
              </table:table-cell>
              <table:table-cell office:value-type="float" office:value="49.8671307627">
                <text:p>49.8671307627</text:p>
              </table:table-cell>
              <table:table-cell office:value-type="float" office:value="49.8563758385">
                <text:p>49.8563758385</text:p>
              </table:table-cell>
              <table:table-cell office:value-type="float" office:value="49.8889228967">
                <text:p>49.8889228967</text:p>
              </table:table-cell>
              <table:table-cell office:value-type="float" office:value="49.877344555">
                <text:p>49.877344555</text:p>
              </table:table-cell>
            </table:table-row>
            <table:table-row>
              <table:table-cell office:value-type="string">
                <text:p>arraycopy_23_31</text:p>
              </table:table-cell>
              <table:table-cell office:value-type="float" office:value="50.5005507519">
                <text:p>50.5005507519</text:p>
              </table:table-cell>
              <table:table-cell office:value-type="float" office:value="50.1967957781">
                <text:p>50.1967957781</text:p>
              </table:table-cell>
              <table:table-cell office:value-type="float" office:value="51.0431735841">
                <text:p>51.0431735841</text:p>
              </table:table-cell>
              <table:table-cell office:value-type="float" office:value="50.7536888915">
                <text:p>50.7536888915</text:p>
              </table:table-cell>
            </table:table-row>
            <table:table-row>
              <table:table-cell office:value-type="string">
                <text:p>arraycopy_23_5</text:p>
              </table:table-cell>
              <table:table-cell office:value-type="float" office:value="49.8638030815">
                <text:p>49.8638030815</text:p>
              </table:table-cell>
              <table:table-cell office:value-type="float" office:value="49.828002265">
                <text:p>49.828002265</text:p>
              </table:table-cell>
              <table:table-cell office:value-type="float" office:value="49.9269094806">
                <text:p>49.9269094806</text:p>
              </table:table-cell>
              <table:table-cell office:value-type="float" office:value="49.897976874">
                <text:p>49.897976874</text:p>
              </table:table-cell>
            </table:table-row>
            <table:table-row>
              <table:table-cell office:value-type="string">
                <text:p>arraycopy_23_7</text:p>
              </table:table-cell>
              <table:table-cell office:value-type="float" office:value="49.8782734091">
                <text:p>49.8782734091</text:p>
              </table:table-cell>
              <table:table-cell office:value-type="float" office:value="49.8649016737">
                <text:p>49.8649016737</text:p>
              </table:table-cell>
              <table:table-cell office:value-type="float" office:value="49.9009525456">
                <text:p>49.9009525456</text:p>
              </table:table-cell>
              <table:table-cell office:value-type="float" office:value="49.8899878161">
                <text:p>49.8899878161</text:p>
              </table:table-cell>
            </table:table-row>
            <table:table-row>
              <table:table-cell office:value-type="string">
                <text:p>arraycopy_29_0</text:p>
              </table:table-cell>
              <table:table-cell office:value-type="float" office:value="45.0610236215">
                <text:p>45.0610236215</text:p>
              </table:table-cell>
              <table:table-cell office:value-type="float" office:value="44.9751902576">
                <text:p>44.9751902576</text:p>
              </table:table-cell>
              <table:table-cell office:value-type="float" office:value="45.1975306705">
                <text:p>45.1975306705</text:p>
              </table:table-cell>
              <table:table-cell office:value-type="float" office:value="45.1261433621">
                <text:p>45.1261433621</text:p>
              </table:table-cell>
            </table:table-row>
            <table:table-row>
              <table:table-cell office:value-type="string">
                <text:p>arraycopy_29_1</text:p>
              </table:table-cell>
              <table:table-cell office:value-type="float" office:value="48.5759703518">
                <text:p>48.5759703518</text:p>
              </table:table-cell>
              <table:table-cell office:value-type="float" office:value="47.3434579011">
                <text:p>47.3434579011</text:p>
              </table:table-cell>
              <table:table-cell office:value-type="float" office:value="51.9345025258">
                <text:p>51.9345025258</text:p>
              </table:table-cell>
              <table:table-cell office:value-type="float" office:value="49.9752832925">
                <text:p>49.9752832925</text:p>
              </table:table-cell>
            </table:table-row>
            <table:table-row>
              <table:table-cell office:value-type="string">
                <text:p>arraycopy_29_13</text:p>
              </table:table-cell>
              <table:table-cell office:value-type="float" office:value="39.2613804567">
                <text:p>39.2613804567</text:p>
              </table:table-cell>
              <table:table-cell office:value-type="float" office:value="38.642706999">
                <text:p>38.642706999</text:p>
              </table:table-cell>
              <table:table-cell office:value-type="float" office:value="40.6552388878">
                <text:p>40.6552388878</text:p>
              </table:table-cell>
              <table:table-cell office:value-type="float" office:value="39.9986277331">
                <text:p>39.9986277331</text:p>
              </table:table-cell>
            </table:table-row>
            <table:table-row>
              <table:table-cell office:value-type="string">
                <text:p>arraycopy_29_19</text:p>
              </table:table-cell>
              <table:table-cell office:value-type="float" office:value="50.4012164136">
                <text:p>50.4012164136</text:p>
              </table:table-cell>
              <table:table-cell office:value-type="float" office:value="50.2939116369">
                <text:p>50.2939116369</text:p>
              </table:table-cell>
              <table:table-cell office:value-type="float" office:value="50.6423536322">
                <text:p>50.6423536322</text:p>
              </table:table-cell>
              <table:table-cell office:value-type="float" office:value="50.5156698678">
                <text:p>50.5156698678</text:p>
              </table:table-cell>
            </table:table-row>
            <table:table-row>
              <table:table-cell office:value-type="string">
                <text:p>arraycopy_29_23</text:p>
              </table:table-cell>
              <table:table-cell office:value-type="float" office:value="50.3726749972">
                <text:p>50.3726749972</text:p>
              </table:table-cell>
              <table:table-cell office:value-type="float" office:value="50.2946369941">
                <text:p>50.2946369941</text:p>
              </table:table-cell>
              <table:table-cell office:value-type="float" office:value="50.5687070377">
                <text:p>50.5687070377</text:p>
              </table:table-cell>
              <table:table-cell office:value-type="float" office:value="50.4607065746">
                <text:p>50.4607065746</text:p>
              </table:table-cell>
            </table:table-row>
            <table:table-row>
              <table:table-cell office:value-type="string">
                <text:p>arraycopy_29_29</text:p>
              </table:table-cell>
              <table:table-cell office:value-type="float" office:value="49.2614681023">
                <text:p>49.2614681023</text:p>
              </table:table-cell>
              <table:table-cell office:value-type="float" office:value="49.1977304421">
                <text:p>49.1977304421</text:p>
              </table:table-cell>
              <table:table-cell office:value-type="float" office:value="49.3792369047">
                <text:p>49.3792369047</text:p>
              </table:table-cell>
              <table:table-cell office:value-type="float" office:value="49.3116220133">
                <text:p>49.3116220133</text:p>
              </table:table-cell>
            </table:table-row>
            <table:table-row>
              <table:table-cell office:value-type="string">
                <text:p>arraycopy_29_3</text:p>
              </table:table-cell>
              <table:table-cell office:value-type="float" office:value="49.8204257977">
                <text:p>49.8204257977</text:p>
              </table:table-cell>
              <table:table-cell office:value-type="float" office:value="49.6886936845">
                <text:p>49.6886936845</text:p>
              </table:table-cell>
              <table:table-cell office:value-type="float" office:value="50.1451921459">
                <text:p>50.1451921459</text:p>
              </table:table-cell>
              <table:table-cell office:value-type="float" office:value="49.9815243491">
                <text:p>49.9815243491</text:p>
              </table:table-cell>
            </table:table-row>
            <table:table-row>
              <table:table-cell office:value-type="string">
                <text:p>arraycopy_29_31</text:p>
              </table:table-cell>
              <table:table-cell office:value-type="float" office:value="39.1635251802">
                <text:p>39.1635251802</text:p>
              </table:table-cell>
              <table:table-cell office:value-type="float" office:value="36.6747665256">
                <text:p>36.6747665256</text:p>
              </table:table-cell>
              <table:table-cell office:value-type="float" office:value="42.4480075706">
                <text:p>42.4480075706</text:p>
              </table:table-cell>
              <table:table-cell office:value-type="float" office:value="40.9000497349">
                <text:p>40.9000497349</text:p>
              </table:table-cell>
            </table:table-row>
            <table:table-row>
              <table:table-cell office:value-type="string">
                <text:p>arraycopy_29_5</text:p>
              </table:table-cell>
              <table:table-cell office:value-type="float" office:value="39.6553172835">
                <text:p>39.6553172835</text:p>
              </table:table-cell>
              <table:table-cell office:value-type="float" office:value="39.1756907322">
                <text:p>39.1756907322</text:p>
              </table:table-cell>
              <table:table-cell office:value-type="float" office:value="40.3256514972">
                <text:p>40.3256514972</text:p>
              </table:table-cell>
              <table:table-cell office:value-type="float" office:value="40.014462127">
                <text:p>40.014462127</text:p>
              </table:table-cell>
            </table:table-row>
            <table:table-row>
              <table:table-cell office:value-type="string">
                <text:p>arraycopy_29_7</text:p>
              </table:table-cell>
              <table:table-cell office:value-type="float" office:value="48.5346751575">
                <text:p>48.5346751575</text:p>
              </table:table-cell>
              <table:table-cell office:value-type="float" office:value="47.2252996691">
                <text:p>47.2252996691</text:p>
              </table:table-cell>
              <table:table-cell office:value-type="float" office:value="52.0960762105">
                <text:p>52.0960762105</text:p>
              </table:table-cell>
              <table:table-cell office:value-type="float" office:value="50.0468506028">
                <text:p>50.0468506028</text:p>
              </table:table-cell>
            </table:table-row>
            <table:table-row>
              <table:table-cell office:value-type="string">
                <text:p>arraycopy_31_0</text:p>
              </table:table-cell>
              <table:table-cell office:value-type="float" office:value="45.0165107256">
                <text:p>45.0165107256</text:p>
              </table:table-cell>
              <table:table-cell office:value-type="float" office:value="44.9830125348">
                <text:p>44.9830125348</text:p>
              </table:table-cell>
              <table:table-cell office:value-type="float" office:value="45.0764851643">
                <text:p>45.0764851643</text:p>
              </table:table-cell>
              <table:table-cell office:value-type="float" office:value="45.0491097863">
                <text:p>45.0491097863</text:p>
              </table:table-cell>
            </table:table-row>
            <table:table-row>
              <table:table-cell office:value-type="string">
                <text:p>arraycopy_31_1</text:p>
              </table:table-cell>
              <table:table-cell office:value-type="float" office:value="48.9398974185">
                <text:p>48.9398974185</text:p>
              </table:table-cell>
              <table:table-cell office:value-type="float" office:value="48.2131571203">
                <text:p>48.2131571203</text:p>
              </table:table-cell>
              <table:table-cell office:value-type="float" office:value="49.8978224249">
                <text:p>49.8978224249</text:p>
              </table:table-cell>
              <table:table-cell office:value-type="float" office:value="49.4461344554">
                <text:p>49.4461344554</text:p>
              </table:table-cell>
            </table:table-row>
            <table:table-row>
              <table:table-cell office:value-type="string">
                <text:p>arraycopy_31_13</text:p>
              </table:table-cell>
              <table:table-cell office:value-type="float" office:value="49.8703456455">
                <text:p>49.8703456455</text:p>
              </table:table-cell>
              <table:table-cell office:value-type="float" office:value="49.7143839432">
                <text:p>49.7143839432</text:p>
              </table:table-cell>
              <table:table-cell office:value-type="float" office:value="50.1274088101">
                <text:p>50.1274088101</text:p>
              </table:table-cell>
              <table:table-cell office:value-type="float" office:value="50.0006813173">
                <text:p>50.0006813173</text:p>
              </table:table-cell>
            </table:table-row>
            <table:table-row>
              <table:table-cell office:value-type="string">
                <text:p>arraycopy_31_19</text:p>
              </table:table-cell>
              <table:table-cell office:value-type="float" office:value="50.3884045987">
                <text:p>50.3884045987</text:p>
              </table:table-cell>
              <table:table-cell office:value-type="float" office:value="50.3188295076">
                <text:p>50.3188295076</text:p>
              </table:table-cell>
              <table:table-cell office:value-type="float" office:value="50.5458839235">
                <text:p>50.5458839235</text:p>
              </table:table-cell>
              <table:table-cell office:value-type="float" office:value="50.4649978349">
                <text:p>50.4649978349</text:p>
              </table:table-cell>
            </table:table-row>
            <table:table-row>
              <table:table-cell office:value-type="string">
                <text:p>arraycopy_31_23</text:p>
              </table:table-cell>
              <table:table-cell office:value-type="float" office:value="39.2569866207">
                <text:p>39.2569866207</text:p>
              </table:table-cell>
              <table:table-cell office:value-type="float" office:value="38.7581524918">
                <text:p>38.7581524918</text:p>
              </table:table-cell>
              <table:table-cell office:value-type="float" office:value="40.2195264051">
                <text:p>40.2195264051</text:p>
              </table:table-cell>
              <table:table-cell office:value-type="float" office:value="39.6380738081">
                <text:p>39.6380738081</text:p>
              </table:table-cell>
            </table:table-row>
            <table:table-row>
              <table:table-cell office:value-type="string">
                <text:p>arraycopy_31_29</text:p>
              </table:table-cell>
              <table:table-cell office:value-type="float" office:value="43.2444560052">
                <text:p>43.2444560052</text:p>
              </table:table-cell>
              <table:table-cell office:value-type="float" office:value="43.1677006582">
                <text:p>43.1677006582</text:p>
              </table:table-cell>
              <table:table-cell office:value-type="float" office:value="43.4514315725">
                <text:p>43.4514315725</text:p>
              </table:table-cell>
              <table:table-cell office:value-type="float" office:value="43.3347396572">
                <text:p>43.3347396572</text:p>
              </table:table-cell>
            </table:table-row>
            <table:table-row>
              <table:table-cell office:value-type="string">
                <text:p>arraycopy_31_3</text:p>
              </table:table-cell>
              <table:table-cell office:value-type="float" office:value="39.6362455786">
                <text:p>39.6362455786</text:p>
              </table:table-cell>
              <table:table-cell office:value-type="float" office:value="39.1551145485">
                <text:p>39.1551145485</text:p>
              </table:table-cell>
              <table:table-cell office:value-type="float" office:value="40.326034697">
                <text:p>40.326034697</text:p>
              </table:table-cell>
              <table:table-cell office:value-type="float" office:value="40.0095288379">
                <text:p>40.0095288379</text:p>
              </table:table-cell>
            </table:table-row>
            <table:table-row>
              <table:table-cell office:value-type="string">
                <text:p>arraycopy_31_31</text:p>
              </table:table-cell>
              <table:table-cell office:value-type="float" office:value="49.2883118712">
                <text:p>49.2883118712</text:p>
              </table:table-cell>
              <table:table-cell office:value-type="float" office:value="49.1772220995">
                <text:p>49.1772220995</text:p>
              </table:table-cell>
              <table:table-cell office:value-type="float" office:value="49.4645260663">
                <text:p>49.4645260663</text:p>
              </table:table-cell>
              <table:table-cell office:value-type="float" office:value="49.3802510802">
                <text:p>49.3802510802</text:p>
              </table:table-cell>
            </table:table-row>
            <table:table-row>
              <table:table-cell office:value-type="string">
                <text:p>arraycopy_31_5</text:p>
              </table:table-cell>
              <table:table-cell office:value-type="float" office:value="39.6658154594">
                <text:p>39.6658154594</text:p>
              </table:table-cell>
              <table:table-cell office:value-type="float" office:value="39.2163769939">
                <text:p>39.2163769939</text:p>
              </table:table-cell>
              <table:table-cell office:value-type="float" office:value="40.3688176073">
                <text:p>40.3688176073</text:p>
              </table:table-cell>
              <table:table-cell office:value-type="float" office:value="40.0506961626">
                <text:p>40.0506961626</text:p>
              </table:table-cell>
            </table:table-row>
            <table:table-row>
              <table:table-cell office:value-type="string">
                <text:p>arraycopy_31_7</text:p>
              </table:table-cell>
              <table:table-cell office:value-type="float" office:value="38.731806507">
                <text:p>38.731806507</text:p>
              </table:table-cell>
              <table:table-cell office:value-type="float" office:value="36.9169040861">
                <text:p>36.9169040861</text:p>
              </table:table-cell>
              <table:table-cell office:value-type="float" office:value="41.0783340996">
                <text:p>41.0783340996</text:p>
              </table:table-cell>
              <table:table-cell office:value-type="float" office:value="39.9633021716">
                <text:p>39.9633021716</text:p>
              </table:table-cell>
            </table:table-row>
            <table:table-row>
              <table:table-cell office:value-type="string">
                <text:p>arraycopy_3_0</text:p>
              </table:table-cell>
              <table:table-cell office:value-type="float" office:value="45.4481670567">
                <text:p>45.4481670567</text:p>
              </table:table-cell>
              <table:table-cell office:value-type="float" office:value="45.1277773645">
                <text:p>45.1277773645</text:p>
              </table:table-cell>
              <table:table-cell office:value-type="float" office:value="46.3057754596">
                <text:p>46.3057754596</text:p>
              </table:table-cell>
              <table:table-cell office:value-type="float" office:value="45.8146353057">
                <text:p>45.8146353057</text:p>
              </table:table-cell>
            </table:table-row>
            <table:table-row>
              <table:table-cell office:value-type="string">
                <text:p>arraycopy_3_1</text:p>
              </table:table-cell>
              <table:table-cell office:value-type="float" office:value="48.6806729582">
                <text:p>48.6806729582</text:p>
              </table:table-cell>
              <table:table-cell office:value-type="float" office:value="48.6769278578">
                <text:p>48.6769278578</text:p>
              </table:table-cell>
              <table:table-cell office:value-type="float" office:value="48.6878535726">
                <text:p>48.6878535726</text:p>
              </table:table-cell>
              <table:table-cell office:value-type="float" office:value="48.6844473787">
                <text:p>48.6844473787</text:p>
              </table:table-cell>
            </table:table-row>
            <table:table-row>
              <table:table-cell office:value-type="string">
                <text:p>arraycopy_3_13</text:p>
              </table:table-cell>
              <table:table-cell office:value-type="float" office:value="49.4517975835">
                <text:p>49.4517975835</text:p>
              </table:table-cell>
              <table:table-cell office:value-type="float" office:value="49.1442761938">
                <text:p>49.1442761938</text:p>
              </table:table-cell>
              <table:table-cell office:value-type="float" office:value="49.9994664451">
                <text:p>49.9994664451</text:p>
              </table:table-cell>
              <table:table-cell office:value-type="float" office:value="49.7273584516">
                <text:p>49.7273584516</text:p>
              </table:table-cell>
            </table:table-row>
            <table:table-row>
              <table:table-cell office:value-type="string">
                <text:p>arraycopy_3_19</text:p>
              </table:table-cell>
              <table:table-cell office:value-type="float" office:value="50.1869186828">
                <text:p>50.1869186828</text:p>
              </table:table-cell>
              <table:table-cell office:value-type="float" office:value="49.7110981128">
                <text:p>49.7110981128</text:p>
              </table:table-cell>
              <table:table-cell office:value-type="float" office:value="51.1597441649">
                <text:p>51.1597441649</text:p>
              </table:table-cell>
              <table:table-cell office:value-type="float" office:value="50.6733226519">
                <text:p>50.6733226519</text:p>
              </table:table-cell>
            </table:table-row>
            <table:table-row>
              <table:table-cell office:value-type="string">
                <text:p>arraycopy_3_23</text:p>
              </table:table-cell>
              <table:table-cell office:value-type="float" office:value="38.404116899">
                <text:p>38.404116899</text:p>
              </table:table-cell>
              <table:table-cell office:value-type="float" office:value="36.6449992654">
                <text:p>36.6449992654</text:p>
              </table:table-cell>
              <table:table-cell office:value-type="float" office:value="40.8507174948">
                <text:p>40.8507174948</text:p>
              </table:table-cell>
              <table:table-cell office:value-type="float" office:value="39.6818247217">
                <text:p>39.6818247217</text:p>
              </table:table-cell>
            </table:table-row>
            <table:table-row>
              <table:table-cell office:value-type="string">
                <text:p>arraycopy_3_29</text:p>
              </table:table-cell>
              <table:table-cell office:value-type="float" office:value="50.1130321962">
                <text:p>50.1130321962</text:p>
              </table:table-cell>
              <table:table-cell office:value-type="float" office:value="49.7891295963">
                <text:p>49.7891295963</text:p>
              </table:table-cell>
              <table:table-cell office:value-type="float" office:value="50.8035248505">
                <text:p>50.8035248505</text:p>
              </table:table-cell>
              <table:table-cell office:value-type="float" office:value="50.4153046177">
                <text:p>50.4153046177</text:p>
              </table:table-cell>
            </table:table-row>
            <table:table-row>
              <table:table-cell office:value-type="string">
                <text:p>arraycopy_3_3</text:p>
              </table:table-cell>
              <table:table-cell office:value-type="float" office:value="48.48467897">
                <text:p>48.48467897</text:p>
              </table:table-cell>
              <table:table-cell office:value-type="float" office:value="48.4590118829">
                <text:p>48.4590118829</text:p>
              </table:table-cell>
              <table:table-cell office:value-type="float" office:value="48.5399474326">
                <text:p>48.5399474326</text:p>
              </table:table-cell>
              <table:table-cell office:value-type="float" office:value="48.5126611713">
                <text:p>48.5126611713</text:p>
              </table:table-cell>
            </table:table-row>
            <table:table-row>
              <table:table-cell office:value-type="string">
                <text:p>arraycopy_3_31</text:p>
              </table:table-cell>
              <table:table-cell office:value-type="float" office:value="49.8432009823">
                <text:p>49.8432009823</text:p>
              </table:table-cell>
              <table:table-cell office:value-type="float" office:value="49.6951178212">
                <text:p>49.6951178212</text:p>
              </table:table-cell>
              <table:table-cell office:value-type="float" office:value="50.1552147129">
                <text:p>50.1552147129</text:p>
              </table:table-cell>
              <table:table-cell office:value-type="float" office:value="50.0051478367">
                <text:p>50.0051478367</text:p>
              </table:table-cell>
            </table:table-row>
            <table:table-row>
              <table:table-cell office:value-type="string">
                <text:p>arraycopy_3_5</text:p>
              </table:table-cell>
              <table:table-cell office:value-type="float" office:value="49.2455514977">
                <text:p>49.2455514977</text:p>
              </table:table-cell>
              <table:table-cell office:value-type="float" office:value="49.0725644456">
                <text:p>49.0725644456</text:p>
              </table:table-cell>
              <table:table-cell office:value-type="float" office:value="49.5548716399">
                <text:p>49.5548716399</text:p>
              </table:table-cell>
              <table:table-cell office:value-type="float" office:value="49.3995159753">
                <text:p>49.3995159753</text:p>
              </table:table-cell>
            </table:table-row>
            <table:table-row>
              <table:table-cell office:value-type="string">
                <text:p>arraycopy_3_7</text:p>
              </table:table-cell>
              <table:table-cell office:value-type="float" office:value="49.124743905">
                <text:p>49.124743905</text:p>
              </table:table-cell>
              <table:table-cell office:value-type="float" office:value="48.948279935">
                <text:p>48.948279935</text:p>
              </table:table-cell>
              <table:table-cell office:value-type="float" office:value="49.4269268774">
                <text:p>49.4269268774</text:p>
              </table:table-cell>
              <table:table-cell office:value-type="float" office:value="49.2821188409">
                <text:p>49.2821188409</text:p>
              </table:table-cell>
            </table:table-row>
            <table:table-row>
              <table:table-cell office:value-type="string">
                <text:p>arraycopy_5_0</text:p>
              </table:table-cell>
              <table:table-cell office:value-type="float" office:value="37.7343117404">
                <text:p>37.7343117404</text:p>
              </table:table-cell>
              <table:table-cell office:value-type="float" office:value="36.1419512101">
                <text:p>36.1419512101</text:p>
              </table:table-cell>
              <table:table-cell office:value-type="float" office:value="40.0676207704">
                <text:p>40.0676207704</text:p>
              </table:table-cell>
              <table:table-cell office:value-type="float" office:value="39.0012697607">
                <text:p>39.0012697607</text:p>
              </table:table-cell>
            </table:table-row>
            <table:table-row>
              <table:table-cell office:value-type="string">
                <text:p>arraycopy_5_1</text:p>
              </table:table-cell>
              <table:table-cell office:value-type="float" office:value="48.6820774903">
                <text:p>48.6820774903</text:p>
              </table:table-cell>
              <table:table-cell office:value-type="float" office:value="48.6767633695">
                <text:p>48.6767633695</text:p>
              </table:table-cell>
              <table:table-cell office:value-type="float" office:value="48.6925452635">
                <text:p>48.6925452635</text:p>
              </table:table-cell>
              <table:table-cell office:value-type="float" office:value="48.6871962395">
                <text:p>48.6871962395</text:p>
              </table:table-cell>
            </table:table-row>
            <table:table-row>
              <table:table-cell office:value-type="string">
                <text:p>arraycopy_5_13</text:p>
              </table:table-cell>
              <table:table-cell office:value-type="float" office:value="49.4070401502">
                <text:p>49.4070401502</text:p>
              </table:table-cell>
              <table:table-cell office:value-type="float" office:value="48.973017747">
                <text:p>48.973017747</text:p>
              </table:table-cell>
              <table:table-cell office:value-type="float" office:value="50.2107665766">
                <text:p>50.2107665766</text:p>
              </table:table-cell>
              <table:table-cell office:value-type="float" office:value="49.8129935459">
                <text:p>49.8129935459</text:p>
              </table:table-cell>
            </table:table-row>
            <table:table-row>
              <table:table-cell office:value-type="string">
                <text:p>arraycopy_5_19</text:p>
              </table:table-cell>
              <table:table-cell office:value-type="float" office:value="50.0555450667">
                <text:p>50.0555450667</text:p>
              </table:table-cell>
              <table:table-cell office:value-type="float" office:value="49.5906908895">
                <text:p>49.5906908895</text:p>
              </table:table-cell>
              <table:table-cell office:value-type="float" office:value="50.8492503931">
                <text:p>50.8492503931</text:p>
              </table:table-cell>
              <table:table-cell office:value-type="float" office:value="50.4541655681">
                <text:p>50.4541655681</text:p>
              </table:table-cell>
            </table:table-row>
            <table:table-row>
              <table:table-cell office:value-type="string">
                <text:p>arraycopy_5_23</text:p>
              </table:table-cell>
              <table:table-cell office:value-type="float" office:value="38.2769030145">
                <text:p>38.2769030145</text:p>
              </table:table-cell>
              <table:table-cell office:value-type="float" office:value="36.3683389834">
                <text:p>36.3683389834</text:p>
              </table:table-cell>
              <table:table-cell office:value-type="float" office:value="41.2467158954">
                <text:p>41.2467158954</text:p>
              </table:table-cell>
              <table:table-cell office:value-type="float" office:value="39.8780819017">
                <text:p>39.8780819017</text:p>
              </table:table-cell>
            </table:table-row>
            <table:table-row>
              <table:table-cell office:value-type="string">
                <text:p>arraycopy_5_29</text:p>
              </table:table-cell>
              <table:table-cell office:value-type="float" office:value="38.3144103298">
                <text:p>38.3144103298</text:p>
              </table:table-cell>
              <table:table-cell office:value-type="float" office:value="36.2127403674">
                <text:p>36.2127403674</text:p>
              </table:table-cell>
              <table:table-cell office:value-type="float" office:value="41.3606031594">
                <text:p>41.3606031594</text:p>
              </table:table-cell>
              <table:table-cell office:value-type="float" office:value="39.9438086615">
                <text:p>39.9438086615</text:p>
              </table:table-cell>
            </table:table-row>
            <table:table-row>
              <table:table-cell office:value-type="string">
                <text:p>arraycopy_5_3</text:p>
              </table:table-cell>
              <table:table-cell office:value-type="float" office:value="48.6753652502">
                <text:p>48.6753652502</text:p>
              </table:table-cell>
              <table:table-cell office:value-type="float" office:value="48.6646175939">
                <text:p>48.6646175939</text:p>
              </table:table-cell>
              <table:table-cell office:value-type="float" office:value="48.6938991185">
                <text:p>48.6938991185</text:p>
              </table:table-cell>
              <table:table-cell office:value-type="float" office:value="48.6834899659">
                <text:p>48.6834899659</text:p>
              </table:table-cell>
            </table:table-row>
            <table:table-row>
              <table:table-cell office:value-type="string">
                <text:p>arraycopy_5_31</text:p>
              </table:table-cell>
              <table:table-cell office:value-type="float" office:value="50.4315777642">
                <text:p>50.4315777642</text:p>
              </table:table-cell>
              <table:table-cell office:value-type="float" office:value="50.1853509319">
                <text:p>50.1853509319</text:p>
              </table:table-cell>
              <table:table-cell office:value-type="float" office:value="50.8663124829">
                <text:p>50.8663124829</text:p>
              </table:table-cell>
              <table:table-cell office:value-type="float" office:value="50.6711994637">
                <text:p>50.6711994637</text:p>
              </table:table-cell>
            </table:table-row>
            <table:table-row>
              <table:table-cell office:value-type="string">
                <text:p>arraycopy_5_5</text:p>
              </table:table-cell>
              <table:table-cell office:value-type="float" office:value="37.8509896925">
                <text:p>37.8509896925</text:p>
              </table:table-cell>
              <table:table-cell office:value-type="float" office:value="35.5266441146">
                <text:p>35.5266441146</text:p>
              </table:table-cell>
              <table:table-cell office:value-type="float" office:value="41.1138328258">
                <text:p>41.1138328258</text:p>
              </table:table-cell>
              <table:table-cell office:value-type="float" office:value="39.5688295296">
                <text:p>39.5688295296</text:p>
              </table:table-cell>
            </table:table-row>
            <table:table-row>
              <table:table-cell office:value-type="string">
                <text:p>arraycopy_5_7</text:p>
              </table:table-cell>
              <table:table-cell office:value-type="float" office:value="39.2570689791">
                <text:p>39.2570689791</text:p>
              </table:table-cell>
              <table:table-cell office:value-type="float" office:value="38.7063345366">
                <text:p>38.7063345366</text:p>
              </table:table-cell>
              <table:table-cell office:value-type="float" office:value="39.968749127">
                <text:p>39.968749127</text:p>
              </table:table-cell>
              <table:table-cell office:value-type="float" office:value="39.6305175381">
                <text:p>39.6305175381</text:p>
              </table:table-cell>
            </table:table-row>
            <table:table-row>
              <table:table-cell office:value-type="string">
                <text:p>arraycopy_7_0</text:p>
              </table:table-cell>
              <table:table-cell office:value-type="float" office:value="40.5245855232">
                <text:p>40.5245855232</text:p>
              </table:table-cell>
              <table:table-cell office:value-type="float" office:value="39.407579558">
                <text:p>39.407579558</text:p>
              </table:table-cell>
              <table:table-cell office:value-type="float" office:value="42.2774836532">
                <text:p>42.2774836532</text:p>
              </table:table-cell>
              <table:table-cell office:value-type="float" office:value="41.2469199746">
                <text:p>41.2469199746</text:p>
              </table:table-cell>
            </table:table-row>
            <table:table-row>
              <table:table-cell office:value-type="string">
                <text:p>arraycopy_7_1</text:p>
              </table:table-cell>
              <table:table-cell office:value-type="float" office:value="39.3236898614">
                <text:p>39.3236898614</text:p>
              </table:table-cell>
              <table:table-cell office:value-type="float" office:value="39.1569739813">
                <text:p>39.1569739813</text:p>
              </table:table-cell>
              <table:table-cell office:value-type="float" office:value="39.5456759213">
                <text:p>39.5456759213</text:p>
              </table:table-cell>
              <table:table-cell office:value-type="float" office:value="39.4413390135">
                <text:p>39.4413390135</text:p>
              </table:table-cell>
            </table:table-row>
            <table:table-row>
              <table:table-cell office:value-type="string">
                <text:p>arraycopy_7_13</text:p>
              </table:table-cell>
              <table:table-cell office:value-type="float" office:value="39.2606829186">
                <text:p>39.2606829186</text:p>
              </table:table-cell>
              <table:table-cell office:value-type="float" office:value="37.4374927136">
                <text:p>37.4374927136</text:p>
              </table:table-cell>
              <table:table-cell office:value-type="float" office:value="41.6563061068">
                <text:p>41.6563061068</text:p>
              </table:table-cell>
              <table:table-cell office:value-type="float" office:value="40.5213278544">
                <text:p>40.5213278544</text:p>
              </table:table-cell>
            </table:table-row>
            <table:table-row>
              <table:table-cell office:value-type="string">
                <text:p>arraycopy_7_19</text:p>
              </table:table-cell>
              <table:table-cell office:value-type="float" office:value="50.6078030647">
                <text:p>50.6078030647</text:p>
              </table:table-cell>
              <table:table-cell office:value-type="float" office:value="50.1714166079">
                <text:p>50.1714166079</text:p>
              </table:table-cell>
              <table:table-cell office:value-type="float" office:value="51.558776502">
                <text:p>51.558776502</text:p>
              </table:table-cell>
              <table:table-cell office:value-type="float" office:value="51.104343988">
                <text:p>51.104343988</text:p>
              </table:table-cell>
            </table:table-row>
            <table:table-row>
              <table:table-cell office:value-type="string">
                <text:p>arraycopy_7_23</text:p>
              </table:table-cell>
              <table:table-cell office:value-type="float" office:value="38.4240474442">
                <text:p>38.4240474442</text:p>
              </table:table-cell>
              <table:table-cell office:value-type="float" office:value="36.2546892504">
                <text:p>36.2546892504</text:p>
              </table:table-cell>
              <table:table-cell office:value-type="float" office:value="41.2121139691">
                <text:p>41.2121139691</text:p>
              </table:table-cell>
              <table:table-cell office:value-type="float" office:value="39.884287689">
                <text:p>39.884287689</text:p>
              </table:table-cell>
            </table:table-row>
            <table:table-row>
              <table:table-cell office:value-type="string">
                <text:p>arraycopy_7_29</text:p>
              </table:table-cell>
              <table:table-cell office:value-type="float" office:value="50.2318634525">
                <text:p>50.2318634525</text:p>
              </table:table-cell>
              <table:table-cell office:value-type="float" office:value="49.5353741167">
                <text:p>49.5353741167</text:p>
              </table:table-cell>
              <table:table-cell office:value-type="float" office:value="51.5551653553">
                <text:p>51.5551653553</text:p>
              </table:table-cell>
              <table:table-cell office:value-type="float" office:value="50.8708324684">
                <text:p>50.8708324684</text:p>
              </table:table-cell>
            </table:table-row>
            <table:table-row>
              <table:table-cell office:value-type="string">
                <text:p>arraycopy_7_3</text:p>
              </table:table-cell>
              <table:table-cell office:value-type="float" office:value="48.6815225956">
                <text:p>48.6815225956</text:p>
              </table:table-cell>
              <table:table-cell office:value-type="float" office:value="48.6757178055">
                <text:p>48.6757178055</text:p>
              </table:table-cell>
              <table:table-cell office:value-type="float" office:value="48.6922988723">
                <text:p>48.6922988723</text:p>
              </table:table-cell>
              <table:table-cell office:value-type="float" office:value="48.6860070195">
                <text:p>48.6860070195</text:p>
              </table:table-cell>
            </table:table-row>
            <table:table-row>
              <table:table-cell office:value-type="string">
                <text:p>arraycopy_7_31</text:p>
              </table:table-cell>
              <table:table-cell office:value-type="float" office:value="50.327985068">
                <text:p>50.327985068</text:p>
              </table:table-cell>
              <table:table-cell office:value-type="float" office:value="49.9319540206">
                <text:p>49.9319540206</text:p>
              </table:table-cell>
              <table:table-cell office:value-type="float" office:value="51.035863536">
                <text:p>51.035863536</text:p>
              </table:table-cell>
              <table:table-cell office:value-type="float" office:value="50.6390590239">
                <text:p>50.6390590239</text:p>
              </table:table-cell>
            </table:table-row>
            <table:table-row>
              <table:table-cell office:value-type="string">
                <text:p>arraycopy_7_5</text:p>
              </table:table-cell>
              <table:table-cell office:value-type="float" office:value="48.6825030708">
                <text:p>48.6825030708</text:p>
              </table:table-cell>
              <table:table-cell office:value-type="float" office:value="48.6715898757">
                <text:p>48.6715898757</text:p>
              </table:table-cell>
              <table:table-cell office:value-type="float" office:value="48.7011853508">
                <text:p>48.7011853508</text:p>
              </table:table-cell>
              <table:table-cell office:value-type="float" office:value="48.6916848428">
                <text:p>48.6916848428</text:p>
              </table:table-cell>
            </table:table-row>
            <table:table-row>
              <table:table-cell office:value-type="string">
                <text:p>arraycopy_7_7</text:p>
              </table:table-cell>
              <table:table-cell office:value-type="float" office:value="48.5194822446">
                <text:p>48.5194822446</text:p>
              </table:table-cell>
              <table:table-cell office:value-type="float" office:value="48.2121617646">
                <text:p>48.2121617646</text:p>
              </table:table-cell>
              <table:table-cell office:value-type="float" office:value="48.9284077623">
                <text:p>48.9284077623</text:p>
              </table:table-cell>
              <table:table-cell office:value-type="float" office:value="48.7363132622">
                <text:p>48.7363132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